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rial Unicode MS" svg:font-family="Arial Unicode M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fo:background-color="#868686"/>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Times" fo:font-size="12.0pt" fo:color="#0000e9" fo:background-color="#e0e0e0"/>
    </style:style>
    <style:style style:name="P10" style:family="paragraph" style:parent-style-name="Standard">
      <style:paragraph-properties fo:margin-bottom="0.1667in"/>
      <style:text-properties style:font-name="Times" fo:font-size="12.0pt" fo:color="#0000e9" fo:background-color="#ececec"/>
    </style:style>
    <style:style style:name="P11" style:family="paragraph" style:parent-style-name="Standard">
      <style:paragraph-properties fo:margin-bottom="0.1667in"/>
      <style:text-properties style:font-name="LiSong Pro Light"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Apple Color Emoji"/>
    </style:style>
    <style:style style:name="T3" style:family="text">
      <style:text-properties style:font-name="Times" fo:font-style="italic" fo:font-style-asian="italic" fo:font-style-complex="italic"/>
    </style:style>
    <style:style style:name="T4" style:family="text">
      <style:text-properties style:font-name="Arial Unicode MS"/>
    </style:style>
    <style:style style:name="T5" style:family="text">
      <style:text-properties fo:font-style="italic" fo:font-style-asian="italic" fo:font-style-complex="italic"/>
    </style:style>
    <style:style style:name="T6" style:family="text">
      <style:text-properties style:font-name="Heiti TC Light"/>
    </style:style>
    <style:style style:name="T7" style:family="text">
      <style:text-properties style:font-name="Times"/>
    </style:style>
    <style:style style:name="T8" style:family="text">
      <style:text-properties style:font-name="LiSong Pro Light"/>
    </style:style>
    <style:style style:name="T9" style:family="text">
      <style:text-properties style:font-name="LiSong Pro Light" fo:color="#000000"/>
    </style:style>
    <style:style style:name="T10" style:family="text">
      <style:text-properties fo:color="#000000"/>
    </style:style>
    <style:style style:name="T11" style:family="text">
      <style:text-properties style:font-name="STSong" fo:color="#000000"/>
    </style:style>
    <style:style style:name="T12" style:family="text">
      <style:text-properties style:font-name="STSong"/>
    </style:style>
    <style:style style:name="T13" style:family="text">
      <style:text-properties fo:font-style="italic" fo:font-style-asian="italic" fo:font-style-complex="italic" fo:color="#0000e9"/>
    </style:style>
    <style:style style:name="T14" style:family="text">
      <style:text-properties fo:color="#0000e9"/>
    </style:style>
    <style:style style:name="T15" style:family="text">
      <style:text-properties style:font-name="LiSong Pro Light" fo:color="#0000e9"/>
    </style:style>
    <style:style style:name="T16"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許世勤   |  2022.04.01 09:41   |   <text:a xlink:type="simple" xlink:href="http://palinfo.habago.org/Entry?Command=Information_PrintForum&amp;#FORUM42175"><text:span text:style-name="T1">#</text:span></text:a></text:p>
      <text:p text:style-name="P3">俄羅斯方面指稱，烏克蘭緊鄰白俄羅斯邊境的生物實驗室，一直在進行如何利用無人機散布生物戰劑的研究。該研究甚至有美國國防威脅應對機構DTRA與烏方簽署的合約，光是一間實驗室就有美國防部一年投入超過三千萬美元的預算。如果為了應對國防「威脅」，應該是投入研究如何「防範」，這種研究如何散布生物戰劑的研究，更像是一種製造威脅的舉動。可見美國以「安全」為名，卻在世界各地不斷製造危險。 <text:line-break/><text:line-break/>2018年的時候，俄羅斯質問美國關於美國專利編號第8967029號(US patent, No. 8967029)用以散布可經由空氣傳播致病原的「技術」。要注意的是，這項技術專利的目的是「散播」疾病，並不是「預防」或「治療」。關於俄羅斯的質問，美方的回答是承認這一項專利的存在，但也強調這項技術並不違反關於禁止化學及生物戰劑的條約。至於是基於什麼理由沒有違反條約，美方並未具體說明。顯然，美國在遇到明顯理虧的質疑時，一向是靠躲、閃、飄，打迷糊仗。美國的政治就是一層又一層的欺騙，美國人民其實也是受害者。</text:p>
      <text:p text:style-name="P2">jackie   |  2022.04.01 08:14   |   <text:a xlink:type="simple" xlink:href="http://palinfo.habago.org/Entry?Command=Information_PrintForum&amp;#FORUM42174"><text:span text:style-name="T1">#</text:span></text:a></text:p>
      <text:p text:style-name="P4">&gt;&gt;&gt; 施打疫苗會抑制先天免疫反應，⋯，不知道有沒有這一類的paper可以參考？ <text:line-break/><text:line-break/>https://wleemc.pixnet.net/blog/post/121344170 <text:line-break/><text:line-break/>奈及利亞是非洲經濟最好的國家，人口兩億，GDP排名25與台灣24相當，疫苗接種一劑10.2%，兩劑4.6%，你搜尋 "奈及利亞 新冠 確診" 會發現今年2-3月沒有Omicron peak。 <text:line-break/><text:line-break/><text:line-break/>如果對這方面議題有疑問的話，可以直接去請教李教授會比較快，畢竟醫學、生化等並不是我的專業，我看李教授的文章，是當作科普文章來看，自己也沒深入研究過免疫學、分子生化學相關的知識！</text:p>
      <text:p text:style-name="P2">jackie   |  2022.04.01 08:05   |   <text:a xlink:type="simple" xlink:href="http://palinfo.habago.org/Entry?Command=Information_PrintForum&amp;#FORUM42173"><text:span text:style-name="T1">#</text:span></text:a></text:p>
      <text:p text:style-name="P3"><text:span text:style-name="T2">🔴</text:span>美媒证实：邮件显示亨特·拜登曾协助资助乌克兰生物实验室 <text:line-break/>2022／03／28 16:10 环球时报新媒体 <text:line-break/><text:line-break/>据《纽约邮报》26日报道，电子邮件显示，俄罗斯方面所称的美国总统拜登的儿子亨特·拜登“曾经资助位于乌克兰的生物实验室”是基于事实的。 <text:line-break/><text:line-break/>报道提到，《纽约邮报》曾在2020年10月独家报道了亨特·拜登一个笔记本电脑上的一系列电子邮件，发现他在帮助加州一名国防承包商分析在乌克兰生物实验室研究的致命疾病和生物武器方面发挥了作用。 <text:line-break/><text:line-break/>据俄媒此前报道，俄罗斯国防部发言人伊戈尔·科纳申科夫（Igor Konashenkov）于3月6日表示，在俄罗斯的军事行动开始后，乌克兰当局已接到指示，要彻底销毁与五角大楼资助的在乌克兰的生物战项目有关的证据。 <text:line-break/><text:line-break/>科纳申科夫还公布了乌克兰生物实验室雇员提供的文件摘录，这些文件涉及乌克兰卫生部长维克多·利亚申科（Viktor Liashko）2月24日的一封信，信中命令销毁炭疽、鼠疫、土拉菌病、霍乱和其他致命病原体。科纳申科夫说:“这些文件证实，在靠近俄罗斯领土的乌克兰生物实验室，正在进行生物武器的开发。” <text:line-break/><text:line-break/>美国副国务卿维多利亚·纽兰（Victoria Nuland）随后于3月8日在参议院外交关系委员会的听证会上作证时承认，华盛顿一直在努力确保在乌克兰生物实验室中保存的“材料”不会落入俄罗斯军方手中。 <text:line-break/><text:line-break/>俄军辐射、化学和生物防护部队司令基里洛夫在3月24日发布新闻公告称，由美国总统拜登之子亨特·拜登领导的名为“罗斯蒙特·塞尼卡”的投资基金参与资助了乌克兰生物实验室。 <text:line-break/><text:line-break/>此外塔斯社报道称，俄罗斯国家杜马议长维亚切斯拉夫·沃罗金（Vyacheslav Volodin）还表示:“美国总统乔·拜登本人参与了乌克兰生物实验室的创建。” <text:line-break/><text:line-break/>“由他的儿子亨特·拜登运营的一个投资基金，资助了美军生物项目的研究。很明显，乔·拜登作为亨特·拜登的父亲和美国国家元首，知晓这一活动。”沃罗金说，并要求美国国会进行调查、白宫作出解释。 <text:line-break/><text:line-break/>美国情报官员早些时候驳斥了俄方这一说法，并解释说，乌克兰致力于病原体研究的生物实验室并不是秘密，并公开接受了华盛顿的资助。 <text:line-break/><text:line-break/>然而，由《纽约邮报》最先获得，由英国《每日邮报》上周五率先报道的这些电子邮件显示，俄罗斯方面有关亨特的投资基金参与为乌克兰生物实验室项目筹集资金的最新说法是准确的。这些电子邮件来自亨特2019年4月遗弃在新泽西州维修店的一台笔记本电脑。 <text:line-break/><text:line-break/>根据内容涉及亨特商业活动的这些电子邮件，“罗斯蒙特·塞尼卡”投资基金（Rosemont Seneca Technology Partners）向旧金山病原体研究公司Metabiota投资了50万美元，并通过高盛等公司另外筹集了数百万美元。 <text:line-break/><text:line-break/>2014年4月，Metabiota公司副总裁玛丽·古提里（Mary Guttieri）发邮件给亨特:“正如承诺的那样，我已经准备了附件备忘录，其中概述了Metabiota、我们在乌克兰的参与，以及我们如何利用我们的团队、网络和概念，维护乌克兰的文化和经济独立于俄罗斯，并继续融入西方社会。” <text:line-break/><text:line-break/>Metabiota公司承接了美国军事承包商Black &amp;; Veatch的分包合同，该承包商在2010年受美国政府委托，在敖德萨建立一个实验室，旨在“加强政府现有的监测系统，以发现、报告和应对生物恐怖袭击和潜在的流行病。” <text:line-break/><text:line-break/>美国政府财政支出记录显示，2014年晚些时候，美国向Metabiota公司拨款2390万美元，其中30万7091美元用于“乌克兰研究项目”。 <text:line-break/><text:line-break/>电子邮件显示，亨特还向投资者吹嘘，他的公司为Metabiota筹措了资金，并帮助它“获得了新客户”，包括“政府机构”。（编辑：ZLQ） <text:a xlink:type="simple" xlink:href="https://tinyurl.com/2kdbbm22"><text:span text:style-name="T3">https://tinyurl.com/2kdbbm22</text:span></text:a><text:s/><text:line-break/><text:line-break/><text:line-break/><text:line-break/><text:span text:style-name="T2">🔴</text:span>西方媒體爆料：拜登兒子介入生物武器實驗室 <text:line-break/><text:a xlink:type="simple" xlink:href="https://youtu.be/mDqJPzpgwRw"><text:span text:style-name="T3">https://youtu.be/mDqJPzpgwRw</text:span></text:a><text:s/><text:line-break/><text:line-break/><text:span text:style-name="T2">🔴</text:span>22.03.31'【兩岸毅忠】1、震撼彈，英國每日郵報爆料，拜登兒子亨特介入生化武器實驗室。2、烏克蘭戰爭最新發展？邱毅獨家解析！ 3、美國民主基金會的頭頭來台灣，又在密謀什麼顏色革命的大行動？ <text:line-break/><text:a xlink:type="simple" xlink:href="https://youtu.be/qaJewPNd6Bw"><text:span text:style-name="T3">https://youtu.be/qaJewPNd6Bw</text:span></text:a><text:s/><text:line-break/><text:line-break/><text:span text:style-name="T2">🔴</text:span><text:a xlink:type="simple" xlink:href="https://tw.stock.yahoo.com/news/%E9%BB%9E%E5%90%8D%E6%8B%9C%E7%99%BB%E4%B9%8B%E5%AD%90-%E4%BF%84%E5%9C%8B%E9%98%B2%E9%83%A8-%E7%BE%8E%E5%9C%A8%E7%83%8F%E5%85%8B%E8%98%AD%E7%94%9F%E7%89%A9%E8%BB%8D%E4%BA%8B%E6%B4%BB%E5%8B%95%E8%B3%87%E5%8A%A9%E8%80%85%E6%9C%89%E4%BB%96-053141248.htmlhttps://tw.stock.yahoo.com/news/%E9%BB%9E%E5%90%8D%E6%8B%9C%E7%99%BB%E4%B9%8B%E5%AD%90-%E4%BF%84%E5%9C%8B%E9%98%B2%E9%83%A8-%E7%BE%8E%E5%9C%A8%E7%83%8F%E5%85%8B%E8%98%AD%E7%94%9F%E7%89%A9%E8%BB%8D%E4%BA%8B%E6%B4%BB%E5%8B%95%E8%B3%87%E5%8A%A9%E8%80%85%E6%9C%89%E4%BB%96-053141248.html">https://tw.stock.yahoo.com/news/點名拜登之子-俄國防部-美在烏克蘭生物軍事活動資助者有他-053141248.html</text:a><text:s/><text:line-break/><text:line-break/><text:span text:style-name="T2">🔴</text:span><text:a xlink:type="simple" xlink:href="https://www.hk01.com/%E5%8D%B3%E6%99%82%E5%9C%8B%E9%9A%9B/751186/%E4%BF%84%E7%BE%85%E6%96%AF%E5%9C%8B%E9%98%B2%E9%83%A8-%E7%BE%8E%E5%9C%8B%E5%9C%A8%E7%83%8F%E5%85%8B%E8%98%AD%E7%94%9F%E7%89%A9%E8%BB%8D%E4%BA%8B%E6%B4%BB%E5%8B%95%E8%B3%87%E5%8A%A9%E8%80%85%E8%88%87%E6%8B%9C%E7%99%BB%E4%B9%8B%E5%AD%90%E6%9C%89%E9%97%9C">俄羅斯國防部：美國在烏克蘭生物軍事活動資助者與拜登之子有關 <text:line-break/>https://www.hk01.com/即時國際/751186/俄羅斯國防部-美國在烏克蘭生物軍事活動資助者與拜登之子有關</text:a><text:s/><text:line-break/><text:line-break/></text:p>
      <text:p text:style-name="P2">陳真   |  2022.04.01 01:56   |   <text:a xlink:type="simple" xlink:href="http://palinfo.habago.org/Entry?Command=Information_PrintForum&amp;#FORUM42172"><text:span text:style-name="T1">#</text:span></text:a></text:p>
      <text:p text:style-name="P4">政治有何存在價值？ <text:line-break/><text:line-break/>陳真 <text:line-break/><text:line-break/>2022. 04. 01. <text:line-break/><text:line-break/><text:line-break/>別人對我怎麼描述，我一無所知，我也不想知道，因為我不相信人們對我會有適當的評價。以台灣人熱衷島內藍綠政治的性格，我用肚臍想大概也能猜出人們會以一種什麼方式理解我，一定會扯上民進黨或扯上政治對不對？對此我有說不出來的厭惡與反感。政治說一千次一萬次其實都還是一樣，它不過就是讓人們可以好好過生活。特別是那些根本無法為自己發聲者，例如兒童，他們的一切，更應擺在所謂政治的首位。 <text:line-break/><text:line-break/>就島內來講，甚至島外也一樣，我不想假裝謙虛，我想我可以無愧地自稱是兒童人權與兒童福利的先驅。我曾經以為，成功不必在我，只要改朝換代，島內兒童就會受到最好、最優先的待遇。我真沒想到，三十幾年來，付出那麼大的個人痛苦代價，到頭來，兒童卻依然處於政治最無關痛癢的小角落，而非核心第一優先的地位；兒童相關權力業務，變成一種政治酬庸，一種虛應故事的官僚體制。尤有甚者，兒童非但沒有成為政治的核心，反而成為官僚政治的犧牲品。 <text:line-break/><text:line-break/>我更沒想到的是，三、四十年前，我只是一個窮到三餐不繼的大學生，都能夠為廣大的各種弱勢兒童發聲，甚至傳揚國際，為國際兒童人權做出貢獻，並且獲得來自海內外各界的強烈支持，迫使掌權者必須做出回應與改變。三、四十年後，我卻反而連一點點最起碼的自家小孩之免於遭受百般刁難的基本權益都無法保障，只能任人宰割，作威作福，幾年來每天忍受來自官僚體系以及所謂兒福團體的百般刁難與折磨，惡劣至極。 <text:line-break/><text:line-break/>我不得不一竿子打翻一船人，因為事實就是如此，除了惡劣顢頇至極的官僚體系外，所有島內所謂兒福團體，根本統統都是混蛋王八蛋。我指的就是所有團體，無一例外。 <text:line-break/><text:line-break/>我始終很尊敬陳菊，至今依然。但是，因為政治上的對立，讓我不想再跟過去的所有美麗島前輩們連繫。但是，實在受不了長達六、七年、來自他媽的所謂兒福團體與官僚體系的百般刁難與虐待，我最近被迫找出陳菊的私人手機，跟她連絡上。她立即做出回應。如我所料，光憑她一句話，他媽的所有刁難竟然瞬間消失得無影無蹤，消失得彷彿根本不曾存在過。這樣一種人治，就是我們過去付出個人慘烈痛苦代價所要追求的政治理想嗎？ <text:line-break/><text:line-break/>剛剛看到底下這新聞，讓我滿腔怒火。他媽的這些混蛋法官，把一個被社會逼到牆角、哀哀無告的可憐母親，竟然說成 "泯滅人性"，甚至一度還要把她槍斃。他媽的，我看這種泯滅人性的恐龍法官才應該槍斃，負責兒童業務的官方機構之主其事者也該槍斃！包括官方機構或所謂兒福團體底下的許多社工或辦事人員，以及他媽的作威作福為所欲為的所謂兒福團體，一樣都該槍斃。這些人的心裏頭根本沒有兒童，沒有憐憫，沒有想過哀哀無告者的痛苦。 <text:line-break/><text:line-break/>一種根本無視於弱勢者的政治或政權，有何存在價值？ <text:line-break/><text:line-break/>===================== <text:line-break/>單親媽勒斃子女一度判死 改處無期徒刑定讞 <text:line-break/><text:line-break/>The Central News Agency 中央通訊社 <text:line-break/><text:line-break/>2022年3月31日 <text:line-break/><text:line-break/>（中央社記者蕭博文台北31日電）吳姓單親媽媽勒死一對年幼子女，一審判處死刑，二審高院認為吳女仍有復歸的正向期待，改判無期徒刑；最高法院今天駁回吳女的上訴，全案定讞。 <text:line-break/><text:line-break/>新北地檢署起訴指控，吳姓女子離婚後獨自扶養6歲兒子、7歲女兒，民國109年間因經濟困窘，又與兄、嫂爭執，帶小姊弟投宿旅館，在旅館內下藥迷昏小姊弟後勒斃，吳女則輕生獲救。 <text:line-break/><text:line-break/>一審新北地方法院認為，吳女僅因一時生活不順遂，無視子女對母親孺慕之情深厚，不顧子女哭泣反抗，斷然片面決定結束小姊弟生命，異常殘忍、冷血，極端惡劣，嚴重扭曲人類存在基本價值。 <text:line-break/><text:line-break/>一審認為，吳女輕賤子女生命，顯露極自大、自我、自私與無知性格，事後毫無悔意，極端惡劣、泯滅人性，依殺人罪判處死刑。 <text:line-break/><text:line-break/>吳女提起上訴，二審由台灣高等法院審理。吳女庭上多次流淚、坦承殺害2名小孩，並表示這幾年她寧可餓肚子，也不會讓孩子餓肚子，作為母親這7年來，不敢說是100分，但自認是99分媽媽，敗在自己承受不了經濟、家庭、感情的壓力。 <text:line-break/><text:line-break/>二審審理後認為，量刑鑑定結果顯示吳女行為時受憂鬱症所苦，承受極大心理壓力；吳女犯後深表後悔，在獄中努力學習，對未來仍有高度期待，讓吳女接受治療、緩解病情，重新架構自我信念，即有復歸的正向期待。 <text:line-break/><text:line-break/>二審指出，自吳女案發後的心理衡鑑與晤談，可見其人格、心理固有重大缺失，但未見有泯滅人性之反社會人格。 <text:line-break/><text:line-break/>二審認為，吳女所為已嚴重違反兒童權利公約施行法所揭示兒童權利應予保護的規範，也符合公民與政治權利國際公約及經濟社會文化權利國際公約施行法中所規定的「情節最重大之罪」，但尚無與社會永久隔離的必要，改判無期徒刑，褫奪公權終身。 <text:line-break/><text:line-break/>吳女提起上訴，最高法院認為二審判決並無違誤，今天駁回上訴定讞。（編輯：張銘坤）1110331</text:p>
      <text:p text:style-name="P2">怡靜   |  2022.03.31 22:00   |   <text:a xlink:type="simple" xlink:href="http://palinfo.habago.org/Entry?Command=Information_PrintForum&amp;#FORUM42171"><text:span text:style-name="T1">#</text:span></text:a></text:p>
      <text:p text:style-name="P3">來自對俄羅斯國民衛隊亞歷山大·傑尼索夫上校的采訪，他曾是俄聯邦內務部內衛部隊捷爾任斯基獨立作戰任務師的副師長。參加過兩次車臣戰爭和多次北高加索反恐行動。 <text:line-break/><text:line-break/>——我在戰爭中度過了很多年，但這次特殊軍事行動中的敵人讓我感到驚訝和驚訝。 <text:line-break/>- 為什麽？ <text:line-break/>——他們對自己的人民冷酷無情。 <text:line-break/><text:line-break/><text:line-break/>早先在俄羅斯宣布開放人道走廊讓平民撤離時，我在網上看到一些當地人傳出的消息是，烏軍在城市通外的道路上佈滿地雷，阻止平民百姓離開，後來相關的新聞並沒有繼續追蹤，也沒有人談論了。 <text:line-break/>一直到昨天看Patrick Lancaster的一支影片，隨行的DPR民兵，指出路旁一台廢棄的車子裡就有一枚地雷。 <text:line-break/><text:line-break/>今天看到這個影片，我心裡真的是千百頭草泥馬飛過，是什麼樣的政權會如此對待自己的百姓？ <text:line-break/><text:line-break/>這條路是基輔通往波蘭華沙的道路，這些是TM-62M反坦克地雷 <text:line-break/>，由基輔納粹政權設立的“撤離通道”。（當然，西方主流媒體肯定要說這是俄軍設立的) <text:line-break/><text:line-break/><text:a xlink:type="simple" xlink:href="https://t.me/vicktop55/2623"><text:span text:style-name="T3">https://t.me/vicktop55/2623</text:span></text:a><text:s/><text:line-break/><text:line-break/>這條推特也刊載了同樣的影片，但被推特官方限流了，你得有註冊推特才能看。 <text:line-break/><text:a xlink:type="simple" xlink:href="https://twitter.com/gbazov/status/1509303237446451203"><text:span text:style-name="T3">https://twitter.com/gbazov/status/1509303237446451203</text:span></text:a><text:s/><text:line-break/><text:line-break/><text:line-break/>3/30日 頓內次克(Donetsk) 地區的Kirovsky遭到烏軍砲火攻擊， <text:line-break/>華麗轉身，美國紐約郵報(NY Post) 馬上截圖說這是俄軍的攻擊。 <text:line-break/><text:line-break/><text:a xlink:type="simple" xlink:href="https://twitter.com/Vick_top55/status/1509490774827798535"><text:span text:style-name="T3">https://twitter.com/Vick_top55/status/1509490774827798535</text:span></text:a><text:s/><text:line-break/><text:line-break/><text:line-break/>最後再送上一個片段，你不必懂阿拉伯語，這是半島電視台的報導，但請一定要看到影片最後。 <text:line-break/><text:line-break/><text:a xlink:type="simple" xlink:href="https://twitter.com/realGonzaloLira/status/1509464729286291459"><text:span text:style-name="T3">https://twitter.com/realGonzaloLira/status/1509464729286291459</text:span></text:a><text:s/><text:line-break/><text:line-break/>當然如果你英文還可以，看這條推下方的網友留言，你可以知道這是怎麼一回事。 <text:line-break/><text:line-break/><text:line-break/><text:line-break/><text:line-break/></text:p>
      <text:p text:style-name="P2">許世勤   |  2022.03.31 17:34   |   <text:a xlink:type="simple" xlink:href="http://palinfo.habago.org/Entry?Command=Information_PrintForum&amp;#FORUM42170"><text:span text:style-name="T1">#</text:span></text:a></text:p>
      <text:p text:style-name="P4">阻斷endosome的酸化以阻止病毒核酸釋放的概念，類似的應用最早期是hydroxychloroquine (HCQ)，也就是由前任美國大總統川普特別推薦，他口中的"game changer"，但是他的支持者聽從他的話語，結果吃死人...HCQ在後來測試的結果，並不能真正有效完成對COVID-19的治療。其後還有林林總總的各類小分子藥物，主要是一些FDA已經認證過的「老藥新用」，可惜目前還沒有令人振奮的進展。關於Nexium這個用來治療腸胃疾病的藥物的療效，目前也只能持保留態度。 <text:line-break/><text:line-break/>至於施打疫苗會抑制先天免疫反應，這個我就孤陋寡聞。一般來說，疫苗中的佐劑成分，目的便是用來激發先天免疫。我的免疫學沒有學得很好，不知道有沒有這一類的paper可以參考？</text:p>
      <text:p text:style-name="P2">jackie   |  2022.03.31 15:17   |   <text:a xlink:type="simple" xlink:href="http://palinfo.habago.org/Entry?Command=Information_PrintForum&amp;#FORUM42169"><text:span text:style-name="T1">#</text:span></text:a></text:p>
      <text:p text:style-name="P3">其實只要按李教授所建議的方式，不用打疫苗也可把病毒攔截於上呼吸道： <text:line-break/><text:line-break/>病毒以Endocytosis進入細胞，在Endosome經過V-ATPase酸化(打進H+)，病毒蛋白才會散開，把RNA釋入Cytosol。Nexium 可抑制Endosome V-ATPase，即抑制酸化，病毒RNA無法釋出，整個病毒顆粒會被帶進Lysosome分解。 <text:line-break/><text:line-break/>如果你免疫系統正常，感染初期，病毒只在局部，Nexium + Erythromycin吃三天就好。如果你有慢性病，可以吃七天。（孕婦、嬰幼兒不宜服用⋯） <text:line-break/><text:line-break/><text:line-break/>依據李教授的說法，如果體內本來沒有 T-cell ，就算打疫苗也生不出來⋯，華人（亞裔）人種對於新冠病毒，有 99.99 ％以上的人其免疫系統可以識別 civid-19 病毒，可以在上呼吸道，T-cell 就可以把病毒攔截在上呼吸道，如果感染病毒，只會引起人體免疫系統的局部免疫反應，島內目前所引進的疫苗，都無法生出T-cell ，打疫苗不但沒有效用，只會更容易破壞身體的免疫平衡⋯，會造成立及危害就是這些 0.01%的人天生的免疫細胞無法識別新冠病毒，打疫苗也無法把這些免疫細胞生出來⋯， <text:line-break/><text:line-break/>而且李教授已經在「<text:span text:style-name="T2">🔵</text:span>Nexium + Erythromycin病例分享：<text:a xlink:type="simple" xlink:href="https://tinyurl.com/y39nd33u"><text:span text:style-name="T3">https://tinyurl.com/y39nd33u</text:span></text:a><text:s/>」提出替代方案，可以參考問與答 #72 的實際案例⋯，供大家參考！ <text:line-break/><text:line-break/><text:line-break/>李偉平教授在其部落格已經重複多次：疫苗打愈多，愈容易造成病毒突變⋯ <text:line-break/><text:line-break/>───────────────────────── <text:line-break/><text:line-break/>訪客 於 2022/03/31 11:03 <text:line-break/>版主好! <text:line-break/><text:line-break/>在微博上看到一篇文章，作者背景"HIV &amp;; COVID-19 viral immunologist in SF. Former postdoc fellow at NIH and Harvard. Empower the public with scientific data and hard evidence. Views are my own."。 <text:line-break/><text:line-break/>以下是他關於Ba.2的文章，也想請問版主的看法，謝謝! <text:line-break/>--文章轉貼-- <text:line-break/>我理解更多人关心政策，因为我一讨论病毒学许多人就用政策回应我，但从病毒学和流行病学角度考虑，Omicron BA.2（奥米克戎）已经不是同一种病毒了，这对于所有处于疫情之中的大众而言，都是个关键信息。知己知彼，百战不殆。忽视病毒的本身属性的防疫战斗是盲目的。 <text:line-break/><text:line-break/>我从11月底开始研究Omicron病毒学和免疫学，已经研究了整整4个月，我还转评了几百篇Omicron的顶级期刊文献。虽然从病毒学分类角度这么说不严谨，毕竟目前的5种VOC突变株都是SARS-CoV-2 B.1谱系病毒，但我们从实验设计角度都认为Omicron这个病毒和其他SARS-CoV-2已经完全不是同一种病毒，因为它的病毒特性尤其决定其感染和传播能力的S蛋白特征、血清学特征及免疫逃逸、传播能力、致病性、临床表现和流行病学特征已经和2020年初武汉流行的新型冠状病毒SARS-CoV-2野生型完全不同了。 <text:line-break/><text:line-break/>就像我上条微博中说的，Sutter Health估计Omicron传播系数R0=7.0，因而推算出BA.2的R0高达9.1，而野生型R0=2.79。R0=9.1意味着在无防疫措施的情况下，一个人可以传播给9个人，结合潜伏期3天，倍增时间（doubling time）2-3.3天，因此无疫情防控措施该突变株可见指数型增长。但目前上海和全国的增长被没有呈现指数型增长，说明在防疫措施和各种因素的作用下，病毒实际传播系数Rt很低。因此从这个角度来看上海和全国的防疫措施都是奏效的。 <text:line-break/><text:line-break/>我说Omicron已经是一种新病毒，是因为BA.1 R0=7.0，使Omicron的传播系数达到了高传染性的腮腺炎的水平。但是腮腺炎疫苗接种可以起到持久免疫的作用，而Omicron却可以发生免疫逃逸，它和疫苗所使用的SARS-CoV-2原始野生型的血清学特征完全是截然不同的两个病毒，这是因为Omicron S蛋白上有32个突变。所以Omicron相较于原始野生型，相当于发生了抗原漂移（antigen drift）的两种不同血清型的流感病毒。 <text:line-break/><text:line-break/>Omicron在很多国家引起的主要是无症状感染，在南非85.3%感染是无症状感染；在疫苗接种率较高的英国其病死率已经低于流感（微博正文），而两年前，SARS-CoV-2原始野生型造成的病死率是流感的34-68倍（微博正文）。另外Omicron具有明显的鼻嗜性，缺乏肺嗜性。因此，这些再次印证了虽然Omicron和SARS-CoV-2原始野生型，引起的是两种不同疾病。 <text:line-break/><text:line-break/>所以上条微博中，认为对待R0=2.79和9.1，病死率差距几十倍的两种病毒采取同样的公共卫生方法显然是没有看到敌我两方中敌方的发展和变化。虽然上文中我说目前的公共卫生方法奏效，但随着R0上升，它的代价也越来越高。另外我之前说过，严格的lockdown方法应对R0超过9的病毒会遇到挑战，这种方法会使病毒感染者数量不会出现指数型激增，但也不会迅速形成免疫屏障从而出现拐点，因此这种日增感染会持续。 <text:line-break/><text:line-break/>最后，疫情已经进入第三年了，还是希望很多大家能记住一些流行病学基本概念比如R0，从而对疫情有自己的判断。而不是仅仅看了更多公众号和微博的疫情相关时政文章。 <text:line-break/><text:line-break/>Science is to empower the public, misinformation is to drive a wedge within the public — 子陵在听歌 <text:line-break/><text:line-break/>─────────── <text:line-break/><text:line-break/>RNA editing對大多數醫師及防疫專家都是陌生的概念。版主認為Omicron "主要" 來自SARS-CoV-2 "原始野生型" 經由人類細胞RNA editing的作用衍生出來。如果人類沒打新冠疫苗，Omicron對大多數人類可能在Innate immunity (Natural antibody + NK cell) 階段就被清除。打疫苗降低Innate immunity，造成Innate immunity不易清除Omicron病毒，於是如上文所述，Omicron傳播速度(R0&gt;7)較原始病毒(R0=2.8)快。對華人而言，版主推測 Omicron 的特性如下： <text:line-break/>1. Omicron對沒打疫苗的人是非致病病毒，Innate immunity即可清除。 <text:line-break/>2. Omicron對打過疫苗的人仍有致病性，因為病毒會穿越Innate immunity，CTL必須接招，天生沒有抗新冠CTL的人，容易引發肺炎重症；老人抗新冠CTL若降低(或因打疫苗而降低)，感染Omicron也容易引發肺炎重症。 <text:line-break/><text:line-break/>以上1. 2. 可解釋香港新冠疫情造成死亡人數已大於總人口的0.1%。武漢及萬華的死亡率是0.04%。 <text:line-break/><text:line-break/>Innate immunity就像水一般重要，重要到你每天喝水卻不知水很重要！你不常生病，是因為Innate immunity讓你遠離身旁的細菌與病毒。 <text:line-break/>打新冠疫苗會降低Innate immunity： <text:line-break/><text:a xlink:type="simple" xlink:href="https://wleemc.pixnet.net/blog/post/121344170"><text:span text:style-name="T3">https://wleemc.pixnet.net/blog/post/121344170</text:span></text:a><text:s/><text:line-break/>wleemc 於 2022/03/31 12:39 回覆 <text:line-break/><text:a xlink:type="simple" xlink:href="https://tinyurl.com/mv4mdcya"><text:span text:style-name="T3">https://tinyurl.com/mv4mdcya</text:span></text:a><text:s/><text:line-break/><text:line-break/>───────────────────────── <text:line-break/><text:line-break/></text:p>
      <text:p text:style-name="P2">林書楷   |  2022.03.31 14:39   |   <text:a xlink:type="simple" xlink:href="http://palinfo.habago.org/Entry?Command=Information_PrintForum&amp;#FORUM42168"><text:span text:style-name="T1">#</text:span></text:a></text:p>
      <text:p text:style-name="P4">邱世卿老師上TVBS新聞大白話，從軍事角度剖析俄烏衝突。 <text:line-break/><text:line-break/><text:a xlink:type="simple" xlink:href="https://youtu.be/7Ofs97qp6Uc"><text:span text:style-name="T3">https://youtu.be/7Ofs97qp6Uc</text:span></text:a><text:s/><text:line-break/><text:line-break/>或許對於避免台海戰禍可以起一些作用。 <text:line-break/></text:p>
      <text:p text:style-name="P2">許世勤   |  2022.03.31 14:07   |   <text:a xlink:type="simple" xlink:href="http://palinfo.habago.org/Entry?Command=Information_PrintForum&amp;#FORUM42167"><text:span text:style-name="T1">#</text:span></text:a></text:p>
      <text:p text:style-name="P3">如果不接種疫苗，那有可能發生立即性危害，一旦染疫也許就走了。如果接種有安全疑慮的疫苗，短期藥害、死亡的概率，甚或長期性危害則難以避免。在新冠大流行的時期，民眾面對疫苗接種可說是個兩難抉擇。但是藥廠為求利益，不顧長期後果，甚至透過政府祭出各種法令、限制，等於讓民眾沒得選擇。即使理論上看來滅活疫苗較好，但是民眾沒得選。 <text:line-break/><text:line-break/>很早的時候，試管實驗發現病毒的S1蛋白可以造成神經退化相關因子的累積，長期下來「可能」造成嚴重危害。為什麼使用「可能」這個字眼，這是因為還沒有大量臨床的證據，只是民眾是否應該擔負這種龐大的風險？這些危害也許二十年、三十年後才顯現，說不定爆發庫賈氏病的大流行，或阿茲海默氏症患者暴增，屆時卻也難以確認是否跟接種疫苗有關。藥廠以及圖利藥廠的人，算盤就是這麼打的。</text:p>
      <text:p text:style-name="P2">趙沐月   |  2022.03.31 03:40   |   <text:a xlink:type="simple" xlink:href="http://palinfo.habago.org/Entry?Command=Information_PrintForum&amp;#FORUM42166"><text:span text:style-name="T1">#</text:span></text:a></text:p>
      <text:p text:style-name="P3"><text:a xlink:type="simple" xlink:href="https://m.youtube.com/watch?v=6LQSYmda0Sc"><text:span text:style-name="T3">https://m.youtube.com/watch?v=6LQSYmda0Sc</text:span></text:a><text:s/><text:line-break/><text:line-break/>在馬里烏波爾的地下室 發現被虐死亡女性 腹部被刻上新納粹圖案 <text:line-break/>請注意影片中有無馬賽克屍體畫面 <text:line-break/><text:line-break/>Patric Lancaster 這位記者的頻道真實呈現戰場現狀 算客觀公正</text:p>
      <text:p text:style-name="P2">jackie   |  2022.03.30 22:41   |   <text:a xlink:type="simple" xlink:href="http://palinfo.habago.org/Entry?Command=Information_PrintForum&amp;#FORUM42165"><text:span text:style-name="T1">#</text:span></text:a></text:p>
      <text:p text:style-name="P4">補充上個留言： <text:line-break/><text:line-break/><text:span text:style-name="T2">🔴</text:span>(3月30日午夜)疫苗打死人.終於賠償救濟金600萬元了....首例案件 <text:line-break/><text:a xlink:type="simple" xlink:href="https://youtu.be/Gsqi23shFRA"><text:span text:style-name="T3">https://youtu.be/Gsqi23shFRA</text:span></text:a><text:s/><text:line-break/><text:line-break/><text:line-break/>李偉平教授：『中國滅活疫苗致死率約78萬分之一，版上算過至少兩次，你慢慢爬文會找到。滅活疫苗的致死率差不多就是50-100萬分之一，台灣國光生技的流感疫苗即滅活疫苗，致死率沒甚麼好爭的，也沒甚麼好懷疑的。美國90%的抗生素來自中國，全世界只有台灣嫌中國的東西不好。生物製劑的成份用LC/GC-MS檢測，沒有測不到的成份，除非台灣生醫技術比菲律賓爛。滅活疫苗的致死率約50-100萬分之一，這是疫苗常識，科興及國藥疫苗全球打了至少15億劑，死亡兩三千人是正常的。但，成人最好遠離任何疫苗，打了基本上沒用。任何疫苗都可能因Molecular mimicry引發自體傷害，打完只能自求多福，祈禱災難不會發生在自己身上。疫苗打下去，無法抽回來。青春期過後，不要傻傻被騙去打疫苗。除了滅活疫苗之外，其它新冠疫苗都以Bioactive spike protein為抗原，打進人體前，人類對它瞭解甚微，正常要花十年研究確定沒有長期影響才能打進人體，現有的研究顯示AZ、BNT、Moderna、高端疫苗的Spike protein不能拿來當疫苗抗原，因為它會促使Prion-like protein聚集，引發類似狂牛症的腦神經退化疾病。如果你怕吃美國牛肉得狂牛症(其實機率趨近於零)，打AZ、BNT、Moderna、高端疫苗得狂牛症的機率&gt;&gt;&gt;&gt;&gt;&gt;&gt;吃美國牛肉。Molecular mimicry引發自體免疫疾病是Spike protein的特性，沒研究清楚就亂打，是愚蠢。失智跟Prion-like protein聚集有關，許多人打新冠疫苗後猝死，可能與Prion-like protein在腦中聚集有關。癌症，跟Spike protein引發Cell-cell fusion有關，另外，Spike protein可能直接促使細胞DNA突變，它本身可能就是致癌蛋白。打新冠疫苗前，你必須知道的是，藥廠花多少時間研究Spike protein？如果沒有十年研究，而你爭先去打，只是幫藥廠數鈔票，卻損了自己的健康與壽命。』 <text:line-break/><text:line-break/>https://www.cna.com.tw/news/acn/202103090347.aspx <text:line-break/><text:line-break/><text:line-break/><text:span text:style-name="T2">🔴</text:span>Spike protein的致癌機轉-T cell lymphoma <text:line-break/>https://tinyurl.com/ycb4yvrh <text:line-break/></text:p>
      <text:p text:style-name="P2">jackie   |  2022.03.30 21:17   |   <text:a xlink:type="simple" xlink:href="http://palinfo.habago.org/Entry?Command=Information_PrintForum&amp;#FORUM42164"><text:span text:style-name="T1">#</text:span></text:a></text:p>
      <text:p text:style-name="P3">在這裡跟大家分享一件關於疫苗的重要資訊： <text:line-break/><text:line-break/>根據李偉平教授以免疫學、分子生化等角度切入看毒苗問題：台灣所引進的毒苗都打不得，每打一劑，人體的免疫系統就會被毒苗摧毀 20％，打愈多劑次愈短命，發生的後遺症更是永久無法回復⋯ <text:line-break/><text:line-break/><text:line-break/><text:span text:style-name="T2">🔴</text:span>呂秀蓮姪女挺身而出！呂丹宜博士的核彈級爆料！ https://youtu.be/z77xyBLllPw <text:line-break/><text:span text:style-name="T2">🔴</text:span>Pfizer-BNT的不良反應報告：https://tinyurl.com/237zaw2b <text:line-break/><text:span text:style-name="T2">🔵</text:span>Nexium + Erythromycin病例分享：https://tinyurl.com/y39nd33u <text:line-break/><text:span text:style-name="T2">🔵</text:span>漫談免疫學-39(COVID-19 early Tx)：https://wleemc.pixnet.net/blog/post/120324130 <text:line-break/><text:span text:style-name="T2">🔵</text:span>漫談免疫學-41(你買到日舒了嗎?)：https://wleemc.pixnet.net/blog/post/120332908 <text:line-break/><text:line-break/>───────────── <text:line-break/><text:line-break/>以下是李偉平教授的論述，摘錄如下： <text:line-break/><text:line-break/>對於一個國家的疫苗政策，台灣是徹底的失敗者。滅活疫苗的Spike protein經過化學處理，失去生物活性，致死率低於50萬分之一，產生的T cell immunity涵蓋Spike/Membrane/Envelope/Nucleocapsid四種蛋白。中國在新冠病毒的防疫與疫苗選擇(滅活)都強過歐美，台灣跟著歐美走，終將為其自作聰明的愚蠢付出慘痛的代價。 <text:line-break/><text:line-break/><text:span text:style-name="T2">🔥👻</text:span>🏝<text:span text:style-name="T2">🇺🇸🇬🇧🇩🇪🇯🇵🔥👻</text:span>🧠<text:span text:style-name="T2">♿</text:span>🤢<text:span text:style-name="T2">🐢🐛🐸💉</text:span><text:span text:style-name="T4">☠</text:span>Native spike protein不能用來做疫苗抗原 https://tinyurl.com/2p942j5x <text:line-break/><text:span text:style-name="T2">❌</text:span>.<text:span text:style-name="T2">🇺🇸🇬🇧🇩🇪💉</text:span><text:span text:style-name="T4">☠️</text:span>中了毒苗的美國與台灣：https://tinyurl.com/hbvxnadk <text:line-break/></text:p>
      <text:p text:style-name="P2">陳真   |  2022.03.30 20:30   |   <text:a xlink:type="simple" xlink:href="http://palinfo.habago.org/Entry?Command=Information_PrintForum&amp;#FORUM42163"><text:span text:style-name="T1">#</text:span></text:a></text:p>
      <text:p text:style-name="P4">台海戰爭實況預錄 (二) <text:line-break/><text:line-break/>陳真 <text:line-break/><text:line-break/>2022. 03. 30. <text:line-break/><text:line-break/>陳真 <text:line-break/><text:line-break/>2022. 03. 30. <text:line-break/><text:line-break/>套句拜登的話，我也很希望有一天，可以看到美國的哪個州勇敢起來爭取獨立，希望祖國可以賣武器給他們，我更希望看到美國的婦女、小孩，勇敢地以肉體抵抗殘暴美軍的坦克車，我還希望祖國不但賣武器給他們大撈一筆之外，應該也要幫忙訓練他們如何攻擊美軍；我非常讚賞美國人能夠鼓舞我們，為了獨立自主與民主自由，勇敢地以血肉之軀抵抗美軍，戰到最後一兵一卒。 <text:line-break/><text:line-break/>很多人常嘲笑台灣軍隊手無縛雞之力，還說什麼解放軍一來，幾小時或幾天就可以把台灣拿下。我覺得這樣一種想法未免太天真。如果這麼簡單，兩岸早已統一。這不是因為台灣軍人很強壯，而是因為解放軍其實不是在跟台灣打仗，而是台灣人代替美軍上戰場，而背後的指揮官則是美軍，一如烏克蘭的情況。 <text:line-break/><text:line-break/>而且，現代戰爭畢竟不同於過去的刺刀肉博戰，不是依靠個人體格因素，而是依靠情報資訊與精準衛星定位什麼的，而這些東西恐怕還是美國比較厲害。再加上台灣的飛彈密度全世界排名第二，解放軍想要幾天內就結束戰爭，我認為那是很離譜的妄想。有美國在背後進行戰爭指導和軍火支援，有可能讓你速戰速決嗎？美軍常年在台灣訓練台軍，這只是大家心知肚明的事。台海一旦爆發戰爭，戰火不可能迅速平息。 <text:line-break/><text:line-break/>最好的解決方法就是儘可能避免打仗。美國雖然掌控發動戰爭的籌碼，但是，台灣人如果夠聰明，就應知道，對岸同胞是我們自己人，美國才是我們的敵人，不要做出親痛仇快之事，不要傻傻地當 "毒蛙" 為美國人賣命去傷害自己的同胞。 <text:line-break/><text:line-break/>================= <text:line-break/>拜登自曝「美軍在波蘭訓練烏軍」 白宮極力澄清只是日常「聯絡」 <text:line-break/><text:line-break/>新頭殼newtalk &amp;;#124;謝佩玲 綜合報導 <text:line-break/><text:line-break/>2022年3月30日 <text:line-break/><text:line-break/>[新頭殼newtalk] 美國總統拜登在上周抵達波蘭與烏克蘭邊境，試圖激勵烏克蘭士氣，卻在公開場合接連曝光美軍動向，不僅向美軍表示，到了「那裡」後將看到堅強站立的烏國婦孺，還透露美軍在波蘭訓練烏軍，白宮方面只好極力澄清，強調美軍與烏軍只是日常的「聯絡」。 <text:line-break/><text:line-break/>拜登在日前對美軍第82空降師官兵的演說中，不經意說出一段美軍的動向，拜登對士兵稱，「你們到了那裡，將會看到婦女、孩童堅強佇立著，站在可惡的坦克面前」，拜登盛讚烏克蘭人的果敢，還稱烏克蘭人能夠鼓舞「我們」。 <text:line-break/><text:line-break/>這段話被視為美軍將進入烏克蘭，白宮方面則並未承認，不過，據《政客》（Politico）報導，拜登在28日被問到相關問題時，又不經意透露，「我們當時是在波蘭訓練烏克蘭軍隊。」 <text:line-break/><text:line-break/>眼見拜登接連「失言」，白宮發言人先是針對「美軍會進入烏克蘭」澄清，強調「我們不會將美軍送至烏克蘭，這點不會改變」。 <text:line-break/><text:line-break/>至於美軍在波蘭訓練烏克蘭軍隊一事，白宮發言人貝丁菲爾德（Kate Bedingfield）則回應媒體，「只是與駐波蘭的烏克蘭軍隊日常的聯絡」，並強調沒有更多細節能夠說明。</text:p>
      <text:p text:style-name="P2">赤   |  2022.03.30 18:54   |   <text:a xlink:type="simple" xlink:href="http://palinfo.habago.org/Entry?Command=Information_PrintForum&amp;#FORUM42162"><text:span text:style-name="T1">#</text:span></text:a></text:p>
      <text:p text:style-name="P3">Ya，這也是為何我會想來(或者說只能來)這兒討論的原因之一，因為我無法和身邊的人講這些。 <text:line-break/>跟他們說美國政府是邪惡的，他們肯定會罵我是神經病、中共大外宣看太多云云的，我前日告訴我同學關於美國政府的「投毒史」(這些都已經是公開事實，不是陰謀論)，他還扯說「中國政府也有啊」，試問我該如何跟他溝通呢? <text:line-break/><text:line-break/>人有一個很大的弱點，那便是對於超出自己見識的事物先行否決，把它稱之「陰謀論」，卻還自詡中立理性，殊不知只是自己少見多怪，就像蜀地的犬見到太陽那樣；卻又對三人成虎的事深信不疑。就單一個體而言，也許人是理性的，巨觀而論，一整國的人的智商真的跟花果山的猴子差別不大。 <text:line-break/></text:p>
      <text:p text:style-name="P2">陳真   |  2022.03.30 17:59   |   <text:a xlink:type="simple" xlink:href="http://palinfo.habago.org/Entry?Command=Information_PrintForum&amp;#FORUM42161"><text:span text:style-name="T1">#</text:span></text:a></text:p>
      <text:p text:style-name="P4">莫德納涉嫌製造新冠病毒的事是真的，但是SaraBeth Hartlage 應與此無關。至於該論文在學理上莫德納公司是否有三兆分之一的無辜可能性，我無法論斷，但我能論斷那些專門致力於混淆視聽的所謂 "事實查核中心" 所澄清的內容全然是一派胡言。你拿幾個英文字母，數量別說三萬，就讓你拿三十萬好了，往地上一撒，看你能不能剛剛好撒出一個長句子或剛好撒出一篇文章。 <text:line-break/><text:line-break/>真正死因可疑的是那位發現愛滋病毒的諾貝爾獎得主Luc Montagnier，他是反對這些西方基因疫苗最有力、同時也是舉世學術地位最崇高的一個人，偏偏就在上個月突然悄悄地死掉，死因不明。媒體諱莫如深，彷彿沒這回事。</text:p>
      <text:p text:style-name="P2">陳真   |  2022.03.30 17:47   |   <text:a xlink:type="simple" xlink:href="http://palinfo.habago.org/Entry?Command=Information_PrintForum&amp;#FORUM42160"><text:span text:style-name="T1">#</text:span></text:a></text:p>
      <text:p text:style-name="P3">台海戰爭實況預錄 <text:line-break/><text:line-break/>陳真 <text:line-break/><text:line-break/>2022. 03. 30. <text:line-break/><text:line-break/><text:line-break/>我不認為美國會用核彈打我國。為什麼？因為我們核彈數量雖少(僅幾百顆，而美國近萬顆)，但是，死一次和死一百次，意義是一樣的。 <text:line-break/><text:line-break/>也許幾百顆核彈還不至於讓美國死一次，但是，即使只是死一半，恐怕也不是美國人會願意付出的代價。你看美國幾十年來每天在打仗，每天在侵略，打了兩百多場侵略戰爭，但是，打的對象全是軟柿子，他敢去打北韓、打伊朗嗎？不敢。 <text:line-break/><text:line-break/>美國人養尊處優，雖打了幾百場侵略戰爭，但全部是在別人的土地上別人的家園裏儘情蹂躪摧殘，儘情屠殺劫掠，但從來沒有一場戰爭發生在美國本土。美國人沒有這種膽子，更不用說承受一顆核彈或氫彈。 <text:line-break/><text:line-break/>我更不認為美國會在台灣或日本製造核彈攻擊事件來嫁禍北京。因為，這種事很難嫁禍。而且，台灣打越久，越亂，對美國越有好處，而核彈卻是一下子就game over，不符合美國的盤算。 <text:line-break/><text:line-break/>再說，核攻擊將引來全然不可控的變數，世界頓時就會走到毀滅邊緣，不管是毀滅了中國或俄國，美國都不可能獨活。總之，美國人沒有理由搞這一齣。 <text:line-break/><text:line-break/>我用君子心來度美國的人渣腹，我猜美國會這麼做： <text:line-break/><text:line-break/>1. 美國會叫台灣的藍綠人渣走狗漢奸政權以切香腸的方式，步步進逼，類似北約對俄國的作法，總有一天，香腸會切到某個點是北京所無法忍受的，藉以挑起戰火，並把責任全推給北京。 <text:line-break/><text:line-break/>2. 一如美國過去二十幾年所不斷指示台灣的作法：每個台灣人都必須當所謂 "毒蛙"，與敵人同歸於盡。簡單說就是每個台灣人都必須為美國人而死，為美國人當炮灰去攻擊大陸骨肉同胞，儘可能製造兩岸最大的傷亡。 <text:line-break/><text:line-break/>你從美國對烏克蘭的操縱方式就可以看得出來，美國在烏克蘭這麼做，在台灣也一定會這麼做，而且會做得更無恥更邪惡更血腥更徹底。 <text:line-break/><text:line-break/>主要作法就是提倡喪心病狂、違反現代戰爭規範的所謂 "全民皆兵"，讓台灣人不分軍人與平民，全部成為軍事攻擊對象，讓台灣每一寸土地全部成為戰場。 <text:line-break/><text:line-break/>具體作法一如烏克蘭，包括綁架人民，禁止逃難，違者槍殺，或是故意在平民住宅區設立軍事據點，混淆軍民界線，藉以擴大平民傷亡，然後再藉著主流媒體進一步渲染兩岸仇恨，進一步妖魔化北京。 <text:line-break/><text:line-break/>此外，還有所謂 "社區武裝化"，一如烏克蘭，人渣漢奸政權會發放大量槍炮武器給特定民眾或親綠團體，進行內部屠殺，殺害親中人士，殺害政治異己，鼓吹動亂，使整個島嶼陷入最大程度的內部動亂。 <text:line-break/><text:line-break/>3. 主流媒體當然不會閒著，它會每天24小時造謠抹黑栽贓嫁禍，讓台灣人與世人痛恨中共的 "血腥殘暴"，進一步鼓動台灣人反擊。一如美國過去二十幾年來所強力鼓吹，台灣人渣漢奸政權一定會對大陸本土發動攻擊，而且會依照美國過去二十幾年來的指示，會故意攻擊大陸的水庫大壩等重要民生設施，攻擊人口稠密的大陸各個重要城市，進一步擴大兩岸人民之間的血腥仇恨。 <text:line-break/><text:line-break/>4. 這時候，CIA 這些年來在台灣所強力推行的所謂 "全民皆兵" 或 "全體國民動員" 或 "社區武裝化" 或歌頌 "軍民一體" 等等的邪惡作法，就能進一步發酵，進一步推展所謂以小博大的 "不對稱作戰"，鼓勵台灣人在島內或大陸進行恐怖攻擊，無限擴大兩岸傷亡與仇恨。 <text:line-break/><text:line-break/>媒體永遠不會閒著，一定會每天24小時全天候造謠抹黑栽贓嫁禍，然後會拼命歌頌哪個英勇女生或學生如何奮勇戰死，如何被殘酷殺害，如何被解放軍輪姦至死，進一步挑起兩岸仇恨，歌頌與鼓動所謂 "就算拿掃把也要戰到最後一兵一卒" 的美國既定命令。 <text:line-break/><text:line-break/>5. 此外，美國在韓國和台灣都設有生物武器實驗室，到時候，美國很可能會叫台灣漢奸政權對大陸進行生物武器或生化武器攻擊，而這也許就是美國過去二十幾年來在台灣所不斷推動與訓練的所謂 "不對稱作戰" 的核心作法之一；只要派幾個人到對岸散播病毒或發射生化武器，馬上就能造成大陸千萬人的傷亡。 <text:line-break/><text:line-break/>6. 我講的以上這些，只是冰山一角，而且不是我的猜測(我對猜測或預測不感興趣)，而是美國二十幾年來對台灣所指示的既定作戰方針或明顯作為。美國甚至具體要求台灣應該要有死幾成人口的決心，以捍衛偉大的民主自由與台灣獨立。 <text:line-break/><text:line-break/>7. 美國與其全世界走狗國家，特別是日本與澳洲，一定會在美國的指示下，合力擴大兩岸血腥衝突與仇恨，源源不絕的武器與飛彈，將會賣給台灣，支持勇敢的台灣人為偉大的民主自由戰至最後一兵一卒，最少要死三成人口才能達到美國的基本要求。 <text:line-break/><text:line-break/>8.　除了軍事之外，其它各種作戰方式例如金融與貿易或各種土匪式的掠奪資產，包括徹底掏空台灣，當然也會一併進行，一如目前對付俄國之所為，而且會更加慘烈與無恥。 <text:line-break/><text:line-break/>9. 美國沒必要消滅中國，他只要把中國打成重傷就行，主要目標就是在兩岸策動長期內戰與內亂，從根本上阻遏中國的崛起，徹底斷送中國取代美國成為世界第一強國的可能性。因此，除了兩岸之外，美國也會在世界各地破壞一帶一路以及中國藉以進一步發展的各種既定政策與戰略措施。 <text:line-break/><text:line-break/>10. 我不會預言，預言要找印度神童。但我習於寫我所知所見，陳述事實。我講的這些都是未竟之事實。美國人希望它成為事實，台灣人呢？美國人說台灣人應該勇於當 "毒蛙"，勇於和大陸同歸於盡，勇於戰到最後一兵一卒。台灣人真的希望這樣？ <text:line-break/><text:line-break/>今天，如果我有能力控制美國的一個州，我很樂意鼓吹他們追求獨立，追求民主自由，我很樂意透過主流媒體，鼓吹美國人互相仇恨，我更樂意販賣源源不絕的武器給他們，鼓勵他們為了民主自由，務必內戰到最後一兵一卒，最少也應該死三成，才能達到我的期待，畢竟美國人死越多，我賺越兇，賺進數以兆計的橫財之外，我更能一舉消滅美國人，讓他們再度陷入貧窮 (美國對中國的公開言論)，永無翻身之日。我很樂意讚賞他們互相殘殺的勇敢，我很樂意歌頌他們捍衛民主自由的犧牲決心。 <text:line-break/><text:line-break/>結論： <text:line-break/><text:line-break/>這就是美國，這就是美國過去二十幾年來在島內拼命執行的陽謀與操作。腦子正常的人都看得見，台灣人死到臨頭還不知道自己被美國人當成毒蛙、當成狗肉炸彈嗎？</text:p>
      <text:p text:style-name="P2">赤   |  2022.03.30 16:51   |   <text:a xlink:type="simple" xlink:href="http://palinfo.habago.org/Entry?Command=Information_PrintForum&amp;#FORUM42159"><text:span text:style-name="T1">#</text:span></text:a></text:p>
      <text:p text:style-name="P4">之前關於莫德納謠言那事，的確是我粗心了，未來會先查證再發。回到正題，也許我措詞激烈了一些，但我並非極端主張者。我支持統一台灣，絕不是單純基於「討厭冥盡黨」或是「中共可以幫我教訓冥盡黨」這種情緒性的主張，更不可能希望「對岸血洗台灣」。而是血緣、文化和情感的認同，希望中國人能夠完成歷史上最後一次的大一統，自此國家山河不再分裂。換言之就算沒有冥盡黨和台獨勢力，我依然支持邁向統一的結局。但鑒於現實，和平統一的機率又有多少？若沒有軍事行動作為基礎，有可能達成嗎？(在必得使用軍事手段的前提下，最好的模式也許是北平模式，結局仍然是和平解放) <text:line-break/><text:line-break/>而俄羅斯對烏克蘭的軍事行動也的確成為中共的一個對照組，烏克蘭是主權獨立的國家，俄方都能為了自身的地緣安全考量而大舉攻烏了，台灣身為中國被割據的一省，對北京而言，其事態程度必更高於俄烏吧？習近平面對十四億的民意，壓力勢必會更大。普丁的確是給中國人做了一個示範，面對西方得寸進尺的侵犯之勢，你只有用他們聽得懂的語言才能和他們溝通。</text:p>
      <text:p text:style-name="P2">jackie   |  2022.03.30 14:51   |   <text:a xlink:type="simple" xlink:href="http://palinfo.habago.org/Entry?Command=Information_PrintForum&amp;#FORUM42158"><text:span text:style-name="T1">#</text:span></text:a></text:p>
      <text:p text:style-name="P3">未來一旦兩岸真的發生軍事衝突，美殖民邪惡帝國撒旦會應對兩岸戰爭所採取的可能行動⋯ <text:line-break/><text:line-break/>王孟源教授依照美帝這魔鬼過去200年侵略他國的套路，並對美國這個國家深度的瞭解之下所做的合理推測，美帝極有可能採用的應對措施：尤以王孟源博士所講述的這一段：美帝撒旦對應台海戰爭所可能應對的劇本：『⋯結合作假栽贓（例如在臺北或東京引爆核彈），最終得以在西方暴民背書下對中國做全面核打擊，徹底抹除中華民族在地球上的存在。』⋯ ，此段對美帝的及其邪惡的行徑推測，令人思之不寒而慄且心驚動魄！ <text:line-break/><text:line-break/>（03212022-3 對談王孟源：俄烏衝突 （第三集 50%版） 影片一開頭就提及未來兩岸如果發生軍事衝突，依美帝過去的尿性及邪惡行徑，美帝極有可能在台北引爆核彈⋯，然後再把引爆核彈的元兇嫁禍給祖國⋯，引起歐美各國對祖國同仇敵愾，進而對祖國投以核彈做毀滅性的行徑⋯） <text:line-break/><text:line-break/>在影片「對話 王孟源：烏克蘭 北約 美國（第二集完整版）」 03:19 提及台灣是東亞的第一線炮灰⋯ <text:line-break/><text:line-break/><text:line-break/><text:line-break/>王：『當前國際儲備貨幣、管理機制、同盟結構都在迅速轉變、重組的過程中，美國本身則面臨通貨膨脹、經濟泡沫、以及多維的政治內鬥等等不確定性，的確把種種黑天鵝事件的機率從基本為零提升到不可忽略的地步。但是你所作的分析，假設臺海衝突的時程由蔡英文決定，這必然依舊是錯誤的：蔡所能做的，最多最多，只是在美國要求她打擦邊球的時候，在越界多遠的斟酌上，稍稍可以有點影響，要說主動選擇戰爭爆發時間點，是你太高估台灣的份量了。至於打游擊戰，烏克蘭的Neo Nazi勢力龐大，幾萬人被安插到各級部隊做政治基幹，寧可戰死也不願被俘；台灣有對應的死硬分子嗎？ <text:line-break/><text:line-break/>臺海戰爭打起來之後，當然是昂撒集團聯合所有願意聽話的附庸對中國做全面制裁，這是博客從八年前一開始就解釋清楚的邏輯；這次對俄制裁的經驗，表明了將來會包括扣押外匯、取消欠債、沒收中國企業海外資產等等選項。然而在軍事上也有動手的可能，才是我最擔心的事。這裡我不是指派地面部隊到台灣參戰、或者設立禁飛區，那純粹是去送死，而是考慮戰略層面上中國和俄國的兩大不同：首先中國是昂撒霸權的立即和首要威脅，俄方不是；其次中國的核武力量比美俄小了不止一個數量級。所以在中方完成佔領之後，美國會有動力和底氣來繼續升級。這裡有Not mutually exclusive的兩條路線：首先可以對中國貿易做全球海上封鎖，欺負中方欠缺海外基地的弱點；其次是逐次升級挑釁（例如故意讓自己的航母被擊沉，以挑動國內民意）、結合作假栽贓（例如在臺北或東京引爆核彈），最終得以在西方暴民背書下對中國做全面核打擊，徹底抹除中華民族在地球上的存在。這篇正文在金融和外交的正題之外，特別去談核武備，你想是為什麼呢？ <text:line-break/><text:line-break/>歐盟在Merkel退休之後，全面倒向昂撒集團，雖然事先看是小機率事件，但這個機率並不是零；換句話説，雖然可以不預期，但必須做準備。這是為什麼多年來我反覆強調要把握Merkel的務實態度，加緊綁定中歐關係。但是歐洲徹底淪為美國附庸的邏輯後果，推論到底，也同時會使核戰成為可能，所以我也明確論斷過，加緊提升核反擊能力是保障中美霸權和平交替的絕對必要。這種需要至少十年全力以赴的努力方向，中方卻一直拖到去年才開始著手，這很顯然是無用的智庫和學術界又一次清談誤國的案例，我們只能希望國家足夠幸運，不必面對最嚴重的惡果。』（摘自：<text:a xlink:type="simple" xlink:href="https://tinyurl.com/bddanfaz"><text:span text:style-name="T3">https://tinyurl.com/bddanfaz</text:span></text:a>） <text:line-break/><text:line-break/><text:line-break/><text:span text:style-name="T2">🔴</text:span>對話 王孟源：烏克蘭 北約 美國（第一集完整版） <text:a xlink:type="simple" xlink:href="http://t.cn/A6iCx0NX"><text:span text:style-name="T3">http://t.cn/A6iCx0NX</text:span></text:a><text:s/><text:line-break/><text:span text:style-name="T2">🔴</text:span>對話 王孟源：烏克蘭 北約 美國（第二集完整版） <text:a xlink:type="simple" xlink:href="https://tinyurl.com/y5y4hu3a"><text:span text:style-name="T3">https://tinyurl.com/y5y4hu3a</text:span></text:a><text:s/><text:line-break/><text:span text:style-name="T2">🔴</text:span>對談王孟源俄烏衝突 -（第一集完整版） <text:a xlink:type="simple" xlink:href="https://tinyurl.com/4dcrfdaz"><text:span text:style-name="T3">https://tinyurl.com/4dcrfdaz</text:span></text:a><text:s/><text:line-break/><text:span text:style-name="T2">🔴</text:span>03212022-3 對談王孟源：俄烏衝突 （第三集 50%版） <text:a xlink:type="simple" xlink:href="https://youtu.be/gs-8ucSHFYM"><text:span text:style-name="T3">https://youtu.be/gs-8ucSHFYM</text:span></text:a><text:s/><text:line-break/><text:line-break/></text:p>
      <text:p text:style-name="P2">許世勤   |  2022.03.30 09:11   |   <text:a xlink:type="simple" xlink:href="http://palinfo.habago.org/Entry?Command=Information_PrintForum&amp;#FORUM42157"><text:span text:style-name="T1">#</text:span></text:a></text:p>
      <text:p text:style-name="P3">感謝陳醫師的讚美，只是我不認為我有什麼睿智，我只是寫我所想的。倒是我從小經常被罵被批評，因此逐漸學會「一皮天下無難事」的技能，凡事問心無愧即可。曾經幾次被稱讚，反而讓我誠惶誠恐。 <text:line-break/><text:line-break/>信仰告訴我，信仰的根本目的「在示為人之道」，其實我們終其一生，也就是在學會怎麼活得「像個人」而已。從小就在菜市場幫忙家裡的小本生意，經常聽到誰家的老婆跑了、誰家的小孩騎車出車禍死了。或是不久前才看到人好好的，突然就出了嚴重事故走了，包括我自己家裡也都出過大事。諸行無常，人世間似乎總有著無可抗拒的悲哀，但庶民的睿智就是能夠堅忍地活著。所以對於迷惑民眾的那一批所謂的頂層「菁英」們，我總有想要狠狠打斷他們高鼻子的想法。如果領導社會的階級，能多了解一些庶民面對生活的無力與蒼白，那我們的政治會好一點。</text:p>
      <text:p text:style-name="P2">鄭豐遠   |  2022.03.29 21:01   |   <text:a xlink:type="simple" xlink:href="http://palinfo.habago.org/Entry?Command=Information_PrintForum&amp;#FORUM42156"><text:span text:style-name="T1">#</text:span></text:a></text:p>
      <text:p text:style-name="P3">2016 出國前，腦裡想的是逃離台灣這塊閉塞的小島，飛往一片海闊天空，大好世界在那等著我，想的無非是做一個更"大"的人。沒想到，出國沒幾年，立刻就發現"世界"原來這麼小，比起我的"家"，竟是如此微不足道。"世界"就是西方，"家"就是祖國。 <text:line-break/><text:line-break/>人們對環境的不滿通常是有個參照座標的，那就是西方世界。對此我能理解，我知道欧婷婷在說什麼，比起大多數台灣人，我應該算是對對岸一般人想法比較瞭解的，我能想像生活在祖國的那些壓力。但我同樣對西方也有一定瞭解，畢竟我在西方生活了快六年了。 <text:line-break/><text:line-break/>個人生命層面，也許一個社會的某些特定優點，是他的救命稻草，反之則可能有性命之憂。但是，以此評價不同社會之優劣，恐怕不具有什麼意義。許多西方人到了中國生活後，覺得中國簡直救了他們的命，讓他們找到西方世界永遠不可得的平靜和快樂，但是這些屬於唯心的感受，其實也只能屬於個人 (雖然我很看重這些)。 <text:line-break/><text:line-break/>至於真正要說不同社會之間 PK，那當然得用其他的尺度，沒到西方長期生活過的人，也許潛意識裡對其有種美化的想像，你要讓他相信一些其實明明白白的事以及其危害，恐怕極其困難，比如西方的種族主義。我出國前從不認為這些是什麼問題，出了國一兩年後馬上就懂了。 <text:line-break/><text:line-break/>我看重的一個尺度就是時間，一個社會究竟是隨著時間愈變愈好，人們的生活愈發安全健康而富裕、文明且自信，還是往相反方向走，各種沉疴宿疾比如種族主義，比如法西斯傾向，比如暴力傾向，隨著時間愈發嚴重? <text:line-break/><text:line-break/>與時間相伴的另一個尺度就是道德，一個社會的向上發展終究要犧牲一些東西的，問題是，你犧牲的是自己還是別人? 你是勤勤懇懇，不惜犧牲自己的環境與社會，咬著牙忍受一身傷痛與諸多批評繼續前行，還是犧牲其他國家人民的發展權益、資源，甚至是人命，以掠奪代替創造，以戰火加諸他人換取自身的和平及富裕? 答案應該很明顯。中國社會有再多問題和不足，中國人永遠可以挺起胸膛說，自己並沒有對不起這個世界。 <text:line-break/><text:line-break/>有些事，不僅不能看數字，甚至連故事都該拋到一邊，一些基本的歷史與事實就足夠讓我們做出判斷。只是，人們往往很容易掉以輕心，疏於思考，讓自身的壓力或痛苦成了他人別有用心的利器，進而讓自己掉入萬劫不復的深淵。 <text:line-break/><text:line-break/>看看烏克蘭，這個國家就是一個活生生的例子。</text:p>
      <text:p text:style-name="P2">陳真   |  2022.03.29 19:32   |   <text:a xlink:type="simple" xlink:href="http://palinfo.habago.org/Entry?Command=Information_PrintForum&amp;#FORUM42155"><text:span text:style-name="T1">#</text:span></text:a></text:p>
      <text:p text:style-name="P4">不對，剛好相反。理解數據只是一種很粗淺的能力，智商七十以上，兩天就學會了。但是，理解故事卻需要情感與天才。世界上真正重要的是那些肉眼不可見、無法定量的東西。反之，一種東西，只要可運算，似乎就不是什麼多大的事。 </text:p>
      <text:p text:style-name="P2">陳真   |  2022.03.29 19:24   |   <text:a xlink:type="simple" xlink:href="http://palinfo.habago.org/Entry?Command=Information_PrintForum&amp;#FORUM42154"><text:span text:style-name="T1">#</text:span></text:a></text:p>
      <text:p text:style-name="P3">我覺得世勤的睿智與文采，足以撐起另一個 "巴勒網"。 <text:line-break/><text:line-break/>但是，一個真正值得聆聽的思想者，卻往往不被人們所普遍認識。你看，黃國樑、王孟源等等，都是才學兼具的聰明人，但他們卻乏人問津，無人認識，更不用說當代最偉大的哲學家范光棣老師了，幾個人聽過？幾個人知道誰是范光棣？ <text:line-break/><text:line-break/>反倒是遍佈媒體廣為大眾所知的網紅們或各種所謂名人及綠色走狗學者，明明腦子裝屎，明明不學無術，但是，他們隨便放個屁，媒體就大登特登。反倒是那些真正有話要說者，即便你寫上一輩子，媒體還是把你當空氣。 <text:line-break/><text:line-break/>至於我個人，也許是個例外。為什麼？套句很多市場專家對我的形容，因為我有市場賣點，包括出版市場與政治市場；我若不排斥廣為人知，老早揚名海內外，只是我非常不希望成為公眾人物。因為，我覺得，思想也好，情感也罷，似乎只適合以一種較為隱密而小眾的方式流傳，而不適合站到鎂光燈前，嗆俗地對外大放送。很多心裏話，很多腦子深層的所謂思想與智慧，就跟寫情書一樣，似乎只適合竊竊私語，只適合有緣人；願者上鉤，不願者回頭。題外話。</text:p>
      <text:p text:style-name="P2">谢奕   |  2022.03.29 17:02   |   <text:a xlink:type="simple" xlink:href="http://palinfo.habago.org/Entry?Command=Information_PrintForum&amp;#FORUM42153"><text:span text:style-name="T1">#</text:span></text:a></text:p>
      <text:p text:style-name="P4">對故事共情是一種十分廉價的能力，對統計數字共情才是真正難能可貴的品質。</text:p>
      <text:p text:style-name="P2">陳真   |  2022.03.29 10:50   |   <text:a xlink:type="simple" xlink:href="http://palinfo.habago.org/Entry?Command=Information_PrintForum&amp;#FORUM42152"><text:span text:style-name="T1">#</text:span></text:a></text:p>
      <text:p text:style-name="P3">(續) <text:line-break/><text:line-break/>再補寫了一條：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陳真   |  2022.03.29 10:43   |   <text:a xlink:type="simple" xlink:href="http://palinfo.habago.org/Entry?Command=Information_PrintForum&amp;#FORUM42151"><text:span text:style-name="T1">#</text:span></text:a></text:p>
      <text:p text:style-name="P4">我為什麼想回歸祖國大陸 <text:line-break/><text:line-break/>陳真 <text:line-break/><text:line-break/>2022. 03. 29. <text:line-break/><text:line-break/><text:line-break/>謝謝婷婷。 <text:line-break/><text:line-break/>Karl Popper 有句話說，"無知的心靈易下結論"。當我聽到有人跟我想法一樣時，有時反而會有一種啞口無言的感覺，而非開心，因為我常擔心人們是否受我影響故而有同樣的看法。我之所以會有此一疑慮是因為我的想法往往得來不易，因此我會納悶，對方是否受我影響，畢竟那樣一些想法除了得來不易，許多時候它並不僅僅只是一種認知，更是一種血淚斑斑的個人生命經驗。 <text:line-break/><text:line-break/>先不說生命的事，光是在認知上或知識上，我就是個極端保守主義者，我不是那種會一頭栽進某種結論或看法的人，不管做什麼，我都很慢很慢很慢，慢慢慢慢慢慢地認識這個世界，慢慢慢慢慢慢地認識一切。不光是知識與認知，就連整個生命歷程都遠遠比一般人都還要慢上許多，別人都當阿公了，我卻才剛在把屎把尿。 <text:line-break/><text:line-break/>我的生命 "分母" 特別漫長，漫漫千百年之下，"分子" 的意義也將大不同。維根斯坦說："跑最慢的得冠軍。" 在這個意義上，在這個速食社會中，我也許就是個冠軍，就像麥兜的千年時鐘那樣，千百年才靜悄悄地走一格。 <text:line-break/><text:line-break/>回到妳所說的。我不太可能美化大陸社會，醜化的機率說不定還高上許多。但是，人們應該了解話語的多重意思，指涉範圍不同，意義也就不一樣。 <text:line-break/><text:line-break/>簡單這麼說： <text:line-break/><text:line-break/>一，集體意義與相對性。 <text:line-break/><text:line-break/>我對祖國的高度肯定是在一種以人類集體走向為範疇的意義上，而非局部現象之道德評價。簡單說，是在一種也許涉及文化深層的集體意義上，相對於信奉帝國擴張與侵略、信奉拳頭就是真理，信奉弱肉強食，信奉白人優越的西方意義。換句話說，這裏頭有兩個成份，一是集體，一是相對，而非個別或局部之文明絕對值考量。 <text:line-break/><text:line-break/>二，進步或墮落。 <text:line-break/><text:line-break/>我住過英國十年，我懂得西方種種。在生活與社會發展的許多方面，西方社會的內部運作與生活文化習性種種，無疑是比較文明的。我指的是比方說交通秩序良好，法治上比較有個依據，理字比較行得通，個人比較誠實，行事作風比較沒有裙帶因素與特權，比較重視個人權益等等。 <text:line-break/><text:line-break/>比方說，在英國看病，你不需要跟對方說恁爸也是醫生哦，恁爸是什麼什麼人哦，但在台灣，我去看病或帶家人去看病，我若不跟醫生說我是你的學長或老師哦，往往很可能會被虐待、百般刁難與羞辱，不會好好看診。我相信，大陸應該也跟台灣差不多。我甚至認為，在許多生活文化表現上，台灣肯定都還是要贏過大陸許多，比較文明，比較有法治，比較重視個人權益，比較友善，比較有禮貌，甚至比較守規矩。 <text:line-break/><text:line-break/>但在這裏頭，我卻看到一種趨勢，大陸是持續飛快進步，而台灣與西方卻急速墮落，文明與文化斷崖式地崩壞，價值崩盤，人渣橫行無阻。尤其這二十幾年來，島內隨著仇中反華之政治操弄，社會價值與道德秩序也隨之一併瓦解，善惡顛倒，是非沉淪。 <text:line-break/><text:line-break/>在這島上，只要是綠，只要仇中反華，你幾乎可以為所欲為，是非道德輕如陰毛，廉恥根本不值一個屁。住在這樣一個以光速般的速度價值崩壞的社會中，你會真心感到愉悅嗎？每天打開電視，翻開報紙，全是人渣，全是無恥謊言，全是齷齪貪婪的各種行徑。住在這樣一個迅速蛆化人渣化的社會中，也許餐廳服務員態度比大陸好一些，也許鄰里之間人與人之間溫情一些，但是，看到滿街豺狼滿街蛆，你會真心感到愉悅嗎？你對島嶼的明天還能抱著多少希望？ <text:line-break/><text:line-break/>三，種族因素。 <text:line-break/><text:line-break/>以社會內部發展來看，如上所說，西方確實比較文明，各種社會機制與運作比較成熟。但是，就跟島內一樣，隨著這些年瘋狂的妖魔化華人政治操弄，主流媒體瘋狂地抹黑中國，西方的仇中人口佔比由原先的也許兩、三成，迅速被炒作成七、八成，甚至九成。也就是說，你走在街上，你可以預期你周圍的人群之中，十個有八、九個是厭惡你，鄙視你，甚至仇視你的。他也許嘴巴上不說，甚至也許還會對你帶著一抹詭異的微笑，但你如果夠敏感，你就會知道西方人心裡在想些什麼。 <text:line-break/><text:line-break/>我們走在路上，迎面看到一隻狗走來，也許你也會對牠微笑，甚至說不定還會彎腰摸摸牠的頭，但是，狗還是狗。"狗與華人不准進入公園" 的百年恥辱不可能洗刷，除非咱們的拳頭夠硬，把洋人打趴，他才有可能改變心態思維。因為，拳頭是西方社會乃至西方文明據以判斷善惡與優劣的惟一標準。 <text:line-break/><text:line-break/>你在大陸，上街買個東西，很可能常會遇到凶巴巴的服務員。在西方社會遇到的機率比較低，洋人在這一點上比較 "文明"。但是，當你遇到一個態度惡劣的洋混蛋時，你得知道一點就是，他之所以對你態度惡劣，並非一視同仁，而是因為你不是白人；在洋人的教育中，只有白人才是人，只有白人的命才是命，其他人則只是一種動物，一種次人類，甚至把生命當成一種侵略與剝削的必然消耗品。 <text:line-break/><text:line-break/>大家聽過 "黑人的命也是命" 的口號吧？華人更是比黑人還矮一截，因為很多華人太窩囊了，被當成狗被人呵護，他還很開心；被洋大人罵了，他覺得是應該的，就像主人罵狗是應該的一樣。 <text:line-break/><text:line-break/>在大陸如果被服務員兇了，你不會太介意，因為他不是討厭你，不是針對你。但是，你要知道，在西方社會，某個服務員前一秒鐘對其它顧客也許還笑容燦爛，當下一個輪到你時，他很可能笑容就馬上不見了，皺起眉頭來了，彷彿你的存在讓他多麼不舒服似的。 <text:line-break/><text:line-break/>也許遇到這類法西斯人渣的機會不一定天天有，但是，三天兩頭遇到一次，你恐怕連殺人的心都會有了。生活在這樣的 "文明" 社會中，你會真心感到愉悅嗎？不管走到哪，你四周永遠有八成以上的人們對你是厭惡的，仇視鄙視的，生活其中，你會真心感到愉悅嗎？ <text:line-break/><text:line-break/>四，結構性才是重點。 <text:line-break/><text:line-break/>表面上，西方社會好像比較重視個人權益，重視個人意志，但是那是鬼扯蛋，那只是一種無甚意義的假象。一如世勤所說，美國疫情死了都快上百萬人了，其中大多是老弱窮殘，西方政權會鳥你嗎？反之，中共才是真正會照顧絕大多數的人權益。這樣一種結構因素才是重點，而非個人層面的自由假象。</text:p>
      <text:p text:style-name="P2">jackie   |  2022.03.29 10:01   |   <text:a xlink:type="simple" xlink:href="http://palinfo.habago.org/Entry?Command=Information_PrintForum&amp;#FORUM42150"><text:span text:style-name="T1">#</text:span></text:a></text:p>
      <text:p text:style-name="P3">昨天早上無意中看到一個影片，一個台灣女孩在美國住了將近20年，在日常與美國友人、同事相處閒聊中，無意中聽到令她出乎意料意的訊息： <text:line-break/><text:line-break/>原來在美國人眼中，「太平洋」只不過是美國的後院之一，太平洋是美國的「太平湖」， <text:line-break/><text:line-break/>美國在亞洲日韓駐軍的日本及韓國，則是美國的「後院」⋯， <text:line-break/><text:line-break/>至於美國的「種族融合」只是虛幻的表象罷了，實際上這些盎格魯薩克遜白種人的自我優越性展露無遺，自以為比其它白種人族群更加優越，更把其他有色人種視為劣等民族，這些自以為優越的盎格魯薩克遜的白種人，當然對中國人更充斥滿滿惡意的鄙視及日積月累由主流媒體所灌輸的仇中反華的仇恨⋯，白種人表面上對你客氣，心裡實際上可不是這麼想⋯ <text:line-break/><text:line-break/><text:line-break/>【台湾人在美国20年】这位台湾人很棒！对台湾失望 对美国反思 对大陆肯定 【1】 <text:a xlink:type="simple" xlink:href="https://youtu.be/DabhuSNfm_Y"><text:span text:style-name="T3">https://youtu.be/DabhuSNfm_Y</text:span></text:a><text:s/><text:line-break/><text:line-break/><text:line-break/><text:line-break/></text:p>
      <text:p text:style-name="P2">許世勤   |  2022.03.29 09:41   |   <text:a xlink:type="simple" xlink:href="http://palinfo.habago.org/Entry?Command=Information_PrintForum&amp;#FORUM42149"><text:span text:style-name="T1">#</text:span></text:a></text:p>
      <text:p text:style-name="P4">美國疫情死了這麼多人，強調個人主義的美國社會，也沒看到多少對個體或個人的關懷。亞馬遜以壓榨員工著稱，但老闆只想著太空旅行，還假惺惺「感謝」自己的員工。疫情讓多數民眾生活更為艱辛，倒是富豪們的財富大量增加，增速還是疫情爆發前的數倍。 <text:line-break/><text:line-break/>台灣社會也是一樣，隨人顧性命，真正關懷弱勢的有多少？拳頭大的人講話說了算，真正聽到弱勢者心聲的有多少？或是把個人的慾望無限上綱為「人權」，無視對群體的衝擊，或「我的反對是正義，你反對我就是反民主」。很多弱勢者因為缺乏「新聞價值」或不在「進步價值」的界定範圍中，這些弱勢者的心聲根本連發聲都不可能。我倒是傾向體制的好壞將由民生結果決定，體制也決定整體政治是以理智進行決策，還是以信仰做為決策模式。至少中共是目前世界上少數能進行合理決策的政權，這可以確保財富分配呈常態分布，確保中產階級的社會，穩定而可以持續發展的社會，而不是二八法則或者冪律分布，那叫叢林法則，叢林法則正是西方世界或資本主義的真面目。大多數的人民，求的就是一個安居樂業，但這個目標卻變得愈來愈艱困。</text:p>
      <text:p text:style-name="P2">欧婷婷   |  2022.03.29 02:13   |   <text:a xlink:type="simple" xlink:href="http://palinfo.habago.org/Entry?Command=Information_PrintForum&amp;#FORUM42148"><text:span text:style-name="T1">#</text:span></text:a></text:p>
      <text:p text:style-name="P3">看到陈医师一直对中国大陆寄予厚望，我所见大陆的社会并不是一个关心“人”或者说关心个体的心灵、关心弱势群体痛苦的社会，虽然有一句口号“以人为本”，但大部分拥有权力、资源的人，为政绩、利益、面子……可以牺牲对个体的关怀，也可以说是根本没有想过这些。就算没有什么权力和资源的普通人也是一样，大有对“宏伟目标”、自己理想的图景感到亢奋不已，对个体的苦痛比较缺乏体谅的。也许因为有着为集体如家庭、学校、单位……的所谓荣誉压抑个人的传统，每个人都会被这传统浸染。倒不是说这些不会起到正面的作用。若您到大陆居住一段时间，可能会感到很失望。</text:p>
      <text:p text:style-name="P2">孫從輔   |  2022.03.28 23:43   |   <text:a xlink:type="simple" xlink:href="http://palinfo.habago.org/Entry?Command=Information_PrintForum&amp;#FORUM42147"><text:span text:style-name="T1">#</text:span></text:a></text:p>
      <text:p text:style-name="P4">To Jackie, <text:line-break/><text:line-break/>我認為質疑這種問題的人是沒把事情搞清楚。病毒分子會隨時間分解，而其中有一定的隨機性。低溫環境只是延緩其分解，並不改變隨機性。病毒可以透過低溫運輸傳播是事實，但質疑為何不是每一次的低溫運輸皆能傳播病毒，就像質疑為何這次大樂透的中獎人在高雄，難道台北沒人買彩票嗎？這是毫無意義的。</text:p>
      <text:p text:style-name="P2">jackie   |  2022.03.28 12:35   |   <text:a xlink:type="simple" xlink:href="http://palinfo.habago.org/Entry?Command=Information_PrintForum&amp;#FORUM42146"><text:span text:style-name="T1">#</text:span></text:a></text:p>
      <text:p text:style-name="P3">承續「影片：武漢疫情疑似與美國進口冰鮮龍蝦相關 <text:a xlink:type="simple" xlink:href="https://mp.weixin.qq.com/s/UyrVXA5t0rbNQI7fklc_9g"><text:span text:style-name="T3">https://mp.weixin.qq.com/s/UyrVXA5t0rbNQI7fklc_9g</text:span></text:a>」 這則留言～ <text:line-break/><text:line-break/><text:line-break/>有人質疑：『美國為何沒進口冰鮮龍蝦到北京、青島、上海、廣州？偏偏運到內地的武漢！』 <text:line-break/><text:line-break/><text:line-break/>武汉疫情疑似与美国进口冰鲜龙虾相关 <text:line-break/>【#武汉疫情疑似与美国进口冰鲜龙虾相关#】#全球传真# 2019年7月，美国暴发“电子烟肺炎”。11月，一批美国龙虾通过冷链运输到湖北武汉；12月，武汉新冠肺炎疫情暴发。与这批龙虾有接触的商户员工和使用过龙虾包装袋的商店工作人员成为最早一批感染者，而美国“电子烟肺炎”却随之消失。这背后到底发生了什么？ <text:a xlink:type="simple" xlink:href="http://t.cn/A66ftXA8"><text:span text:style-name="T3">http://t.cn/A66ftXA8</text:span></text:a><text:s/><text:line-break/><text:line-break/><text:line-break/>依據該影片描述：因為當時只有華南海鮮市場的一個商戶鄭老板有在網路上訂購美國龍蝦，運載該批龍蝦的飛機在上海機場降落，第二天上午再由上海運送該批龍蝦到武漢，並有一部分分銷到華南市場，有一半分銷到其他酒店商戶，有人質疑大陸其他地區為何沒有進口美國龍蝦！因為當時有進口美國龍蝦的商戶只有在武漢的商戶鄭老板，其他地區並沒有商戶特別去向美國訂購龍蝦⋯</text:p>
      <text:p text:style-name="P2">陳真   |  2022.03.28 02:25   |   <text:a xlink:type="simple" xlink:href="http://palinfo.habago.org/Entry?Command=Information_PrintForum&amp;#FORUM42145"><text:span text:style-name="T1">#</text:span></text:a></text:p>
      <text:p text:style-name="P3">（續） <text:line-break/><text:line-break/>我並不禁止所謂極端主張或攻擊性言論，因為我自己從來就不是什麼溫情主義者，我沒那麼偽善。現實上，我主張鬥爭，但我始終是個鬥士，並且為之付出各種重大代價，而非空口白話。 <text:line-break/><text:line-break/>總之，人還是應該為自己的言論負責。至少，你總該讓一些人知道你是誰吧？無主言論一如廁所塗鴉，毫無意義。我若匿個名，說我叫做xyz,然後主張用核彈把美國從地球上抹去，或是在對岸主張血洗台灣，這樣的言行不會太窩囊嗎？ <text:line-break/><text:line-break/>在安全的地方講狠話是很沒出息的。你若在台灣，公開以真實身份主張血洗台灣，那我至少會敬你有幾分勇氣。</text:p>
      <text:p text:style-name="P2">陳真   |  2022.03.28 00:32   |   <text:a xlink:type="simple" xlink:href="http://palinfo.habago.org/Entry?Command=Information_PrintForum&amp;#FORUM42144"><text:span text:style-name="T1">#</text:span></text:a></text:p>
      <text:p text:style-name="P4">這位同學，如果你要發表任何一種攻擊性主張或極端言論，請你讓大家知道你是誰，好為你的言論負起應有的責任。匿名講狠話是很沒出息的不是嗎？匿名講狠話誰不會呢？ <text:line-break/><text:line-break/>還有，你之前貼的一則訊息提到美國某個研究機構的主任（sarabeth hartlage） <text:line-break/>意外過世是因為她揭發莫德納公司製造新冠病毒。這個消息是錯的。我沒看過她發表過任何相關言論或文字，相關論文也不是她所發表。 <text:line-break/><text:line-break/>查證訊息並不難。各位不要有僥倖心態，好像只要匿名就可以隨便信口開河。 <text:line-break/><text:line-break/>建立信任與信用很難，摧毀它卻很容易。我們的敵人的主要武器之一就是造謠，他們相信投注於散播謊言的成本遠低於軍事成本，因此控制主流媒體做為一種造謠工具，幾乎無一字可信，洗腦大眾，威力強大。 <text:line-break/><text:line-break/>但我還是相信真理與真相的永恆價值，對抗謊言的最好方式就是堅持誠信，否則不但根本不會有人相信你，而且，如果你跟敵人一樣爛，一樣無恥，一樣滿口謊言，憑什麼別人要支持你呢？ <text:line-break/><text:line-break/>我們今天之所以站在反美反西方帝國主義的堅定立場，並且力挺祖國以及任何良善正義的一方，難道不就是因為它們代表著善，代表著正直？全然有別於我們的敵人。 <text:line-break/><text:line-break/>大至舉世國際之間，小至台灣這樣一個小島，道理都一樣。如果我們也跟人渣黨這些完全依靠詐騙來貪取私利權力的人渣與走狗文人一樣，滿口謊言，好話說盡，壞事做絕，那我們乾脆就加入人渣走狗集團不就好了，何必跟人渣們站在對立面？</text:p>
      <text:p text:style-name="P2">赤   |  2022.03.27 22:54   |   <text:a xlink:type="simple" xlink:href="http://palinfo.habago.org/Entry?Command=Information_PrintForum&amp;#FORUM42143"><text:span text:style-name="T1">#</text:span></text:a></text:p>
      <text:p text:style-name="P3">不得不吐槽一下中國人的劣根性 <text:line-break/>老談什麼「王道思想」、「仁義道德」、「天下觀」 <text:line-break/>人家盎薩集團為達目的可以幹盡壞事 <text:line-break/>一回頭又佯裝聖母降世，高喊民主自由人權 <text:line-break/>順帶將自己拉的屎尿潑到你頭上 <text:line-break/><text:line-break/>這次普丁給中國人做了一個很好的示範 <text:line-break/>面對盎薩流氓集團，還跟他們談什麼道理 <text:line-break/>直接白刀子進，紅刀子出才是王道 <text:line-break/>台灣並沒有烏克蘭的地大縱深 <text:line-break/>解放軍的現代化程度又高出俄軍一截 <text:line-break/>不知王師何時要集結，枕戈待旦? </text:p>
      <text:p text:style-name="P2">赤   |  2022.03.27 22:16   |   <text:a xlink:type="simple" xlink:href="http://palinfo.habago.org/Entry?Command=Information_PrintForum&amp;#FORUM42142"><text:span text:style-name="T1">#</text:span></text:a></text:p>
      <text:p text:style-name="P4"><text:a xlink:type="simple" xlink:href="https://www.youtube.com/watch?v=t2EJFf2GHS4"><text:span text:style-name="T3">https://www.youtube.com/watch?v=t2EJFf2GHS4</text:span></text:a><text:s/><text:line-break/><text:a xlink:type="simple" xlink:href="https://www.youtube.com/watch?v=ofNTj1-ehHc"><text:span text:style-name="T3">https://www.youtube.com/watch?v=ofNTj1-ehHc</text:span></text:a><text:s/><text:line-break/><text:line-break/>美國政府針對國內外個體與群體的「投毒史」 <text:line-break/>果然人的想像力都來自於經驗 <text:line-break/>當美國指控別國如何如何 <text:line-break/>那就意味著: <text:line-break/>1.他們曾經這麼幹過 <text:line-break/>2.他們正在這麼幹 <text:line-break/>3.他們未來將會這麼幹 <text:line-break/><text:line-break/>酷刑、人體實驗、種族滅絕，美國可是老江湖了</text:p>
      <text:p text:style-name="P2">洋洋   |  2022.03.27 21:13   |   <text:a xlink:type="simple" xlink:href="http://palinfo.habago.org/Entry?Command=Information_PrintForum&amp;#FORUM42141"><text:span text:style-name="T1">#</text:span></text:a></text:p>
      <text:p text:style-name="P3">應該是在杭州吧。 <text:line-break/><text:line-break/>Luca&amp;;Rachele 路卡和瑞丽 <text:line-break/>我被隔離了？老外體驗驚心動魄12小時 <text:line-break/><text:a xlink:type="simple" xlink:href="https://youtu.be/70L-qB2-rQ8"><text:span text:style-name="T3">https://youtu.be/70L-qB2-rQ8</text:span></text:a></text:p>
      <text:p text:style-name="P2">鄭豐遠   |  2022.03.27 06:37   |   <text:a xlink:type="simple" xlink:href="http://palinfo.habago.org/Entry?Command=Information_PrintForum&amp;#FORUM42140"><text:span text:style-name="T1">#</text:span></text:a></text:p>
      <text:p text:style-name="P4">謝謝亦鳴轉貼這個影片及翻譯。真的是說得太好太對了。西方如此強大，即使是現在看來都是這樣難以擊敗，但如巴沙尔.阿萨德所說 "有史以来第一次，西方在其自身受众，以及其余观众面前赤裸裸地显露真身。" <text:line-break/><text:line-break/>我常想起西遊記，唐僧如此相信"西方"，但孫悟空卻是明白人，一次次提醒一次次警告，原因無他，因為孫悟空不笨，一雙火眼金睛更是厲害，能看到妖魔漂亮和善的外表和言辭下的真面目。當面具慢慢剝落，邪惡的面孔慢慢露出，唐僧終會需要認清事實，與之鬥爭。勝負難說，但至少你知道對面並不是朋友，而是想要把你滅國滅種的敵人。</text:p>
      <text:p text:style-name="P2">蔡亦鸣   |  2022.03.26 23:41   |   <text:a xlink:type="simple" xlink:href="http://palinfo.habago.org/Entry?Command=Information_PrintForum&amp;#FORUM42139"><text:span text:style-name="T1">#</text:span></text:a></text:p>
      <text:p text:style-name="P3"><text:a xlink:type="simple" xlink:href="https://www.youtube.com/watch?v=JoBkJPglIO0"><text:span text:style-name="T3">https://www.youtube.com/watch?v=JoBkJPglIO0</text:span></text:a><text:s/><text:line-break/><text:line-break/>本文为 3 月 17 日叙利亚总统巴沙尔.阿萨德的公开演讲，讨论乌克兰战争的性质和叙利亚对未来国际态势的研判。该演讲提供了国内鲜有讨论的中东视角，且来自一位重要阿拉伯国家元首面向政策制定者的演说，译者认为具有极高价值，遂进行翻译，感谢Syriana Analysis 进行的英语翻译。 <text:line-break/><text:line-break/>正如我们所见，世界并未走向稳定。恰恰相反，战争不断蔓延，可见的未来充满不稳定性。今天的（政治）事件细节并非我们关注的重点，重要的是一系列事件之间的联系以及与过往事件的关联，当我们能将它们联系在一起时，便能预见未来。同时，我们必须将这些其与叙利亚在战争期间、战争爆发前和过往传统的立场联系起来观察。当一切联系在一起时，我们便能判断叙利亚对未来的预测是对是错、是现实的还是幻想的。 <text:line-break/><text:line-break/>因此，如果要讨论今日事件，其当下和过去的根源都在于西方，因为过去上百年西方都在掌控世界或对其施加负面影响，或许超过 2 世纪之久。过去数百年，全世界面临的问题都源自战争、占领和杀戮，这些正是西方寻求之物，以此保障自身利益。 <text:line-break/><text:line-break/>讨论任何细节之前，必须讨论今天的最大公约数：第一，世界面临的苦难源自西方；第二，叙利亚和区域各国，自从奥斯曼在 1916离开后所受的苦难都直接和法国的占领有所关联，直至今日西方依旧对叙利亚图谋不轨。 <text:line-break/><text:line-break/>另一方面，今日的西方角色、存在和形象正在经历历史转折点，特别在乌克兰战争（爆发）之后。叙利亚和利比亚战争对西方有所影响，但乌克兰战争动摇了西方的根基。 <text:line-break/><text:line-break/>苏联解体是该过程中的一个重要细节，但西方当时依旧认为自身极为强大。真正意义上的转变发生在第二次世界大战，而这一次（乌克兰战争）则是第二次真正转变。 <text:line-break/><text:line-break/>既然所有问题和动荡都与西方有所关联，我会解释其中部分重点。对于在叙利亚的人来说十分熟悉，但对西方观众却是崭新的，对许多世界范围内被欺骗的人民来说，也是崭新的。正是基于这些重点，我们构建了对于未来数十年、而非数日、数月或数年的预期。 <text:line-break/><text:line-break/>首先，殖民主义西方，当我这么说的时候，并非意指特定民族，而是那些制定西方政策的政权和机构。因此当我谈到西方时，描述的是那些活跃的机构：说客、政府或与他们密切合作的政权。纵观历史，直至今日殖民主义西方丝毫未曾改变：美国在五十年代取代了英国和法国，这两国与其他西方一起依附于美国政策。西方在使用谎言和欺骗上愈发娴熟，更了解如何戴上不同的欺骗性面具以蒙骗不同民族，进行了数十年之久。 <text:line-break/><text:line-break/>今日的西方采取更加人道的措辞，同时却对世界犯下更多罪行。实际上，过去数十年使用的这些面具从未欺骗过叙利亚，因此西方对叙利亚及其人民抱有宿怨。但在叙利亚发生的事件让西方逐步撕破面具，乌克兰战争则迫使西方一次摘掉所有剩余的面具。有史以来第一次，西方在其自身受众，以及其余观众面前赤裸裸地显露真身。 <text:line-break/><text:line-break/>摘下面具自然有其代价：摘除面具摧毁了虚伪西方宣传的根基，这些宣传自二战以来就成为官方说辞。首先，西方证明其丝毫不在乎国际法，正是他们摧毁了国际法，美国首当其冲。西方在过去数十年间践踏国际法机构，将世界变为丛林。部分浪漫和单纯的观众可能会问：是否存在相关法律文件或法律证据来正当化俄罗斯在乌克兰的干涉？我们必须认识到法律并非书面文件，而 <text:line-break/>是实际操作。如果一国有书面法律却无司法部门，没有法官和警察，那么法律有何意义？国家会变成丛林，遵纪守法的人毫无地位，该国只会有法外之徒、强盗和窃贼。真相是：在苏联解体后，世界已经变成了丛林，而西方就是窃贼。不存在国际法，没有相关机构，什么都没有。因此，在不存在国际法和执法能力的前提下讨论国际法毫无意义。 <text:line-break/><text:line-break/>俄罗斯官员在 15 年前就说过：西方唯一政策就是权力以及最强者的政治，因此他们试图把世界变为丛林。至于言论自由，西方吹捧的最重要原则之一，早已坠入深渊不见踪影。最晚 20 年前，在乔治.W.布什上台后，西方世界永远只有一种观点，所有人都朝同一方向移动：政府、说客、公司、媒体，以及最近，社交媒体。数以百万计人口只有一种声音，这是哪门子的“民主西方”？当美国对叙利亚感到愤怒时，突然间所有观点团结一致反对叙利亚，采取完全相同的措辞。当他们想为犹太复国主义（译者注：指以色列）辩护时，所有人也异口同声说着相同的话。 <text:line-break/>以及最近，当他们对俄罗斯发飙时，允许针对俄罗斯的暴力，观点同样一面倒。真实情况是：言论和观点自由仅仅指你可以拥有和西方相同的一个观点，这就是真相。拥有财产的自由是资本主义体系的重要支柱之一，但当他们对俄罗斯感到愤怒时，旋即没收了所有海外俄罗斯财产，无论国有还是私营。 <text:line-break/><text:line-break/>这让我们想起来过去全面没收叙利亚财产的历史，还有利比亚、伊拉克、伊朗等等。 <text:line-break/><text:line-break/>因此，财产自由仅仅指西方拥有他人财产的自由。西方已对任何与他们不同者充分展露其种族主义和隐藏的仇恨。我们以为这仅仅是针对穆斯林和阿拉伯人……并非如此，对所有人都适用。今天对俄罗斯所展现的恨意史无前例，却并非新闻，对俄和其他人的恨意已经延续数个世纪。二战的一个重要例子是：西方对于希特勒入侵俄国非常高兴，无人讨论俄罗斯的 2600 万受害者。西方和他（希特勒）既无矛盾也未曾试图攻击他，他们只在二战最后阶段，（希特勒）即将败北的时刻才展开攻击，确保俄国无法抢走胜利，故而发动诺曼底登陆。西方证明，他们既没有朋友，也没有敌人。不，他们证明自己只有一个敌人：任何阻挡他们获得物质利益的人就是敌人。不是共产主义，不是伊斯兰，不是纳粹，不是中国，不是俄罗斯，不是任何党派。只要符合他们的利益就是朋友，与其利益对立就是敌人，毫无原则可言。 <text:line-break/><text:line-break/>但最后，也是最丑恶的真相，知道的人并不多，那就是西方号称自己反对纳粹主义，以及犹太复国主义（译者注：以色列）反对纳粹主义。鲜有人知，那些乌克兰纳粹-曾经与希特勒在安保、军事和意识形态上紧密合作的纳粹组织，在二战结束后一些（纳粹）领导人被送去欧洲，部分前往美国。在五十年代，CIA 要求美国当局解除对纳粹团体的禁令，因为他们对于美国在乌克兰的利益至关重要，此时乌克兰还是苏联的一部分。这是历史讨论，今天的证据是：泽连斯基是个犹太复国主义者，却支持那些二战时与希特勒并肩作战的极端民族主义组织，其中部分人参与了对犹太人的大屠杀。这个犹太复国主义者怎能支持这些组织？西方支持这些组织，今天被称作右翼“亚速营”，成天为犹太大屠杀哭天抢地的复国主义以色列支持的领导人正在支持屠杀犹太人的纳粹分子。 <text:line-break/><text:line-break/>这证实了西方的每句话都是谎言，他们只在乎控制全世界，掠夺资源，塞满自己的金库。 <text:line-break/><text:line-break/>这一切对我们而言意味着什么？重点是在过去数十年里和西方打交道的时候，叙利亚并未采取极端主义视角，却常被指责是极端主义、漫天要价、以及读不懂世界地图。（译者注：可能指戈兰高地和舍巴农场相关的领土争端问题）而我们仅仅只是坚持自身权利和现实主义的预期，因为西方从未给过我们任何东西。结论是，叙利亚的立场和预期被证明是正确的。第二，我们不能指望西方在可见的未来有所改变，因为他们几个世纪以来都未曾改变过，不可能指望他们突然有一天开始在任何叙利亚或他国事务上发挥客观、公正或善意作用。第三，叙利亚国和叙利亚政府在 2005 年讨论的向东看政策现在更凸显正确。事实证明不能依仗西方，而且东方已经变得高度发达，能有效满足世界上多数国家的一切需求。没有封锁、没有天下第一优越感、也不会在每个领域试图控制我们的命运。今天我们并不质疑西方在技术、科学、组织和行政方面的成就。但我们也毫不怀疑，政治意义上的西方是一个道德败坏的西方，简单地说，这一形象将塑造我们未来对西方的观点以及打交道的方式，这与过去数十年来我们的观点差异不大。在我们看来，世界正驶向冲突，这些冲突的代价将会出现在所有人身上，在世界每个角落，尤其是经济层面上发生。我们是这个世界的一部分并且必须严肃思考解决方案来面对这一严酷的现实。</text:p>
      <text:p text:style-name="P2">赤   |  2022.03.26 23:12   |   <text:a xlink:type="simple" xlink:href="http://palinfo.habago.org/Entry?Command=Information_PrintForum&amp;#FORUM42138"><text:span text:style-name="T1">#</text:span></text:a></text:p>
      <text:p text:style-name="P5"><text:a xlink:type="simple" xlink:href="https://s.weibo.com/weibo?q=%E8%8E%AB%E5%BE%B7%E7%B4%8D"><text:span text:style-name="T5">https://s.weibo.com/weibo?q=%E8%8E%AB%E5%BE%B7%E7%B4%8D</text:span></text:a><text:span text:style-name="T6"><text:s/><text:line-break/>才剛剛談完巧合 <text:line-break/>巧合馬上發生了</text:span></text:p>
      <text:p text:style-name="P2">孫從輔   |  2022.03.26 13:05   |   <text:a xlink:type="simple" xlink:href="http://palinfo.habago.org/Entry?Command=Information_PrintForum&amp;#FORUM42137"><text:span text:style-name="T1">#</text:span></text:a></text:p>
      <text:p text:style-name="P3">推薦賽雷話金的影片：緊急刪除、神秘病毒，生化實驗…美國在烏克蘭究竟做了什麼？ <text:line-break/><text:line-break/><text:a xlink:type="simple" xlink:href="https://youtu.be/HVxZMA6JBWc"><text:span text:style-name="T3">https://youtu.be/HVxZMA6JBWc</text:span></text:a><text:s/><text:line-break/><text:line-break/>這裡面資訊很多，但應該也只是冰山的一角，事件的因果關係也不一定是影片中說的那樣。一般人只能儘量吸收漏出的片斷資訊，以期將來能對全貌稍有了解。</text:p>
      <text:p text:style-name="P2">陳真   |  2022.03.24 16:59   |   <text:a xlink:type="simple" xlink:href="http://palinfo.habago.org/Entry?Command=Information_PrintForum&amp;#FORUM42136"><text:span text:style-name="T1">#</text:span></text:a></text:p>
      <text:p text:style-name="P3">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2">张证壹   |  2022.03.24 15:31   |   <text:a xlink:type="simple" xlink:href="http://palinfo.habago.org/Entry?Command=Information_PrintForum&amp;#FORUM42135"><text:span text:style-name="T1">#</text:span></text:a></text:p>
      <text:p text:style-name="P3">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2">张证壹   |  2022.03.24 14:55   |   <text:a xlink:type="simple" xlink:href="http://palinfo.habago.org/Entry?Command=Information_PrintForum&amp;#FORUM42134"><text:span text:style-name="T1">#</text:span></text:a></text:p>
      <text:p text:style-name="P3">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2">洋洋   |  2022.03.24 13:23   |   <text:a xlink:type="simple" xlink:href="http://palinfo.habago.org/Entry?Command=Information_PrintForum&amp;#FORUM42133"><text:span text:style-name="T1">#</text:span></text:a></text:p>
      <text:p text:style-name="P3">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3">2017年普丁說是真的 :-) <text:line-break/><text:line-break/><text:line-break/><text:a xlink:type="simple" xlink:href="http://military.people.com.cn/BIG5/n1/2017/1102/c1011-29623102.html"><text:span text:style-name="T3">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4">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3">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3">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3">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3">https://tinyurl.com/3hm3uavh</text:span></text:a></text:p>
      <text:p text:style-name="P2">鄭豐遠   |  2022.03.24 09:43   |   <text:a xlink:type="simple" xlink:href="http://palinfo.habago.org/Entry?Command=Information_PrintForum&amp;iPage=1#FORUM42128"><text:span text:style-name="T1">#</text:span></text:a></text:p>
      <text:p text:style-name="P4">早上看到這個網頁: <text:a xlink:type="simple" xlink:href="https://mp.weixin.qq.com/s/yeRN8zDsGN0O0GjYsAGNRg"><text:span text:style-name="T3">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3">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3">每日一圖 <text:line-break/><text:line-break/><text:a xlink:type="simple" xlink:href="http://shorturl.at/fntBW"><text:span text:style-name="T3">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4">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3">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4">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3">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4">你有筆誤，應是“去納粹化”。</text:p>
      <text:p text:style-name="P2">蔡亦鸣   |  2022.03.22 12:26   |   <text:a xlink:type="simple" xlink:href="http://palinfo.habago.org/Entry?Command=Information_PrintForum&amp;iPage=1#FORUM42120"><text:span text:style-name="T1">#</text:span></text:a></text:p>
      <text:p text:style-name="P3">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3">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4"><text:a xlink:type="simple" xlink:href="https://zeitgeschehen-im-fokus.ch/en/newspaper-ausgabe-en/article-translated-in-english.html#article_1319"><text:span text:style-name="T3">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3">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4">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3">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3">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4">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3">https://bit.ly/36dM7ui</text:span></text:a><text:s/><text:line-break/><text:line-break/>阿桑吉：我們的頭號敵人是無知： <text:line-break/><text:a xlink:type="simple" xlink:href="https://bit.ly/3IuE0qe"><text:span text:style-name="T3">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3">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3">https://yandex.com/</text:span></text:a><text:span text:style-name="T3"><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3">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3">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7">https://youtu.be/5-UJ8S63Tsw</text:span></text:a><text:s/>（有英文字幕） <text:line-break/><text:line-break/><text:a xlink:type="simple" xlink:href="https://rumble.com/embed/vubrga/"><text:span text:style-name="T3">https://rumble.com/embed/vubrga/</text:span></text:a><text:s/>(沒有英文字幕) <text:line-break/><text:line-break/>＊）Ukrainian agony - The concealed war <text:line-break/><text:line-break/><text:a xlink:type="simple" xlink:href="https://youtu.be/bkFVNRZv2eM"><text:span text:style-name="T3">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4">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3">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4">在中国出生长大的科学家自问：若晚出生十年，我还会来美国吗？ <text:line-break/><text:a xlink:type="simple" xlink:href="https://www.guancha.cn/internation/2022_03_19_631056.shtml"><text:span text:style-name="T3">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3">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3">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3">https://youtu.be/ilRY_95aeTc</text:span></text:a><text:s/></text:p>
      <text:p text:style-name="P2">陳真   |  2022.03.19 04:32   |   <text:a xlink:type="simple" xlink:href="http://palinfo.habago.org/Entry?Command=Information_PrintForum&amp;iPage=1#FORUM42107"><text:span text:style-name="T1">#</text:span></text:a></text:p>
      <text:p text:style-name="P4">美國的最後一張牌 <text:line-break/><text:line-break/>陳真 <text:line-break/><text:line-break/>2022.03.20. <text:line-break/><text:line-break/><text:line-break/>從輔說的在這： <text:line-break/><text:line-break/><text:a xlink:type="simple" xlink:href="https://bit.ly/3IqNJOe"><text:span text:style-name="T3">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3">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3">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4">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3">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3">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3">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3">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3">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5"><text:span text:style-name="T6">今天是若雪過世19周年： <text:line-break/><text:line-break/></text:span><text:a xlink:type="simple" xlink:href="https://bit.ly/3q5CxR2"><text:span text:style-name="T5">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3">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3">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5"><text:span text:style-name="T6">阿桑吉將在獄中結婚： <text:line-break/><text:line-break/></text:span><text:a xlink:type="simple" xlink:href="https://bit.ly/3i3vfsD"><text:span text:style-name="T5">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6"><text:a xlink:type="simple" xlink:href="https://www.bilibili.com/video/BV1aq4y1i7fx/"><text:span text:style-name="T5">https://www.bilibili.com/video/BV1aq4y1i7fx/</text:span></text:a><text:span text:style-name="T6"><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3">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3">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3">https://www.bilibili.com/video/BV1GT4y1y7zG</text:span></text:a><text:s/><text:line-break/>第二集 <text:line-break/><text:a xlink:type="simple" xlink:href="https://www.bilibili.com/video/BV1Dm4y1Z7q2"><text:span text:style-name="T3">https://www.bilibili.com/video/BV1Dm4y1Z7q2</text:span></text:a><text:s/><text:line-break/>第三集 <text:line-break/><text:a xlink:type="simple" xlink:href="https://www.bilibili.com/video/BV1e5411f7Eo"><text:span text:style-name="T3">https://www.bilibili.com/video/BV1e5411f7Eo</text:span></text:a><text:s/><text:line-break/>第四集 <text:line-break/><text:a xlink:type="simple" xlink:href="https://www.bilibili.com/video/BV16q4y147ex"><text:span text:style-name="T3">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3">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3">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3">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3">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6">俄烏背後的金融戰 <text:line-break/></text:span><text:a xlink:type="simple" xlink:href="https://youtu.be/u3a7yGKr4Rw"><text:span text:style-name="T5">https://youtu.be/u3a7yGKr4Rw</text:span></text:a><text:span text:style-name="T6"><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3">https://youtu.be/Yo4QBTy_Yfs</text:span></text:a><text:s/><text:line-break/>台灣人善心再次大噴發烏克蘭捐款專戶五天衝3億元 <text:line-break/><text:a xlink:type="simple" xlink:href="https://youtu.be/iJhYY8gcCCg"><text:span text:style-name="T3">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3">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3">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7"><text:span text:style-name="T8">李輝焱</text:span><text:s/>  |  2022.03.07 12:52   |   <text:a xlink:type="simple" xlink:href="http://palinfo.habago.org/Entry?Command=Information_PrintForum&amp;iPage=1#FORUM42072"><text:span text:style-name="T1">#</text:span></text:a></text:p>
      <text:p text:style-name="P8"><text:span text:style-name="T7"><text:line-break/></text:span>我直接貼算了一直失敗<text:span text:style-name="T7"><text:s/><text:line-break/><text:line-break/><text:line-break/></text:span>從個人經歷談中國年輕一代認識中西方道路的心路歷程<text:span text:style-name="T7"><text:s/><text:line-break/></text:span>李曉鵬博士<text:span text:style-name="T7"><text:s/>2019-10-23 <text:line-break/><text:line-break/><text:line-break/><text:line-break/><text:line-break/></text:span>我生於<text:span text:style-name="T7">1982</text:span>年，改革開放後四年，是比較早的一批「<text:span text:style-name="T7">80</text:span>後」。今年三十出頭了。回顧這三十多年的生活，感覺自己非常幸運，可以在<text:span text:style-name="T7">30</text:span>年左右的時間裏，體驗到了人類社會兩千多年的變遷<text:span text:style-name="T7">——</text:span>從原始的農耕社會到工業化社會，再到移動互聯網和人工智能社會。這個過程讓我對中國和外部世界的認識經歷過很多次劇烈的沖擊和變化。<text:span text:style-name="T7"><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7"><text:s/><text:line-break/><text:line-break/></text:span>當時學校還有專門的假期叫農忙假<text:span text:style-name="T7">——</text:span>每年稻谷播種和收割的時候放假一周，中小學的孩子們都回家去幹農活。不然家長們會有意見，說讀書耽誤了農忙，就不讓孩子來念書了。<text:span text:style-name="T7"><text:s/><text:line-break/><text:line-break/></text:span>農忙時候幹的活兒，勞作方式跟兩千年前沒有多大的區別，犁田用牛、插秧用手，收割用鐮刀、打谷用架子。<text:span text:style-name="T7"><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7"><text:s/><text:line-break/><text:line-break/>1998</text:span>年，長江全流域發大水，筍溪河也一夜暴漲，把我家房子沖垮了。整條街被沖垮的房子不少。洪災過後，鄉政府趁機對街道進行修繕開發，搞旅遊，號稱「中山古鎮」。去年（<text:span text:style-name="T7">2015</text:span>年）春節還上了新聞聯播，被當成「青山綠水變金山銀山」的典型案例，現在就更火了。<text:span text:style-name="T7"><text:s/><text:line-break/><text:line-break/></text:span>我離開中山，是一級一級考試考出來的。當時還有一級行政區劃叫做區，比鄉高一級，比縣低一級。<text:span text:style-name="T7">1996</text:span>年去區裏面讀初中，<text:span text:style-name="T7">1997</text:span>年到江津縣城讀高中。<text:span text:style-name="T7">2000</text:span>年從縣裏面考到了北京的中國人民大學。念完大學，在博士期間去英國劍橋大學做訪學。後來又到美國哈佛做<text:span text:style-name="T7">Research Fellow</text:span>（大致可翻譯為「研究員」）。現已回到國內，定居北京，以研究為業。<text:span text:style-name="T7"><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7"><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7"><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7"><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7"><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7"><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7"><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7"><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7"><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7"><text:s/><text:line-break/><text:line-break/></text:span>中學時期，我努力的學習中國政治和中國革命史，崇拜毛澤東、周恩來、鄧小平這一些政治領袖。高考的時候，我的政治科目成績是重慶市第一名。<text:span text:style-name="T7"><text:s/><text:line-break/><text:line-break/></text:span>我家的生活水平在改革開放以後提高很快。小學的時候還有糧票<text:span text:style-name="T7">——</text:span>每個人每個月吃多少斤大米都要根據糧票配額供應。在配額內，國家統購統銷，價格比較便宜，超過配額的部分則花錢也買不到。一個青少年男子的配額是最高的，一個月可以吃<text:span text:style-name="T7">32</text:span>斤糧。我對這個數字印象深刻，每天都盼望著長大，盼望著到了中學以後就可以一個月吃<text:span text:style-name="T7">32</text:span>斤大米了。但等我真的上了中學，糧票製度就廢除了。<text:span text:style-name="T7"><text:s/><text:line-break/><text:line-break/></text:span>糧食放開以後，鎮上也通自來水了。以前是自己去河裏挑水，家裏有個大水缸，慢慢鎮上開始修自來水管了，一家一戶鋪進來。<text:span text:style-name="T7"><text:s/><text:line-break/><text:line-break/></text:span>後來政府又投資建了電視轉播站，買了衛星信號接收器，給家家戶戶接入有線電視。我們家也買了一臺很小的黑白電視機，可以看見中央一臺和二臺。<text:span text:style-name="T7">1992</text:span>年，鄧小平南巡講話以後，經濟更好了。之後，我們家就買了一個長虹的彩色電視機。家家戶戶生活的改善很明顯，吃的、穿的、用的都有提高。<text:span text:style-name="T7"><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7"><text:s/><text:line-break/><text:line-break/></text:span>等我<text:span text:style-name="T7">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7"><text:s/><text:line-break/><text:line-break/></text:span>這段時期我在思想上受中國特色社會主義教育，沒有太大的變化。對我思想刺激比較大的是<text:span text:style-name="T7">1999</text:span>年美國轟炸南聯盟大使館這個事。以前教科書上宣傳美國是資本主義帝國主義的頭子，大家都覺得美國很壞，但到底怎麽個壞法，沒有感覺。直到<text:span text:style-name="T7">1999</text:span>年，美國人在轟炸南聯盟的戰爭中，用導彈攻擊了中國駐南聯盟大使館，炸死了我們的外交人員，我們才第一次強烈的感受到來自美國的敵意和對國家的威脅。<text:span text:style-name="T7"><text:s/><text:line-break/><text:line-break/></text:span>那一年我<text:span text:style-name="T7">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7"><text:s/><text:line-break/><text:line-break/></text:span>一年後，我抱著這樣一種感情到北京開始念大學。<text:span text:style-name="T7"><text:s/><text:line-break/><text:line-break/></text:span>剛進校的時候宿舍沒有網絡，上個網得跑到校外的網吧去。大一下學期，學校開始在學生宿舍裏鋪設網線。我在<text:span text:style-name="T7">2001</text:span>年上半年，跟寢室另一個同學湊錢合夥買了一臺電腦，是一個臺式機，放在寢室上網。<text:span text:style-name="T7"><text:s/><text:line-break/><text:line-break/></text:span>沒過多久，<text:span text:style-name="T7">911</text:span>事件發生了，美國的世貿雙塔遭遇恐怖襲擊，大樓倒塌、死亡上萬人。當時，包括我在內，全班同學聽到這個消息都非常高興，歡呼雀躍<text:span text:style-name="T7">——</text:span>太好了，美國終於被人教訓了！<text:span text:style-name="T7"><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7"><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7"><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7"><text:s/><text:line-break/><text:line-break/></text:span>從<text:span text:style-name="T7">9·11</text:span>事件到美軍攻打伊拉克，也就一年的時間，為什麽我們的思想會變化那麽大呢？<text:span text:style-name="T7"><text:s/><text:line-break/><text:line-break/></text:span>這是因為，我們進大學以後接受的思想、看到的東西，和高中時代完全不一樣。以前課堂上講的是國家編訂的教材，到了大學，特別是有了網絡以後，接觸的東西就全變了。<text:span text:style-name="T7"><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7">……</text:span>而中國則不民主、不法治、不自由、沒有人權<text:span text:style-name="T7">……</text:span>總之就是全面落後。<text:span text:style-name="T7"><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7"><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7"><text:s/><text:line-break/><text:line-break/></text:span>初中的時候，學校的老師們組織過罷課。因為鄉鎮政府拖欠老師的工資<text:span text:style-name="T7">——</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7"><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7"><text:s/><text:line-break/><text:line-break/></text:span>類似的事情還有很多，政府的官員，從小就給我留下了十分腐敗的印象。我考大學的時候報考法學專業，也是因為有這麽一個理想，認為法律、政治這種東西能夠改變中國的現狀。<text:span text:style-name="T7"><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7"><text:s/><text:line-break/><text:line-break/></text:span>這是我自孔子從壞人變好人以後，遭遇到的第二次思想顛覆。我發現以前所相信的東西竟然又都是錯誤的或者虛假的。<text:span text:style-name="T7"><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7"><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7"><text:s/><text:line-break/><text:line-break/></text:span>難道中國不也應該有這樣的製度嗎？我看到有很多中國的官員犯的錯誤嚴重的多，卻依然可以在自己的位置上高枕無憂，這顯然是應該改變的。<text:span text:style-name="T7"><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7"><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7"><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7"><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7">——</text:span>也就是先在京郊地區強製勞動一段時間，把回家的火車票錢掙出來，再遣返回到老家去。後來學校派人去給接出來了。<text:span text:style-name="T7"><text:s/><text:line-break/><text:line-break/></text:span>在強製收容遣返過程中，出現人員意外死亡的情況應該並不少見。但孫誌剛事件能影響這麽大，主要還是因為他是一個剛畢業的大學生，容易引起大學生這個群體的共鳴<text:span text:style-name="T7">——</text:span>誰也不想以後出來工作會莫名其妙被人抓起來打死。這個時候中國重點高校幾乎全部鋪通了網線，大學生們都可以在宿舍自由的上網，高校的網絡群體出現了，網絡輿論爆發的條件已經成熟。<text:span text:style-name="T7"><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7"><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7"><text:s/><text:line-break/><text:line-break/></text:span>這種思想一直持續到<text:span text:style-name="T7">2008</text:span>年我博士期間出國以前。<text:span text:style-name="T7"><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7">2004</text:span>年，我的一個講經濟的老師，在課上給我們說：他們去美國、英國玩，從國外買東西帶回國內，打開包裝發現盡然都是<text:span text:style-name="T7">made in china</text:span>。這種情況已非常普遍。聽到這種事情，很難不對中國產生一種自豪感。<text:span text:style-name="T7"><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7"><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7"><text:s/><text:line-break/><text:line-break/></text:span>另一件促使我思想轉變的大事情是美國<text:span text:style-name="T7">2007</text:span>年爆發次貸金融危機。我喜歡上網看《經濟學人》網站上的文章，<text:span text:style-name="T7">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7">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7"><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7"><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7"><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7"><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7"><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7"><text:s/><text:line-break/><text:line-break/></text:span>這時已經是<text:span text:style-name="T7">2010</text:span>年。金融危機以後這個世界變化的很大。我發現，原來有很多美國一流的學者竟然也認為中國非常厲害。他們認為中國崛起會挑戰美國的世界霸主地位。<text:span text:style-name="T7"><text:s/><text:line-break/><text:line-break/></text:span>在國內，我聽到的基本都是關於中國如何如何差，而美國如何如何好的言論。我想不到中國在美國精英們眼裏，竟然已經如此強大。這樣看來，中國還確實是有很多很厲害的地方。<text:span text:style-name="T7"><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7">2008</text:span>年的經濟結構大約相當於日本在<text:span text:style-name="T7">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7"><text:s/><text:line-break/><text:line-break/></text:span>美國社會跟英國社會比，問題可能更多。比如流浪漢、乞討的現象比英國更嚴重，貧民窟在各大城市隨處可見。在地鐵站臺上，時不時就會鉆出來一個人，向我討錢。這種情況很普遍。<text:span text:style-name="T7"><text:s/><text:line-break/><text:line-break/></text:span>此外，美國的社會治安也比英國更糟糕。在大城市，中國人都不敢去<text:span text:style-name="T7">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7">20</text:span>美元現金，遇到搶劫就給劫匪。如果多於<text:span text:style-name="T7">20</text:span>美元損失比較大，但如果少於<text:span text:style-name="T7">20</text:span>美元，劫匪可能就會傷害你。這似乎是一條劫匪們的潛規則。<text:span text:style-name="T7"><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7"><text:s/><text:line-break/><text:line-break/></text:span>在哈佛那段時間，《華爾街日報》發了一篇比較轟動的報道，一位被稱為「虎媽（<text:span text:style-name="T7">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7"><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7"><text:s/><text:line-break/><text:line-break/></text:span>早在<text:span text:style-name="T7">2004</text:span>年<text:span text:style-name="T7">——</text:span>我還完全沈浸於從經濟政治上學習西方道路的年代<text:span text:style-name="T7">——</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7"><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7">……</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7"><text:s/><text:line-break/><text:line-break/></text:span>回到中國以後，我帶著這個想法去讀很多書，回想自己過去多年的所見所聞，很多困擾自己多年的疑問逐漸變得清晰起來。<text:span text:style-name="T7"><text:s/><text:line-break/><text:line-break/>2011</text:span>年的<text:span text:style-name="T7">4</text:span>月<text:span text:style-name="T7">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7"><text:s/><text:line-break/><text:line-break/></text:span>「我可以在一個星期內寫一本厚厚的批評中國的書。然而，在有那麽多的不利的困境下<text:span text:style-name="T7">,</text:span>中國的高速增長持續了那麽久<text:span text:style-name="T7">,</text:span>歷史上從來沒有出現過。中國一定是做了非常對的事才產生了我們見到的經濟奇跡。那是什麽呢？這才是真正的問題。」<text:span text:style-name="T7"><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7"><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7">GDP</text:span>高，地方官員就會自信滿滿的向我們介紹經驗。有的地方經濟增長比較慢，官員介紹經驗的時候都缺乏信心，比較緊張，壓力也很大。<text:span text:style-name="T7">GDP</text:span>考核機製讓地方政府競爭性的去搞投資、拉項目、招商，成為中國經濟增長的重要動力。有很多人預言這種做法會導致經濟崩潰，然而這樣的預言總是失敗。<text:span text:style-name="T7"><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7"><text:s/><text:line-break/><text:line-break/></text:span>最終思考的成果，這就是我在<text:span text:style-name="T7">2012</text:span>年以博士論文為基礎修改出版的《這個國家會好嗎<text:span text:style-name="T7">——</text:span>中國崛起的經濟學分析》一書，這本書在張五常的基礎上對中國經濟製度作了更全面的闡述，也標誌著我再一次完成了巨大的思想轉變<text:span text:style-name="T7">——</text:span>從堅信中國應該走西方道路，變為堅信西方應該學習中國走中國道路。<text:span text:style-name="T7"><text:s/><text:line-break/><text:line-break/></text:span>在這本書裏面，我認為中國製度的優勢在於：把市場經濟製度和職業化的政治家製度結合起來，實現了市場與政府和合理分工，並維持政治和資本的勢力均衡。<text:span text:style-name="T7"><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7"><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7"><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7"><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7">——</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7">——</text:span>金融地產暴富、實業生存環境艱難，就是這種錯誤路線的集中體現。<text:span text:style-name="T7"><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7"><text:s/><text:line-break/><text:line-break/><text:line-break/><text:line-break/></text:span>我的思想的變化大概就是這麽一個過程。在同齡人中應該有一定代表性。比我更年輕的<text:span text:style-name="T7">90</text:span>後、<text:span text:style-name="T7">00</text:span>後一代，像我以前那樣認為中國應該完全學習西方體製的比例已經不高了。<text:span text:style-name="T7">90</text:span>後、<text:span text:style-name="T7">00</text:span>後經歷的變化比我們更少，在他們有政治意識的時候中國就已經成為了世界第二大強國，如果告訴他們西方的製度多麽多麽好，他們也不太會接受。他們從小就比較自信，從根子上認可自己的國家。<text:span text:style-name="T7"><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7">——</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7"><text:s/><text:line-break/><text:line-break/></text:span>我們在大學期間曾經頂禮膜拜的意見領袖，像茅<text:span text:style-name="T7">*</text:span>軾、張<text:span text:style-name="T7">*</text:span>迎這些人，片面主張中國應該學習西方，他們的論調不僅被轉變了思想的<text:span text:style-name="T7">80</text:span>後拋棄，在<text:span text:style-name="T7">90</text:span>後、<text:span text:style-name="T7">00</text:span>後中間越來越沒有市場，越來越不受歡迎了。<text:span text:style-name="T7"><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7"><text:s/><text:line-break/><text:line-break/></text:span>但時代不一樣了，我們這一代人，以及後面的<text:span text:style-name="T7">90</text:span>後、<text:span text:style-name="T7">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7"><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7"><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7"><text:s/><text:line-break/><text:line-break/></text:span>中國過去一百多年的探索史，每一代人遇到的難題不同、提出的解決方案不同，最後的成果也都有利有弊。後一代人對前一代人的探索，往往是既有繼承，也有揚棄。<text:span text:style-name="T7"><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7"><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7"><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7">——</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7"><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7"><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7"><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7"><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7"><text:s/><text:line-break/><text:line-break/>============= <text:line-break/><text:line-break/></text:span>李曉鵬，經濟學博士，著有《這個國家會好嗎》和《從黃河文明到一帶一路》、《重現偉大中華史》等。個人公眾號：李曉鵬博士。</text:p>
      <text:p text:style-name="P7"><text:span text:style-name="T8">李輝焱</text:span><text:s/>  |  2022.03.07 12:45   |   <text:a xlink:type="simple" xlink:href="http://palinfo.habago.org/Entry?Command=Information_PrintForum&amp;iPage=1#FORUM42071"><text:span text:style-name="T1">#</text:span></text:a></text:p>
      <text:p text:style-name="P9"><text:span text:style-name="T9">抱歉有兩篇沒貼好或可搜標題加李曉鵬博士</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line-break/></text:span><text:a xlink:type="simple" xlink:href="https://mp.weixin.qq.com/s/uXYtllgqRS03KBmqmnAc1g"><text:span text:style-name="T5">https://mp.weixin.qq.com/s/uXYtllgqRS03KBmqmnAc1g</text:span></text:a><text:span text:style-name="T10"><text:s/><text:line-break/><text:line-break/><text:line-break/><text:line-break/></text:span><text:span text:style-name="T9">从个人经历</text:span><text:span text:style-name="T11">谈中国年轻一代认识中西方道路的心路历程</text:span><text:span text:style-name="T10"><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7"><text:span text:style-name="T8">李輝焱</text:span><text:s/>  |  2022.03.07 12:30   |   <text:a xlink:type="simple" xlink:href="http://palinfo.habago.org/Entry?Command=Information_PrintForum&amp;iPage=1#FORUM42070"><text:span text:style-name="T1">#</text:span></text:a></text:p>
      <text:p text:style-name="P10"><text:span text:style-name="T10"><text:line-break/></text:span><text:span text:style-name="T9">今天才看到李晓</text:span><text:span text:style-name="T11">鹏博士的文章，很有预见性，供参考。最后一篇是大陆很多年轻人成长以来对西方崇拜转变为爱国经历过的事。</text:span><text:span text:style-name="T10"><text:s/><text:line-break/><text:line-break/></text:span><text:span text:style-name="T9">八年前</text:span><text:span text:style-name="T11">讨论乌克兰局势的文章《乌克兰局势：美国重大战略性失误及其体制根源》</text:span><text:span text:style-name="T10"><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5">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10"><text:s/><text:line-break/><text:line-break/></text:span><text:span text:style-name="T9">再</text:span><text:span text:style-name="T11">论乌克兰局势：对俄乌战争演进方向的一个推测</text:span><text:span text:style-name="T10"><text:s/><text:line-break/><text:line-break/></text:span><text:a xlink:type="simple" xlink:href="https://mp.weixin.qq.com/s/ZCa88T528lrqLggcA4hA2Q"><text:span text:style-name="T5">https://mp.weixin.qq.com/s/ZCa88T528lrqLggcA4hA2Q</text:span></text:a><text:span text:style-name="T10"><text:s/><text:line-break/><text:line-break/>2018</text:span><text:span text:style-name="T9">年的文章</text:span><text:span text:style-name="T11">关于贸易战</text:span><text:span text:style-name="T10"><text:s/><text:line-break/><text:line-break/></text:span><text:span text:style-name="T9">有些同志啊，实在是想中国崩</text:span><text:span text:style-name="T11">溃都想疯了</text:span><text:span text:style-name="T10"><text:s/><text:line-break/><text:line-break/></text:span><text:a xlink:type="simple" xlink:href="https://weibo.com/ttarticle/x/m/show/id/2309404269251824371202?_wb_client_=1"><text:span text:style-name="T5">https://weibo.com/ttarticle/x/m/show/id/2309404269251824371202?_wb_client_=1</text:span></text:a><text:span text:style-name="T10"><text:s/><text:line-break/><text:line-break/></text:span><text:span text:style-name="T9">从个人经历</text:span><text:span text:style-name="T11">谈中国年轻一代认识中西方道路的心路历程</text:span><text:span text:style-name="T10"><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10"><text:s/><text:line-break/><text:line-break/></text:span></text:p>
      <text:p text:style-name="P7"><text:span text:style-name="T8">陳真</text:span><text:s/>  |  2022.03.07 02:03   |   <text:a xlink:type="simple" xlink:href="http://palinfo.habago.org/Entry?Command=Information_PrintForum&amp;iPage=1#FORUM42069"><text:span text:style-name="T1">#</text:span></text:a></text:p>
      <text:p text:style-name="P11">我不知道你是誰，無意冒犯，亦無從冒犯，純粹針對你提供的資訊而論。<text:span text:style-name="T7"><text:s/><text:line-break/><text:line-break/></text:span>例如裡頭說烏克蘭賣淫是最受歡迎的旅遊項目，難怪西方人支持烏克蘭。這話的意思是怎樣？原來烏克蘭女人很賤，有錢就能玩？是西方人的性玩物及代理生小孩的工具？<text:span text:style-name="T7"><text:s/><text:line-break/><text:line-break/></text:span>你覺得這樣的法西斯言論像話嗎？<text:span text:style-name="T7"><text:s/><text:line-break/><text:line-break/></text:span>洋人很賤，烏克蘭人很賤，是歐洲的子宮，而咱中國人很高貴，所以我們不支持烏克蘭？<text:span text:style-name="T7"><text:s/><text:line-break/><text:line-break/></text:span>這像人話嗎？<text:span text:style-name="T7"><text:s/><text:line-break/><text:line-break/></text:span>總之，請各位提供資訊時，注意一下言論內涵的可信度與基本水平。</text:p>
      <text:p text:style-name="P7"><text:span text:style-name="T8">嗯呵</text:span><text:s/>  |  2022.03.07 01:08   |   <text:a xlink:type="simple" xlink:href="http://palinfo.habago.org/Entry?Command=Information_PrintForum&amp;iPage=1#FORUM42068"><text:span text:style-name="T1">#</text:span></text:a></text:p>
      <text:p text:style-name="P8">澄清一下。冷靜的學者，是指那位帶著偏黑墨鏡的來賓。<text:span text:style-name="T7"><text:s/><text:line-break/><text:line-break/></text:span>陳醫師的教導，在下會謹記於心。當然，引發您誤解，也必須申明所指為何。<text:span text:style-name="T7"><text:s/><text:line-break/><text:line-break/></text:span>再者，在下匿名也並非是有心做您所不齒的事情。<text:span text:style-name="T7"><text:s/><text:line-break/><text:line-break/></text:span>麻煩您，把今晚在下所發的所有貼文都刪掉，也好維持版面風格的前後一貫。<text:span text:style-name="T7"><text:s/><text:line-break/><text:line-break/></text:span>抱歉！抱歉！耽誤您的寶貴心力。</text:p>
      <text:p text:style-name="P7"><text:span text:style-name="T8">嗯呵</text:span><text:s/>  |  2022.03.07 00:56   |   <text:a xlink:type="simple" xlink:href="http://palinfo.habago.org/Entry?Command=Information_PrintForum&amp;iPage=1#FORUM42067"><text:span text:style-name="T1">#</text:span></text:a></text:p>
      <text:p text:style-name="P11">明白！明白！<text:span text:style-name="T7"><text:s/><text:line-break/><text:line-break/></text:span>陳醫師您作主。在下絕無異議。對不起哈！（當然，包括這一則也刪了吧）</text:p>
      <text:p text:style-name="P7"><text:span text:style-name="T8">嗯呵</text:span><text:s/>  |  2022.03.07 00:53   |   <text:a xlink:type="simple" xlink:href="http://palinfo.habago.org/Entry?Command=Information_PrintForum&amp;iPage=1#FORUM42066"><text:span text:style-name="T1">#</text:span></text:a></text:p>
      <text:p text:style-name="P6"><text:span text:style-name="T8">補上這位小姑娘的見解。剛才疏漏了，抱歉。</text:span><text:s/><text:line-break/><text:line-break/><text:line-break/><text:span text:style-name="T8">孤烟暮</text:span><text:span text:style-name="T12">蝉说时政：面对西方施压</text:span><text:s/><text:span text:style-name="T8">印度是怎么打好对外</text:span><text:span text:style-name="T12">舆论战的？</text:span><text:s/><text:line-break/><text:a xlink:type="simple" xlink:href="https://www.youtube.com/watch?v=23ZXkauiZqM"><text:span text:style-name="T13">https://www.youtube.com/watch?v=23ZXkauiZqM</text:span></text:a></text:p>
      <text:p text:style-name="P7"><text:span text:style-name="T8">陳真</text:span><text:s/>  |  2022.03.07 00:43   |   <text:a xlink:type="simple" xlink:href="http://palinfo.habago.org/Entry?Command=Information_PrintForum&amp;iPage=1#FORUM42065"><text:span text:style-name="T1">#</text:span></text:a></text:p>
      <text:p text:style-name="P11">你提供的資訊，水平太低，再貼我就要刪了。</text:p>
      <text:p text:style-name="P7"><text:span text:style-name="T8">陳真</text:span><text:s/>  |  2022.03.07 00:42   |   <text:a xlink:type="simple" xlink:href="http://palinfo.habago.org/Entry?Command=Information_PrintForum&amp;iPage=1#FORUM42064"><text:span text:style-name="T1">#</text:span></text:a></text:p>
      <text:p text:style-name="P8">我隨便點了一個這位匿名人士所提供的視頻，例如什麼烏克蘭最受歡迎的是買春，什麼歐洲子宮，它媽的這不就是法西斯才會這樣子針對族群去抹黑嗎？<text:span text:style-name="T7"><text:s/><text:line-break/><text:line-break/></text:span>一個人可以腦殘，但是不要卑鄙，不要有卑鄙之心。烏克蘭或任何國家的人民，都不是誰的仇敵。<text:span text:style-name="T7"><text:s/><text:line-break/><text:line-break/></text:span>一個人不會因為他剛好站在一個個所謂正確的立場<text:span text:style-name="T7">(</text:span>例如挺俄羅斯<text:span text:style-name="T7">)</text:span>，就可以任意去抹黑對方，或是用一些空洞修辭來醜化對方。<text:span text:style-name="T7"><text:s/><text:line-break/><text:line-break/></text:span>各位不要總以為自己匿名，然後便可以為所欲為，毫無責任感地任意散播扭曲資訊或法西斯思想。<text:span text:style-name="T7"><text:s/><text:line-break/><text:line-break/></text:span>至於那位司馬南，我看幾秒鐘就看不下去了，那叫做<text:span text:style-name="T7"><text:s/>"</text:span>冷靜的學者<text:span text:style-name="T7">"</text:span>？<text:span text:style-name="T7"><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7"><text:s/><text:line-break/><text:line-break/></text:span>各位堅持要匿名，我能勉強接受，但我認為，一個人如果不打算光明磊落地說話寫字，那他其實就應該保持沉默，而不是藉著匿名來規避最基本的責任，那很沒出息。</text:p>
      <text:p text:style-name="P7"><text:span text:style-name="T8">嗯呵</text:span><text:s/>  |  2022.03.07 00:34   |   <text:a xlink:type="simple" xlink:href="http://palinfo.habago.org/Entry?Command=Information_PrintForum&amp;iPage=1#FORUM42063"><text:span text:style-name="T1">#</text:span></text:a></text:p>
      <text:p text:style-name="P5"><text:span text:style-name="T8">覺得看圖文吸收資訊速度比較快的，可以參考這個磊哥在油管的社群。天天拿證據扒光米帝與西方小弟們自吹自擂的的悲天憫人、慈眉善目。</text:span><text:s/><text:line-break/><text:line-break/><text:span text:style-name="T8">新冠爆發後，這位磊哥從油管演算法裡跳出來，自己偶爾看看又出了什麼可以笑一笑或者不盡然認同的天津相聲。</text:span><text:s/><text:line-break/><text:line-break/><text:span text:style-name="T8">此番普丁揮軍要敉平納粹，這才發現磊哥在社群頁面裡另有一番天地。</text:span><text:s/><text:line-break/><text:line-break/><text:a xlink:type="simple" xlink:href="https://www.youtube.com/c/%E7%A3%8A%E5%93%A5%E8%81%8A%E6%94%BF%E7%BB%8F/community"><text:span text:style-name="T14">https://www.youtube.com/c/</text:span><text:span text:style-name="T15">磊哥聊政经</text:span><text:span text:style-name="T14">/community</text:span></text:a><text:s/><text:line-break/><text:line-break/><text:line-break/><text:span text:style-name="T8">隨便例舉最近的兩則資訊。</text:span><text:s/><text:line-break/><text:line-break/><text:line-break/><text:a xlink:type="simple" xlink:href="https://www.youtube.com/post/Ugkxqjrl79fw4vmSxcWuem_a5FfZl7OHSBLQ"><text:span text:style-name="T13">https://www.youtube.com/post/Ugkxqjrl79fw4vmSxcWuem_a5FfZl7OHSBLQ</text:span></text:a><text:s/><text:line-break/><text:line-break/><text:span text:style-name="T8">德国总理肖尔茨前几天在</text:span><text:span text:style-name="T12">议会称，欧洲大地已经有</text:span>75<text:span text:style-name="T8">年没有发生过俄</text:span><text:span text:style-name="T12">罗斯轰炸乌克兰的景儿了</text:span>...<text:span text:style-name="T12">啧～不知道他身边有没有人给他看看北约怎么炸的南斯拉夫</text:span>...<text:span text:style-name="T8">才</text:span><text:span text:style-name="T12">刚过</text:span>20<text:span text:style-name="T8">年</text:span>.. <text:line-break/><text:line-break/><text:line-break/><text:a xlink:type="simple" xlink:href="https://www.youtube.com/post/UgkxLf8xAs1CiMvqzI61JWvqztPbabP7z10b"><text:span text:style-name="T13">https://www.youtube.com/post/UgkxLf8xAs1CiMvqzI61JWvqztPbabP7z10b</text:span></text:a><text:s/><text:line-break/><text:line-break/>BBC<text:span text:style-name="T8">的中东地区</text:span><text:span text:style-name="T12">编辑，发了个图片，教乌克兰平民怎样向坦克扔燃烧瓶，评论区翻车，被网友各种骂</text:span><text:s/><text:line-break/><text:span text:style-name="T8">这是鼓</text:span><text:span text:style-name="T12">励平民去送死，日内瓦公约保护的是平民，但手持武器就不是平民了</text:span></text:p>
      <text:p text:style-name="P7"><text:span text:style-name="T8">嗯呵</text:span><text:s/>  |  2022.03.07 00:10   |   <text:a xlink:type="simple" xlink:href="http://palinfo.habago.org/Entry?Command=Information_PrintForum&amp;iPage=1#FORUM42062"><text:span text:style-name="T1">#</text:span></text:a></text:p>
      <text:p text:style-name="P12"><text:span text:style-name="T8">比較冷靜的學者給出的判斷，希望不會嚇到各位。</text:span><text:span text:style-name="T7"><text:s/><text:line-break/><text:line-break/><text:line-break/></text:span><text:span text:style-name="T8">司马南对</text:span>话吕祥：乌克兰战事是冷战的历史延续（司马会客厅对话吕祥先生<text:span text:style-name="T7"><text:s/></text:span><text:span text:style-name="T8">第一期）</text:span><text:span text:style-name="T7"><text:s/><text:line-break/></text:span><text:a xlink:type="simple" xlink:href="https://www.youtube.com/watch?v=c0DvsntK4S8"><text:span text:style-name="T16">https://www.youtube.com/watch?v=c0DvsntK4S8</text:span></text:a><text:span text:style-name="T7"><text:s/><text:line-break/><text:line-break/></text:span><text:span text:style-name="T8">《</text:span>乌克兰战事是冷战的历史延续》<text:span text:style-name="T7"><text:s/><text:line-break/></text:span><text:span text:style-name="T8">亚速</text:span>营、褐衫军为代表的新纳粹势力，直接的资助者正是美国人。<text:span text:style-name="T7"><text:s/><text:line-break/></text:span><text:span text:style-name="T8">拜登担任副总统的时候</text:span>负责处理乌克兰事务，现在负责乌克兰搞事的筹划者，很多人就是拜登团队的原班人马。某种意义上美国实现了目标：第一削弱俄罗斯，第二打击了欧洲，第三离间中俄。<text:span text:style-name="T7"><text:s/><text:line-break/></text:span><text:span text:style-name="T8">美国副国务卿</text:span>纽兰透露，以往为乌克兰美国花了<text:span text:style-name="T7">50</text:span><text:span text:style-name="T8">亿美元，去年秋天又提供了</text:span><text:span text:style-name="T7">9,000</text:span><text:span text:style-name="T8">万美元的安全</text:span>资助，最近又在加紧提供新的援助。<text:span text:style-name="T7"><text:s/><text:line-break/><text:line-break/><text:line-break/></text:span><text:span text:style-name="T8">司马南对</text:span>话吕祥：俄乌战争可能升级的一个方向（司马会客厅对话吕祥先生<text:span text:style-name="T7"><text:s/></text:span><text:span text:style-name="T8">第二期）</text:span><text:span text:style-name="T7"><text:s/><text:line-break/></text:span><text:a xlink:type="simple" xlink:href="https://www.youtube.com/watch?v=8sECJoXDXVk"><text:span text:style-name="T16">https://www.youtube.com/watch?v=8sECJoXDXVk</text:span></text:a><text:span text:style-name="T7"><text:s/><text:line-break/><text:line-break/></text:span><text:span text:style-name="T8">《俄</text:span>乌战争可能升级的一个方向》<text:span text:style-name="T7"><text:s/><text:line-break/></text:span><text:span text:style-name="T8">吕祥先生</text:span>认为现在媒体关于乌克兰战事极为夸张，闪电战什么的，大规模爆炸死伤的画面大都是虚构的，连我天津化工厂爆炸的图片都被剪进去冒充乌克兰什么电厂被炸。<text:span text:style-name="T7"><text:s/><text:line-break/></text:span><text:span text:style-name="T8">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7"><text:span text:style-name="T8">嗯呵</text:span><text:s/>  |  2022.03.07 00:00   |   <text:a xlink:type="simple" xlink:href="http://palinfo.habago.org/Entry?Command=Information_PrintForum&amp;iPage=2#FORUM42061"><text:span text:style-name="T1">#</text:span></text:a></text:p>
      <text:p text:style-name="P6"><text:span text:style-name="T8">列舉幾則直白一些的影片給潛水的新來朋友們，瞧瞧西方國家的虛偽。</text:span><text:s/><text:line-break/><text:line-break/><text:span text:style-name="T8">北京近年來一直出言警示，米帝帶著一幫西方小弟撕裂二次世界大戰戰勝法西斯之後的雅爾達體制。</text:span><text:s/><text:line-break/><text:line-break/><text:span text:style-name="T8">台灣也出現仰慕納粹的情況。</text:span><text:s/><text:line-break/><text:line-break/><text:line-break/><text:span text:style-name="T12">纳粹的幽灵：美利坚养蛊，乌克兰战争</text:span><text:s/>- 3 <text:line-break/><text:a xlink:type="simple" xlink:href="https://www.youtube.com/watch?v=aP7GucZXbBY"><text:span text:style-name="T13">https://www.youtube.com/watch?v=aP7GucZXbBY</text:span></text:a><text:s/><text:line-break/><text:line-break/><text:line-break/><text:span text:style-name="T8">孤烟暮</text:span><text:span text:style-name="T12">蝉说时政：和新冠共存</text:span><text:s/><text:span text:style-name="T8">却隔离了俄</text:span><text:span text:style-name="T12">罗斯的活人死人和猫</text:span><text:s/><text:line-break/><text:a xlink:type="simple" xlink:href="https://www.youtube.com/watch?v=cz0w23VlXL8"><text:span text:style-name="T13">https://www.youtube.com/watch?v=cz0w23VlXL8</text:span></text:a><text:s/><text:line-break/><text:line-break/><text:line-break/><text:span text:style-name="T12">乌克兰是如何变成欧洲子宫世界代孕中心的？乌克兰最受欢迎的旅游项目竟然是买春、我终于理解为什么西方国家都支持乌克兰了</text:span>…… <text:line-break/><text:a xlink:type="simple" xlink:href="https://www.youtube.com/watch?v=rpRGFER0PZk"><text:span text:style-name="T13">https://www.youtube.com/watch?v=rpRGFER0PZk</text:span></text:a><text:s/><text:line-break/><text:line-break/><text:line-break/><text:span text:style-name="T8">俄</text:span><text:span text:style-name="T12">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3">https://www.youtube.com/watch?v=gQaxH2J4J68</text:span></text:a></text:p>
      <text:p text:style-name="P7"><text:span text:style-name="T8">陳真</text:span><text:s/>  |  2022.03.06 16:27   |   <text:a xlink:type="simple" xlink:href="http://palinfo.habago.org/Entry?Command=Information_PrintForum&amp;iPage=2#FORUM42060"><text:span text:style-name="T1">#</text:span></text:a></text:p>
      <text:p text:style-name="P11">看吧！議論無用，拳頭才是真理。當你拳頭夠粗夠硬，走狗們就會搶著舔你的腳趾頭喊萬歲。</text:p>
      <text:p text:style-name="P7"><text:span text:style-name="T8">張萬康</text:span><text:s/>  |  2022.03.06 16:07   |   <text:a xlink:type="simple" xlink:href="http://palinfo.habago.org/Entry?Command=Information_PrintForum&amp;iPage=2#FORUM42059"><text:span text:style-name="T1">#</text:span></text:a></text:p>
      <text:p text:style-name="P10"><text:span text:style-name="T9">澳洲政論節目的主持人，把現場的俄裔澳洲青年轟出去。</text:span><text:span text:style-name="T10"><text:s/><text:line-break/></text:span><text:a xlink:type="simple" xlink:href="https://www.youtube.com/watch?v=zBNc5p852Fw"><text:span text:style-name="T5">https://www.youtube.com/watch?v=zBNc5p852Fw</text:span></text:a><text:span text:style-name="T10"><text:s/><text:line-break/><text:line-break/></text:span><text:span text:style-name="T9">原始連結</text:span><text:span text:style-name="T10">(</text:span><text:span text:style-name="T9">內容和上面的一樣</text:span><text:span text:style-name="T10">) <text:line-break/></text:span><text:a xlink:type="simple" xlink:href="https://m.weibo.cn/status/4743623679150955"><text:span text:style-name="T5">https://m.weibo.cn/status/4743623679150955</text:span></text:a></text:p>
      <text:p text:style-name="P7"><text:span text:style-name="T8">陳真</text:span><text:s/>  |  2022.03.06 02:22   |   <text:a xlink:type="simple" xlink:href="http://palinfo.habago.org/Entry?Command=Information_PrintForum&amp;iPage=2#FORUM42058"><text:span text:style-name="T1">#</text:span></text:a></text:p>
      <text:p text:style-name="P11">黑暗時代的英雄：阿桑吉、普丁和<text:span text:style-name="T7"><text:s/>Emir Kusturica <text:line-break/><text:line-break/></text:span>陳真<text:span text:style-name="T7"><text:s/><text:line-break/>2022. 03. 06. <text:line-break/><text:line-break/><text:line-break/></text:span>幾天前，<text:span text:style-name="T7">Kusturica </text:span>被一些國家<text:span text:style-name="T7"><text:s/>(</text:span>例如捷克<text:span text:style-name="T7">) </text:span>的電影節主辦單位撤銷過去頒給他的獎項，理由是說他和<text:span text:style-name="T7"><text:s/>"</text:span>俄羅斯合作<text:span text:style-name="T7">"</text:span>，比方說他在俄烏戰爭開打前一天<text:span text:style-name="T7">(2</text:span>月<text:span text:style-name="T7">23</text:span>日<text:span text:style-name="T7">)</text:span>，表明他將會找時間申請俄羅斯國籍。被影展單位撤銷獎項的更具體原因是，俄羅斯國防部長於俄烏戰爭前宣佈將邀請<text:span text:style-name="T7"><text:s/>Kusturica </text:span>擔任俄羅斯陸軍中央學術劇院主任。<text:span text:style-name="T7">Kusturica </text:span>對外表示，俄羅斯此一決定，對他個人而言，<text:span text:style-name="T7"><text:s/>"</text:span>深感榮耀<text:span text:style-name="T7">"</text:span>，但他實際上並沒有接受，表明個人並無此一生涯規劃。他說，他只答應為該劇院監製三齣戲劇。<text:span text:style-name="T7"><text:s/><text:line-break/><text:line-break/></text:span>儘管他並沒有接受這項職務，但是西方國家一堆文人走狗仍然還是以他<text:span text:style-name="T7"><text:s/>"</text:span>親俄<text:span text:style-name="T7">" </text:span>為由，再一次對他發動人身攻擊。上一次攻擊他是在他的祖國南斯拉夫陷入內戰時，他批評美國策動這場內戰。他的電影<text:span text:style-name="T7"><text:s/>"</text:span>地下社會<text:span text:style-name="T7">" </text:span>雖然獲得坎城影展金棕櫚獎，但該電影卻在西方引起無數走狗文人對他發動人格毀滅戰，罵他是統派<text:span text:style-name="T7"><text:s/>(</text:span>反對南斯拉夫被西方解體<text:span text:style-name="T7">)</text:span>，說他反民主反自由反人權，說他和什麼獨裁者站在一起云云。<text:span text:style-name="T7"><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7">RT </text:span>突然遭到西方飛彈的攻擊，那就是第三次世界大戰的到來。<text:span text:style-name="T7"><text:s/><text:line-break/><text:line-break/></text:span>這些年，<text:span text:style-name="T7">Kusturica </text:span>經常在一些電影節或演唱會場合上，穿上聲援阿桑吉的衣服，稱讚阿桑吉是這個<text:span text:style-name="T7"><text:s/>"</text:span>黑暗時代的英雄<text:span text:style-name="T7">"</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7"><text:s/><text:line-break/><text:line-break/>Kusturica</text:span>說，他想要告訴人們的是：歷史總是一再如此呈現，那些曾經改造了世界的英雄，卻總是被世人所遺忘或忽略。現在，這樣一個給世界帶來革命性價值的人<text:span text:style-name="T7">--</text:span>阿桑吉，已經快要死於監牢，但世人卻一無所知，取而代之的是主流媒體每天以各種謊言與垃圾流行資訊鋪天蓋地地對全世界進行疲勞轟炸與洗腦，以防我們挺身相抗。<text:span text:style-name="T7"><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7"><text:s/><text:line-break/><text:line-break/>Kusturica </text:span>聲援阿桑吉：<text:span text:style-name="T7"><text:s/><text:line-break/></text:span><text:a xlink:type="simple" xlink:href="https://bit.ly/3sTijMd"><text:span text:style-name="T16">https://bit.ly/3sTijMd</text:span></text:a><text:span text:style-name="T7"><text:s/><text:line-break/><text:line-break/></text:span>阿桑吉和<text:span text:style-name="T7">Kusturica</text:span>：<text:span text:style-name="T7"><text:s/><text:line-break/></text:span><text:a xlink:type="simple" xlink:href="https://bit.ly/35Ct64e"><text:span text:style-name="T16">https://bit.ly/35Ct64e</text:span></text:a><text:span text:style-name="T7"><text:s/><text:line-break/><text:line-break/></text:span>普丁和<text:span text:style-name="T7"><text:s/>Kusturica</text:span>：<text:span text:style-name="T7"><text:s/><text:line-break/></text:span><text:a xlink:type="simple" xlink:href="https://bit.ly/35UmVs0"><text:span text:style-name="T16">https://bit.ly/35UmVs0</text:span></text:a></text:p>
      <text:p text:style-name="P7"><text:span text:style-name="T8">陳真</text:span><text:s/>  |  2022.03.05 23:44   |   <text:a xlink:type="simple" xlink:href="http://palinfo.habago.org/Entry?Command=Information_PrintForum&amp;iPage=2#FORUM42056"><text:span text:style-name="T1">#</text:span></text:a></text:p>
      <text:p text:style-name="P8">向兩岸喊話<text:span text:style-name="T7"><text:s/><text:line-break/><text:line-break/></text:span>陳真<text:span text:style-name="T7"><text:s/><text:line-break/><text:line-break/>2022. 03. 05. <text:line-break/><text:line-break/><text:line-break/></text:span>這些美國軍火販子、血腥人渣是來撈我們的退休金的。相關文件為圖片，請看：<text:span text:style-name="T7"><text:s/><text:line-break/><text:line-break/></text:span><text:a xlink:type="simple" xlink:href="https://udn.com/news/story/122703/6141824"><text:span text:style-name="T16">https://udn.com/news/story/122703/6141824</text:span></text:a><text:span text:style-name="T7"><text:s/><text:line-break/><text:line-break/></text:span>不但撈台灣人的錢，更要台灣人的命。台灣人真的是不見棺材不掉淚，被人掏空身家財產，然後準備推入火坑當炮灰，然後還很開心，很驕傲。<text:span text:style-name="T7"><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7"><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7"><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7"><text:s/><text:line-break/><text:line-break/></text:span>在你們看來或是在任何一個腦袋正常的人看來都非常不可思議的離譜思維言行，在資訊完全封閉的台灣卻反而是一種普遍<text:span text:style-name="T7"><text:s/>"</text:span>常識<text:span text:style-name="T7">"</text:span>，仇中反華在這島上，就像太陽由東邊升起那樣理所當然。你很難在島內找到幾個腦袋正常或良心未泯的人。<text:span text:style-name="T7"><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7"><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7"><text:s/><text:line-break/><text:line-break/></text:span>我不怪祖國，不怪共產黨，但是話說回來，台灣人被美日鬼子及台奸漢奸糟蹋成這樣，難道不是因為祖國長年以來根本無能對抗美帝，無能保護台灣人所致？<text:span text:style-name="T7"><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7"><text:s/><text:line-break/><text:line-break/>======================= <text:line-break/></text:span>無投資交易？外交部曾推國發基金投資龐培歐任顧問公司<text:span text:style-name="T7"><text:s/><text:line-break/><text:line-break/>2022-03-05 01:55 </text:span>聯合報<text:span text:style-name="T7"><text:s/>/ </text:span>記者周志豪／台北即時報導<text:span text:style-name="T7"><text:s/><text:line-break/><text:line-break/></text:span>美國前國務卿龐培歐去年<text:span text:style-name="T7">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7"><text:s/><text:line-break/><text:line-break/><text:line-break/></text:span>據國發會去年<text:span text:style-name="T7">8</text:span>月<text:span text:style-name="T7">26</text:span>日簽辦外交部要求函文中表示，國發基金的成立是要透過投、融資方式，協助我國新興事業發展；但龐培歐協助的<text:span text:style-name="T7">Anarock</text:span>基金公司此次擬邀我方參與的投資計劃，卻多屬美國或印度的投資項目，不符規定。<text:span text:style-name="T7"><text:s/><text:line-break/><text:line-break/></text:span>駐美代表處去年<text:span text:style-name="T7">8</text:span>月<text:span text:style-name="T7">2</text:span>日發給外交部的電報指出，龐培歐率由其任資深顧問的<text:span text:style-name="T7">Anarock</text:span>公司投資長<text:span text:style-name="T7">Gino Ramadi</text:span>拜會駐美代表蕭美琴，盼引介公部門的退撫基金與勞退基金等潛在投資夥伴。<text:span text:style-name="T7"><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7"><text:s/><text:line-break/><text:line-break/></text:span>國發會簽文指出，<text:span text:style-name="T7">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7"><text:s/><text:line-break/><text:line-break/></text:span>國發會簽文表示，<text:span text:style-name="T7">Anarock</text:span>公司<text:span text:style-name="T7">Ramadi</text:span>表示，新冠疫情凸顯供應鏈重要性，促進電子商務成長，在東南亞尤其顯著，此為擴大投資最佳時機，盼我方協助引介潛在台灣投資夥伴，包括公部門退撫基金、勞保基金，與私部門創投基金及企業。<text:span text:style-name="T7"><text:s/><text:line-break/><text:line-break/></text:span>國發會簽文摘錄的「本案要點」中提到，龐培歐是<text:span text:style-name="T7">Anarock</text:span>基金公司資深顧問、可能的董事會主席，對本案甚為重視，「並有意於數月後訪台」，盼訪台前就相關投資合作取得具體進展，訪台時可與潛在合作夥伴進一步洽談。<text:span text:style-name="T7"><text:s/><text:line-break/><text:line-break/></text:span>但簽文也引述國發會產業處看法，表示我國政府所管的各基金或產業（如銀行、保險），均有主管機關與管理運用規範，國發會目前尚無主管的基金或私部門。<text:span text:style-name="T7"><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7"><text:s/><text:line-break/><text:line-break/></text:span>簽文指出，<text:span text:style-name="T7">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7"><text:s/><text:line-break/><text:line-break/>===================== <text:line-break/></text:span>獨／龐培歐訪台非為保台？駐美代表處電報指向商業考量<text:span text:style-name="T7"><text:s/><text:line-break/><text:line-break/>2022-03-04 03:09 </text:span>聯合報<text:span text:style-name="T7"><text:s/>/ </text:span>記者周志豪／台北即時報導<text:span text:style-name="T7"><text:s/><text:line-break/><text:line-break/></text:span>美國前國務卿龐培歐訪台，媒體詢及對台灣印象如何，他豎起大拇指比讚。記者曾吉松／攝影<text:span text:style-name="T7"><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7">Anarock</text:span>公司；抗中挺台是假，來台爭取退撫與勞保基金當「政治保護費」才是目的。<text:span text:style-name="T7"><text:s/><text:line-break/><text:line-break/></text:span>其實，龐培歐此次亞洲行早傳出有「商業考量」，駐美代表處該封於去年<text:span text:style-name="T7">8</text:span>月<text:span text:style-name="T7">2</text:span>日發給外交部的電報，相當程度坐實傳言。<text:span text:style-name="T7"><text:s/><text:line-break/><text:line-break/></text:span>根據駐美代表處該封電報指出，龐培歐去年<text:span text:style-name="T7">7</text:span>月<text:span text:style-name="T7">8</text:span>日即率<text:span text:style-name="T7">Anarock</text:span>公司投資長<text:span text:style-name="T7">Gino Ramadi</text:span>到雙橡園拜會駐美代表蕭美琴，會談過程，<text:span text:style-name="T7">Ramadi</text:span>也提到該公司盼與我方建立投資夥伴關係的構想。<text:span text:style-name="T7"><text:s/><text:line-break/><text:line-break/></text:span>電報中也提到，<text:span text:style-name="T7">Ramadi</text:span>於去年<text:span text:style-name="T7">7</text:span>月<text:span text:style-name="T7">19</text:span>日再與駐美代表處經濟組及紐約金管會同仁進行視訊會議，更具體說明盼我方引介公、私部門資金參與的投資計畫。會中即提到，龐培歐「有意於數月後訪台」，盼訪台前相關投資合作能取得具體進展。<text:span text:style-name="T7"><text:s/><text:line-break/><text:line-break/></text:span>電報指出，<text:span text:style-name="T7">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7">9</text:span>項。<text:span text:style-name="T7"><text:s/><text:line-break/><text:line-break/></text:span>電報中也記錄，<text:span text:style-name="T7">Ramadi</text:span>盼我方協助引介之潛在投資夥伴，包括公部門的退撫基金與勞退基金，以及私部門的創投基金與企業（如金融、保險、財務投資公司）等，還聲稱不同投資計畫可與不同投資夥伴合作。<text:span text:style-name="T7"><text:s/><text:line-break/><text:line-break/></text:span>電報中補充，<text:span text:style-name="T7">Ramadi</text:span>盼我方協助安排與我公、私部門潛在投資人視訊會議，並再強調，龐培歐對本案甚為重視，盼未來訪台時可與潛在合作夥伴進一步洽談。<text:span text:style-name="T7">Ramadi</text:span>還告知，龐培歐是<text:span text:style-name="T7">Anarock</text:span>公司資深顧問、未來的董事會主席。<text:span text:style-name="T7"><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7"><text:s/><text:line-break/><text:line-break/></text:span>據了解，外交部接獲駐美代表處電報後，已函請勞動部、銓敘部、中央銀行、金管會、經濟部與國發會就我國基金與外國基金合作的法規與可能類型提供意見。<text:span text:style-name="T7"><text:s/><text:line-break/><text:line-break/></text:span>知情人士表示，龐培歐此次來台並非為保台、挺台，而是要親自牽線當監軍，確保退撫基金、勞保基金與政府安排私部門基金及企業，對<text:span text:style-name="T7">Anarock</text:span>公司注資，質疑蔡政府作法，無異於是把軍公教退撫基金與勞保基金當政治保護費。</text:p>
      <text:p text:style-name="P7"><text:span text:style-name="T8">鄭豐遠</text:span><text:s/>  |  2022.03.05 09:27   |   <text:a xlink:type="simple" xlink:href="http://palinfo.habago.org/Entry?Command=Information_PrintForum&amp;iPage=2#FORUM42055"><text:span text:style-name="T1">#</text:span></text:a></text:p>
      <text:p text:style-name="P11">這裡提供一個連結，下面有一長串俄羅斯被西方制裁的清單。<text:span text:style-name="T7"><text:s/><text:line-break/><text:line-break/></text:span><text:a xlink:type="simple" xlink:href="https://user.guancha.cn/wap/content?id=707525&amp;;s=fwzxhfbt&amp;;fbclid=IwAR2JaOp0xC3kJQYT738X2q2nT1DofVTW-IYdjay2pVzUo_vUBgbcGTjetUg"><text:span text:style-name="T16">https://user.guancha.cn/wap/content?id=707525&amp;;s=fwzxhfbt&amp;;fbclid=IwAR2JaOp0xC3kJQYT738X2q2nT1DofVTW-IYdjay2pVzUo_vUBgbcGTjetUg</text:span></text:a><text:span text:style-name="T7"><text:s/><text:line-break/><text:line-break/></text:span>昨天怡靜還說，一些本應對所有生命都平等看待的醫療全球合作網路，竟然也把俄羅斯踢除，從此讓俄羅斯人自生自滅。<text:span text:style-name="T7"><text:s/><text:line-break/><text:line-break/></text:span>那些所謂中立國如瑞士，現在不但不中立，而且公開在許多方面支援納粹化的烏克蘭。<text:span text:style-name="T7"><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7"><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7"><text:s/>CNC </text:span>數控機床，比如芯片，比如大客機發動機，比如金融如跨國交易<text:span text:style-name="T7"><text:s/>SWIFT </text:span>系統，比如各種<text:span text:style-name="T7"><text:s/>IT </text:span>網路科技，比如各種社交發聲平台，比如全球運輸，比如石油能源，比如糧食的種子，比如各種民生娛樂。甚至，連整個互聯網的根伺服器都掌握在美國手上。<text:span text:style-name="T7"><text:s/><text:line-break/><text:line-break/></text:span>就連溫鐵軍這樣思想完全異於西方，甚至可說與之背道而馳的人，都公開說自己的一整套敘事邏輯和思想工具都是西方的。<text:span text:style-name="T7"><text:s/><text:line-break/><text:line-break/></text:span>現實是，地球就牢牢被西方人給掌握在手心裡，而現在整個西方似乎已經著魔，朝著完全納粹化的方向前進。<text:span text:style-name="T7"><text:s/><text:line-break/><text:line-break/></text:span>我們要面對的就是這樣一個敵人。俄羅斯似乎已經下定決心，要和這種人類公敵拼個你死我活，它並不是一場戲，而是關乎全人類的存續，我們中國人的未來又在何方<text:span text:style-name="T7">?</text:span></text:p>
      <text:p text:style-name="P7"><text:span text:style-name="T8">賴志昌</text:span><text:s/>  |  2022.03.04 23:26   |   <text:a xlink:type="simple" xlink:href="http://palinfo.habago.org/Entry?Command=Information_PrintForum&amp;iPage=2#FORUM42054"><text:span text:style-name="T1">#</text:span></text:a></text:p>
      <text:p text:style-name="P10"><text:span text:style-name="T9">剛剛也看了法國紀錄片頓巴斯，補一個這紀錄片被發掘的起因。</text:span><text:span text:style-name="T10"><text:s/><text:line-break/><text:line-break/></text:span><text:a xlink:type="simple" xlink:href="https://www.youtube.com/watch?v=7L_kKw_HxwQ"><text:span text:style-name="T5">https://www.youtube.com/watch?v=7L_kKw_HxwQ</text:span></text:a></text:p>
      <text:p text:style-name="P7"><text:span text:style-name="T8">李念淨</text:span><text:s/>  |  2022.03.04 22:55   |   <text:a xlink:type="simple" xlink:href="http://palinfo.habago.org/Entry?Command=Information_PrintForum&amp;iPage=2#FORUM42053"><text:span text:style-name="T1">#</text:span></text:a></text:p>
      <text:p text:style-name="P9"><text:a xlink:type="simple" xlink:href="https://space.bilibili.com/4160149/dynamic"><text:span text:style-name="T5">https://space.bilibili.com/4160149/dynamic</text:span></text:a><text:span text:style-name="T10"><text:s/><text:line-break/></text:span><text:span text:style-name="T9">另外翻譯的人有提供可以直接下載的方法</text:span></text:p>
      <text:p text:style-name="P7"><text:span text:style-name="T8">李念淨</text:span><text:s/>  |  2022.03.04 22:39   |   <text:a xlink:type="simple" xlink:href="http://palinfo.habago.org/Entry?Command=Information_PrintForum&amp;iPage=2#FORUM42052"><text:span text:style-name="T1">#</text:span></text:a></text:p>
      <text:p text:style-name="P8"><text:a xlink:type="simple" xlink:href="https://www.acfun.cn/v/ac33866984"><text:span text:style-name="T16">https://www.acfun.cn/v/ac33866984</text:span></text:a><text:span text:style-name="T7"><text:s/><text:line-break/><text:line-break/></text:span>似乎是法國的紀錄片<text:span text:style-name="T7"><text:s/></text:span>頓巴斯<text:span text:style-name="T7"><text:s/><text:line-break/></text:span>有中文字幕可以直接看<text:span text:style-name="T7"><text:s/><text:line-break/><text:line-break/></text:span>這還是<text:span text:style-name="T7">2017</text:span>年的影片<text:span text:style-name="T7"><text:s/><text:line-break/></text:span>也就是說烏東地區的人在這部影片後又過了<text:span text:style-name="T7">8</text:span>年多的地獄生活<text:span text:style-name="T7"><text:s/><text:line-break/><text:line-break/></text:span>直到<text:span text:style-name="T7">2022</text:span>年</text:p>
      <text:p text:style-name="P7"><text:span text:style-name="T8">許世勤</text:span><text:s/>  |  2022.03.04 10:33   |   <text:a xlink:type="simple" xlink:href="http://palinfo.habago.org/Entry?Command=Information_PrintForum&amp;iPage=2#FORUM42051"><text:span text:style-name="T1">#</text:span></text:a></text:p>
      <text:p text:style-name="P11">美國天然氣輸出，<text:span text:style-name="T7">2021</text:span>年歐洲市場占其全球輸出份額的<text:span text:style-name="T7">81%</text:span>。俄烏戰端開啟後，俄羅斯輸送至歐洲的天然氣份額，將被美輸天然氣取代。加之以美輸天然氣的價格又高於俄羅斯輸出的天然氣，等於歐洲要花更大筆的金錢在能源方面的交易。<text:span text:style-name="T7"><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7"><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7"><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7"><text:span text:style-name="T8">張萬康</text:span><text:s/>  |  2022.03.04 01:25   |   <text:a xlink:type="simple" xlink:href="http://palinfo.habago.org/Entry?Command=Information_PrintForum&amp;iPage=2#FORUM42050"><text:span text:style-name="T1">#</text:span></text:a></text:p>
      <text:p text:style-name="P10"><text:span text:style-name="T9">俄羅斯人的聲音</text:span><text:span text:style-name="T10"><text:s/><text:line-break/></text:span><text:a xlink:type="simple" xlink:href="https://www.youtube.com/watch?v=UWdXYEFRYV0"><text:span text:style-name="T5">https://www.youtube.com/watch?v=UWdXYEFRYV0</text:span></text:a><text:span text:style-name="T10"><text:s/><text:line-break/><text:line-break/></text:span><text:span text:style-name="T9">烏克蘭人的看法</text:span><text:span text:style-name="T10"><text:s/><text:line-break/></text:span><text:a xlink:type="simple" xlink:href="https://www.youtube.com/watch?v=oIbjcAO_o-E"><text:span text:style-name="T5">https://www.youtube.com/watch?v=oIbjcAO_o-E</text:span></text:a><text:span text:style-name="T10"><text:s/><text:line-break/><text:line-break/></text:span><text:span text:style-name="T9">這兩個影片是我從</text:span><text:span text:style-name="T10">b</text:span><text:span text:style-name="T9">站先看到，再去</text:span><text:span text:style-name="T10">yt</text:span><text:span text:style-name="T9">找到的。博主叫楊探驪。駐外媒體工作者。</text:span></text:p>
      <text:p text:style-name="P7"><text:span text:style-name="T8">嗯呵</text:span><text:s/>  |  2022.03.03 23:59   |   <text:a xlink:type="simple" xlink:href="http://palinfo.habago.org/Entry?Command=Information_PrintForum&amp;iPage=3#FORUM42049"><text:span text:style-name="T1">#</text:span></text:a></text:p>
      <text:p text:style-name="P6"><text:span text:style-name="T12">乌克兰与俄罗斯的恩怨情仇，两国如何由</text:span>“<text:span text:style-name="T8">兄弟</text:span>”<text:span text:style-name="T8">变</text:span><text:span text:style-name="T12">为</text:span>“<text:span text:style-name="T8">仇人</text:span>”<text:span text:style-name="T8">。</text:span><text:span text:style-name="T12">详述乌克兰历史：</text:span>History of Ukraine <text:line-break/><text:a xlink:type="simple" xlink:href="https://www.youtube.com/watch?v=69ptUdmeCfk"><text:span text:style-name="T13">https://www.youtube.com/watch?v=69ptUdmeCfk</text:span></text:a><text:s/><text:line-break/><text:line-break/><text:line-break/><text:span text:style-name="T8">无法回避的</text:span><text:span text:style-name="T12">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3">https://www.youtube.com/watch?v=JY3rWDAaHhY</text:span></text:a><text:s/><text:line-break/><text:line-break/><text:line-break/><text:span text:style-name="T8">淺白一點的兩則影片，共襄盛舉一下。</text:span><text:s/><text:line-break/><text:line-break/><text:span text:style-name="T8">個性很不一樣的兩個視頻主。一個天津相聲，一個冷得多。</text:span></text:p>
      <text:p text:style-name="P7">Ethan   |  2022.03.03 20:49   |   <text:a xlink:type="simple" xlink:href="http://palinfo.habago.org/Entry?Command=Information_PrintForum&amp;iPage=3#FORUM42047"><text:span text:style-name="T1">#</text:span></text:a></text:p>
      <text:p text:style-name="P11"><text:a xlink:type="simple" xlink:href="https://youtu.be/r7ObZGUiDnU"><text:span text:style-name="T16">https://youtu.be/r7ObZGUiDnU</text:span></text:a><text:span text:style-name="T7"><text:s/><text:line-break/></text:span>誰是朋友誰是敵人？<text:span text:style-name="T7"><text:s/><text:line-break/></text:span>這個毛五，講俄烏戰爭，批評大陸的公知，講的還滿到位的。<text:span text:style-name="T7"><text:s/><text:line-break/></text:span>可以聽聽</text:p>
      <text:p text:style-name="P7"><text:span text:style-name="T8">鄭豐遠</text:span><text:s/>  |  2022.03.03 16:06   |   <text:a xlink:type="simple" xlink:href="http://palinfo.habago.org/Entry?Command=Information_PrintForum&amp;iPage=3#FORUM42046"><text:span text:style-name="T1">#</text:span></text:a></text:p>
      <text:p text:style-name="P8"><text:span text:style-name="T12">轩讲：乌克兰，老老实实当个</text:span><text:span text:style-name="T7">“</text:span>中立国<text:span text:style-name="T7">”</text:span>不香<text:span text:style-name="T12">吗？</text:span><text:span text:style-name="T7"><text:s/><text:line-break/></text:span><text:a xlink:type="simple" xlink:href="https://youtu.be/pePGIDHVT08"><text:span text:style-name="T16">https://youtu.be/pePGIDHVT08</text:span></text:a><text:span text:style-name="T7"><text:s/><text:line-break/><text:line-break/></text:span>觀察者網這家媒體，組成很年輕，信譽基本可靠，是中文世界裡很難得的媒體。台灣同胞們不妨多看。<text:span text:style-name="T7"><text:s/><text:line-break/><text:line-break/></text:span>看完這個影片，各位不覺得這樣的故事線很熟悉嗎<text:span text:style-name="T7">? </text:span>我們正一步一步走上相同的結局。</text:p>
      <text:p text:style-name="P7"><text:span text:style-name="T8">鄭豐遠</text:span><text:s/>  |  2022.03.03 13:26   |   <text:a xlink:type="simple" xlink:href="http://palinfo.habago.org/Entry?Command=Information_PrintForum&amp;iPage=3#FORUM42045"><text:span text:style-name="T1">#</text:span></text:a></text:p>
      <text:p text:style-name="P11">還有，西方這些他媽的種族主義人渣在這場戰爭前，什麼時候將烏克蘭人視為「金髮碧眼的文明歐洲人」了<text:span text:style-name="T7">? </text:span>在西方這些他媽的種族主義人渣眼裡，烏克蘭人和俄羅斯人就是一群雜種<text:span text:style-name="T7"><text:s/>(</text:span>因為兩者共同的地理發源地基輔羅斯曾被蒙古人佔領過兩百多年，所謂金帳汗國<text:span text:style-name="T7">)</text:span>。<text:span text:style-name="T7"><text:s/><text:line-break/><text:line-break/></text:span>我在澳洲不只一次聽過澳洲人和歐洲人對烏克蘭人和俄羅斯人的外貌，用一種高高在上的態度品頭論足，說他們<text:span text:style-name="T7">"</text:span>同時有亞洲人和歐洲人的五官特徵<text:span text:style-name="T7">"</text:span>，翻譯成白話就是<text:span text:style-name="T7">: </text:span>血統不純的雜種。更有甚者，我也不只一次聽過澳洲人和歐洲人說他們哪天在路上看到一個漂亮的女生，是烏克蘭或俄羅斯人<text:span text:style-name="T7"><text:s/>(</text:span>他們其實也搞不清楚，也不關心<text:span text:style-name="T7">)</text:span>，而且還說，一看就知道是出來賣的。<text:span text:style-name="T7"><text:s/><text:line-break/><text:line-break/></text:span>西方這些他媽的種族主義人渣說的話如果能聽，真是他媽的狗屎都能吃。</text:p>
      <text:p text:style-name="P7"><text:span text:style-name="T8">鄭豐遠</text:span><text:s/>  |  2022.03.03 10:52   |   <text:a xlink:type="simple" xlink:href="http://palinfo.habago.org/Entry?Command=Information_PrintForum&amp;iPage=3#FORUM42044"><text:span text:style-name="T1">#</text:span></text:a></text:p>
      <text:p text:style-name="P8">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7">? </text:span>五胡亂華和南北朝時代都沒這麼誇張。<text:span text:style-name="T7"><text:s/><text:line-break/><text:line-break/></text:span>我去他媽的種族主義。</text:p>
      <text:p text:style-name="P7"><text:span text:style-name="T8">孫從輔</text:span><text:s/>  |  2022.03.03 10:01   |   <text:a xlink:type="simple" xlink:href="http://palinfo.habago.org/Entry?Command=Information_PrintForum&amp;iPage=1#FORUM42043"><text:span text:style-name="T1">#</text:span></text:a></text:p>
      <text:p text:style-name="P8">有兩個網路上的謬論要理清楚。<text:span text:style-name="T7"><text:s/><text:line-break/><text:line-break/>1. </text:span>不少公知自稱反俄羅斯出兵是反戰。事實是，如果一個人只反俄羅斯出兵，那他必然不是反戰，而是反戰爭以外的某些事。另外，一個人若不反對導致戰爭的主要原因<text:span text:style-name="T7">(</text:span>北約東擴、法西斯猖獗<text:span text:style-name="T7">)</text:span>，也必然不是反戰。<text:span text:style-name="T7"><text:s/><text:line-break/><text:line-break/>2. </text:span>有評論指出普丁出兵是為了個人私利。這個更是荒謬至極。世界上有人會為了自己的私利而選擇和美國對著幹這麼危險的事嗎？<text:span text:style-name="T7"><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7"><text:span text:style-name="T8">陳真</text:span><text:s/>  |  2022.03.03 09:48   |   <text:a xlink:type="simple" xlink:href="http://palinfo.habago.org/Entry?Command=Information_PrintForum&amp;iPage=1#FORUM42042"><text:span text:style-name="T1">#</text:span></text:a></text:p>
      <text:p text:style-name="P8">謝謝韓葳。<text:span text:style-name="T7"><text:s/><text:line-break/><text:line-break/></text:span>我覺得，就客觀意義來講，人類的普遍智能其實還是相當難以恭維的，也許比鸚鵡好一些，但是面對系統性的洗腦，其實馬上就又回到鸚鵡的水平。<text:span text:style-name="T7"><text:s/><text:line-break/><text:line-break/></text:span>杜斯托也夫斯基相信美能救世界，羅素相信人們普遍足夠的理性能力才能救世界，但是，現實卻告訴我們，拳頭夠硬才能救世界。<text:span text:style-name="T7"><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7"><text:span text:style-name="T8">韓葳</text:span><text:s/>  |  2022.03.03 08:54   |   <text:a xlink:type="simple" xlink:href="http://palinfo.habago.org/Entry?Command=Information_PrintForum&amp;iPage=1#FORUM42041"><text:span text:style-name="T1">#</text:span></text:a></text:p>
      <text:p text:style-name="P11">尊敬的陳醫師，您好<text:span text:style-name="T7"><text:s/><text:line-break/><text:line-break/></text:span>您說：為什麼人們連最基本的思考能力似乎都不存在？<text:span text:style-name="T7"><text:s/><text:line-break/><text:line-break/></text:span>根據我觀察自己和找尋答案，有一個可能的解釋是：因為人們太習慣被「自我感覺良好」主控。<text:span text:style-name="T7"><text:s/><text:line-break/><text:line-break/></text:span>在思考的時候，每每想出一個自我感覺良好的「結論」，就覺得自己很聰明、感到很開心，然後就停止思考了。<text:span text:style-name="T7"><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7"><text:s/><text:line-break/><text:line-break/></text:span>這樣就會導致：當新訊息進來而有需要重新思考時，困難。<text:span text:style-name="T7"><text:s/><text:line-break/></text:span>「自我感覺良好」是阻擋深入思考的一個障礙。<text:span text:style-name="T7"><text:s/><text:line-break/></text:span>人們被「自我感覺良好」掌控住了，沒有認知到它是有危險性的。<text:span text:style-name="T7"><text:s/></text:span></text:p>
      <text:p text:style-name="P7">Ethan   |  2022.03.03 08:37   |   <text:a xlink:type="simple" xlink:href="http://palinfo.habago.org/Entry?Command=Information_PrintForum&amp;iPage=1#FORUM42040"><text:span text:style-name="T1">#</text:span></text:a></text:p>
      <text:p text:style-name="P10"><text:span text:style-name="T10"><text:line-break/></text:span><text:span text:style-name="T9">烏克蘭新納粹</text:span><text:span text:style-name="T10"><text:s/><text:line-break/></text:span><text:a xlink:type="simple" xlink:href="https://user.guancha.cn/wap/content?id=706264"><text:span text:style-name="T5">https://user.guancha.cn/wap/content?id=706264</text:span></text:a><text:span text:style-name="T10"><text:s/></text:span></text:p>
      <text:p text:style-name="P7"><text:span text:style-name="T8">張萬康</text:span><text:s/>  |  2022.03.03 03:11   |   <text:a xlink:type="simple" xlink:href="http://palinfo.habago.org/Entry?Command=Information_PrintForum&amp;iPage=1#FORUM42039"><text:span text:style-name="T1">#</text:span></text:a></text:p>
      <text:p text:style-name="P8">在西方大國之中，我相對喜歡的總是法國，儘管極右派近年聲勢不弱，但法國的底蘊還是好，看問題清晰的人相對算多，這和他們討厭美國霸權由來已久也有關。這位法國女記者講述頓巴斯八年來的艱難狀況。<text:span text:style-name="T7"><text:s/><text:line-break/><text:line-break/></text:span><text:a xlink:type="simple" xlink:href="https://m.weibo.cn/status/4742475724620327?sourceType=weixin&amp;;from=10C2195010&amp;;wm=4260_0001"><text:span text:style-name="T16">https://m.weibo.cn/status/4742475724620327?sourceType=weixin&amp;;from=10C2195010&amp;;wm=4260_0001</text:span></text:a><text:span text:style-name="T7"><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7"><text:s/><text:line-break/><text:line-break/></text:span>不過有個疑問，按說俄軍已經控制頓巴斯，她怎說居民仍遭烏軍砲擊和空襲。可能是一種零星滋擾？我想問軍事專家邱世卿，等他解答後若有必要，再跟大家報告。<text:span text:style-name="T7"><text:s/><text:line-break/><text:line-break/></text:span>密特朗故去前一年吧，他的口述傳記中表示，他想再次強調和提醒的是，世界上最危險的就是美國。<text:span text:style-name="T7"><text:s/><text:line-break/><text:line-break/></text:span>謝謝這個板一直能發出一些聲音支撐大家的心靈。<text:span text:style-name="T7"><text:s/></text:span></text:p>
      <text:p text:style-name="P7"><text:span text:style-name="T8">陳真</text:span><text:s/>  |  2022.03.03 02:47   |   <text:a xlink:type="simple" xlink:href="http://palinfo.habago.org/Entry?Command=Information_PrintForum&amp;iPage=1#FORUM42038"><text:span text:style-name="T1">#</text:span></text:a></text:p>
      <text:p text:style-name="P11">三十年變局揭開序幕<text:span text:style-name="T7"><text:s/><text:line-break/><text:line-break/></text:span>陳真<text:span text:style-name="T7"><text:s/><text:line-break/><text:line-break/>2022.03.03. <text:line-break/><text:line-break/></text:span>今年一月三號，新年才剛過，突然就來了一個<text:span text:style-name="T7">“</text:span>五常核聲明<text:span text:style-name="T7">”</text:span>，中美英法俄五個聯合國常任理事國發表聯合聲明不打核戰爭。<text:span text:style-name="T7"><text:s/><text:line-break/><text:line-break/></text:span>當下看到這條新聞很驚訝，媒體卻說這是<text:span text:style-name="T7">2022</text:span>年列強送給世人的一個禮物。但是，如果沒有大事要發生，莫名其妙怎麼會突然給大家這樣一個<text:span text:style-name="T7">“</text:span>禮物<text:span text:style-name="T7">”</text:span>呢？果然，不到兩個月的時間，大戰就爆發了，核戰的陰影也隨即而來。<text:span text:style-name="T7"><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7"><text:s/><text:line-break/><text:line-break/></text:span>這個五常核聲明是俄羅斯提議，中國積極附和，於是才有了這紙聲明。這說明了俄羅斯也不想打核戰，因為那意味著人類的毀滅。<text:span text:style-name="T7"><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7"><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7"><text:s/><text:line-break/><text:line-break/></text:span>這一代人何其不幸，他們必須以多大的艱辛忍耐與毅力來面對不可知的未來？為了小孩，大人更要盡量照顧好自己的健康與安全，陪伴小孩走過未來這段危機四伏的坎坷路。</text:p>
      <text:p text:style-name="P7"><text:span text:style-name="T8">怡靜</text:span><text:s/>  |  2022.03.03 02:03   |   <text:a xlink:type="simple" xlink:href="http://palinfo.habago.org/Entry?Command=Information_PrintForum&amp;iPage=1#FORUM42037"><text:span text:style-name="T1">#</text:span></text:a></text:p>
      <text:p text:style-name="P8">亦<text:span text:style-name="T12">鸣那個視頻連結被和諧了，不過博主又上傳了</text:span><text:span text:style-name="T7"><text:s/><text:line-break/></text:span><text:a xlink:type="simple" xlink:href="http://shorturl.at/guW78"><text:span text:style-name="T16">http://shorturl.at/guW78</text:span></text:a><text:span text:style-name="T7"><text:s/><text:line-break/><text:line-break/></text:span>有時候我在想，人們看了這種影片，除了說好可怕，然後呢？<text:span text:style-name="T7"><text:s/><text:line-break/></text:span>過幾天就忘了吧！<text:span text:style-name="T7"><text:s/></text:span>如果你長期關注美帝罪行，裡面的血腥鏡頭你一定不陌生，甚至光是<text:span text:style-name="T7"><text:s/><text:line-break/></text:span>文字的描述都可以讓你不寒而慄，對人性感到絕望。這些場景在被美國肆虐侵略的<text:span text:style-name="T7"><text:s/><text:line-break/></text:span>國家重複上演幾萬遍了。有時候自己真想當個傻白甜的人，這樣過日子多好。<text:span text:style-name="T7"><text:s/><text:line-break/><text:line-break/></text:span>俄烏衝突看下來，我是很悲觀了。美國每年花上億美元醜化俄國和中國不是沒有道理的。<text:span text:style-name="T7"><text:s/><text:line-break/></text:span>而且無論結局如何，美國贏麻了。<text:span text:style-name="T7"><text:s/><text:line-break/><text:line-break/></text:span>這是今天在推特上看到的，想想台灣吧！<text:span text:style-name="T7"><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7"><text:s/><text:line-break/></text:span>我想了很多，事情並不是像你在媒體上看到的那樣單純。</text:p>
      <text:p text:style-name="P7"><text:span text:style-name="T8">陳真</text:span><text:s/>  |  2022.03.03 01:22   |   <text:a xlink:type="simple" xlink:href="http://palinfo.habago.org/Entry?Command=Information_PrintForum&amp;iPage=1#FORUM42036"><text:span text:style-name="T1">#</text:span></text:a></text:p>
      <text:p text:style-name="P11">剛剛刪了一則無腦言論。<text:span text:style-name="T7"><text:s/><text:line-break/><text:line-break/></text:span>所謂討論，許多時候真的是毫無意義。我常納悶，為何絕大多數人的頭腦如此簡單？為什麼人們連最基本的思考能力似乎都不存在？<text:span text:style-name="T7"><text:s/><text:line-break/><text:line-break/></text:span>我知道其中有些人不是無能思索，而是根本不在意，無要無緊。今天，如果事關其自身利益，保證他思索得滴水不漏面面俱到。<text:span text:style-name="T7"><text:s/><text:line-break/><text:line-break/></text:span>當然，還有一些人是真的腦殘，腦子進水。<text:span text:style-name="T7"><text:s/><text:line-break/><text:line-break/></text:span>但是，不管是以上哪一種人，令人感到不可思議的不是他的愚蠢，而是他的不自知，他不知道而且也許根本不可能有能力知道自己的愚蠢。<text:span text:style-name="T7"><text:s/><text:line-break/><text:line-break/></text:span>不但不自知，甚至還會以為自己很懂。這是長年以來最讓我感到不可思議的一點。<text:span text:style-name="T7"><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7"><text:s/><text:line-break/><text:line-break/></text:span>市面上很多名嘴或醫生或網紅或什麼學者之類，什麼話題都敢講，講得口沫橫飛。儘管低能到爆，但是島內低能媒體照樣照三餐引述。<text:span text:style-name="T7"><text:s/><text:line-break/><text:line-break/></text:span>我知道他們別有所圖，或是賺點通告費，或是給自己打打知名度，所以才明明無知卻裝得好像很懂。<text:span text:style-name="T7"><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7"><text:s/><text:line-break/><text:line-break/></text:span>比方說我知道我不懂相對論，如果有相對論研討會邀我主講，我肯定是不敢的。我也不懂任何流行歌，你要我唱，我一句也唱不出來，我絕不會去主持流行音樂台。<text:span text:style-name="T7"><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7"><text:s/><text:line-break/><text:line-break/></text:span>人們似乎總是以為只要孤狗一下馬上就是個專家了。問題是，有可能嗎？知識或資訊有這麼廉價嗎？</text:p>
      <text:p text:style-name="P7"><text:span text:style-name="T8">陳真</text:span><text:s/>  |  2022.03.03 01:10   |   <text:a xlink:type="simple" xlink:href="http://palinfo.habago.org/Entry?Command=Information_PrintForum&amp;iPage=1#FORUM42035"><text:span text:style-name="T1">#</text:span></text:a></text:p>
      <text:p text:style-name="P8">韋廷，我自己也沒什麼好方法能夠迅速治癒腦殘，往往只能無言，只能呵呵，趕緊改談天氣，改談美食。<text:span text:style-name="T7"><text:s/><text:line-break/><text:line-break/></text:span>隨著歲月流逝或說年歲增長，我覺得，就集體意義而言，議論無益且無效，憑著<text:span text:style-name="T7">“</text:span>拳頭<text:span text:style-name="T7">”</text:span>直接掌握麥克風才是正辦。所謂民可使由之，不可使知之，直接告訴他正確答案比較快。誰掌握了麥克風，誰就掌握了真理。<text:span text:style-name="T7"><text:s/><text:line-break/><text:line-break/></text:span>這是就集體意義來講，至於就我個人來說，仍是老話，不管我講得多麼慷慨激昂，仍然是一人聖經。我手寫我心，我講的全部是自己相信的話，就如林義雄的名言，<text:span text:style-name="T7">“</text:span>我說不出一句不是由衷的話<text:span text:style-name="T7">”</text:span>。<text:span text:style-name="T7"><text:s/><text:line-break/><text:line-break/></text:span>重點是，儘管如此，它還是一人聖經，不出方寸之間。我就是我自己惟一的信徒。我不打算再招收第二個信徒。<text:span text:style-name="T7"><text:s/><text:line-break/><text:line-break/></text:span>如是我聞，我所言只是給大家參考參考，人們還是應該用自己的腦子，動自己的手腳，去尋找屬於你自己的真理。<text:span text:style-name="T7"><text:s/><text:line-break/><text:line-break/></text:span>齊克果說得對，<text:span text:style-name="T7">“</text:span>世上無真理，直到它被我所認知，才成為真理。<text:span text:style-name="T7">” </text:span>這才是通往真理的道路，一如尼采所說：<text:span text:style-name="T7">“</text:span>凡是追隨我的，將會失去你和我，凡是追隨你自己的，總有一天你就會遇到我。<text:span text:style-name="T7">”</text:span></text:p>
      <text:p text:style-name="P7"><text:span text:style-name="T8">陳韋廷</text:span><text:s/>  |  2022.03.03 00:20   |   <text:a xlink:type="simple" xlink:href="http://palinfo.habago.org/Entry?Command=Information_PrintForum&amp;iPage=1#FORUM42034"><text:span text:style-name="T1">#</text:span></text:a></text:p>
      <text:p text:style-name="P11">陳醫師好：<text:span text:style-name="T7"><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7"><text:s/><text:line-break/></text:span>真理不能靠口號和嘴砲，但絕大多數人沒有足夠智力和閒暇當蘇格拉底。不知有沒有什麼簡單的教條甚至咒語，或簡單易行的小事，可以快速有效給親友驅除假新聞洗腦？感激不盡！<text:span text:style-name="T7"><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7"><text:s/><text:line-break/><text:line-break/></text:span><text:a xlink:type="simple" xlink:href="https://www.fmprc.gov.cn/zyxw/202203/t20220302_10647118.shtml"><text:span text:style-name="T16">https://www.fmprc.gov.cn/zyxw/202203/t20220302_10647118.shtml</text:span></text:a><text:span text:style-name="T7"><text:s/><text:line-break/></text:span><text:a xlink:type="simple" xlink:href="https://www.fmprc.gov.cn/eng/zxxx_662805/202203/t20220302_10647120.html"><text:span text:style-name="T16">https://www.fmprc.gov.cn/eng/zxxx_662805/202203/t20220302_10647120.html</text:span></text:a><text:span text:style-name="T7"><text:s/><text:line-break/></text:span>另附上一篇中國外交部主動抨擊美國人權的文章，及其英文翻譯。不意外的是外電幾無轉載。中國宣傳機構的無能、對輿論管道的糟糕掌握須負相當責任。<text:span text:style-name="T7"><text:s/><text:line-break/></text:span>陳韋廷<text:span text:style-name="T7"><text:s/></text:span>敬上</text:p>
      <text:p text:style-name="P7">Ethan   |  2022.03.03 00:08   |   <text:a xlink:type="simple" xlink:href="http://palinfo.habago.org/Entry?Command=Information_PrintForum&amp;iPage=1#FORUM42033"><text:span text:style-name="T1">#</text:span></text:a></text:p>
      <text:p text:style-name="P8">爆發戰爭原因<text:span text:style-name="T7"><text:s/><text:line-break/><text:line-break/>1. </text:span>北約東擴，戰略包圍俄羅斯即將完成。<text:span text:style-name="T7"><text:s/></text:span>類似情況，古巴危機差點爆發核衝突。<text:span text:style-name="T7"><text:s/></text:span>大國間戰略安全秩序被打破<text:span text:style-name="T7"><text:s/></text:span>都會爆發戰爭。<text:span text:style-name="T7"><text:s/><text:line-break/><text:line-break/>2. </text:span>亞速營濫殺烏東平民，北約濫殺中東，非洲平民，達上千萬人，俄羅斯處於自身安全利益，對軍事目標發動打擊。<text:span text:style-name="T7"><text:s/></text:span>情況差很大。<text:span text:style-name="T7"><text:s/><text:line-break/><text:line-break/>3. </text:span>一堆假新聞泛濫，中東世界死傷慘重這麼多年沒有西方出來集團制裁發動戰爭國家，卻制裁逼上角落反擊的人。<text:span text:style-name="T7"><text:s/></text:span>這種雙標本身就是製造戰爭的幫兇。</text:p>
      <text:p text:style-name="P7"><text:span text:style-name="T8">蔡亦</text:span><text:span text:style-name="T12">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6">https://www.youtube.com/watch?v=mB1fdTnYyBI</text:span></text:a><text:span text:style-name="T7"><text:s/><text:line-break/><text:line-break/></text:span><text:span text:style-name="T8">之前发的</text:span>链接视频被微博和谐了，应该是太过血腥恐怖，我不懂俄语所以一时之间也找不到源视频，不过可以看看这个。</text:p>
      <text:p text:style-name="P7"><text:span text:style-name="T8">陳真</text:span><text:s/>  |  2022.03.02 20:41   |   <text:a xlink:type="simple" xlink:href="http://palinfo.habago.org/Entry?Command=Information_PrintForum&amp;iPage=1#FORUM42030"><text:span text:style-name="T1">#</text:span></text:a></text:p>
      <text:p text:style-name="P8">大算盤與小算盤<text:span text:style-name="T7"><text:s/><text:line-break/><text:line-break/></text:span>陳真<text:span text:style-name="T7"><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7"><text:s/><text:line-break/><text:line-break/></text:span>討論或溝通需要一種能力上和態度上的對等，否則很難與言。<text:span text:style-name="T7"><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7"><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7"><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7">(</text:span>例如西方列強<text:span text:style-name="T7">)</text:span>，就該槍斃一萬次。把兩者等量其觀，是一種偽善，一種掩護惡行，掩護大惡，卻挑小小惡的大麻煩。<text:span text:style-name="T7"><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7"><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7"><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7">kevin   |  2022.03.02 19:43   |   <text:a xlink:type="simple" xlink:href="http://palinfo.habago.org/Entry?Command=Information_PrintForum&amp;iPage=1#FORUM42029"><text:span text:style-name="T1">#</text:span></text:a></text:p>
      <text:p text:style-name="P11">陳真醫師<text:span text:style-name="T7">: <text:line-break/><text:line-break/></text:span>我家人都在說烏克蘭多可憐<text:span text:style-name="T7">,</text:span>我則把烏克蘭納粹屠殺俄羅斯裔居民的事情告訴他們<text:span text:style-name="T7">,</text:span>他們不信<text:span text:style-name="T7">,</text:span>我只能說台灣人被洗腦的太恐怖了<text:span text:style-name="T7">. <text:line-break/><text:line-break/></text:span>如果我是俄軍指揮官<text:span text:style-name="T7">,</text:span>烏克蘭正規軍戰俘一律人道待遇<text:span text:style-name="T7"><text:s/></text:span>優先保障他們的醫療伙食<text:span text:style-name="T7"><text:s/></text:span>戰後給他們路費讓他們回家<text:span text:style-name="T7"><text:s/></text:span>但是亞速營那種納粹<text:span text:style-name="T7">.....</text:span>俘虜他們後<text:span text:style-name="T7"><text:s/></text:span>只給他們鏟子<text:span text:style-name="T7"><text:s/></text:span>讓他們自己挖自己的墳墓<text:span text:style-name="T7"><text:s/></text:span>再通通就地槍決<text:span text:style-name="T7">,</text:span>比較起他們的惡行<text:span text:style-name="T7"><text:s/></text:span>我想我應該很仁慈<text:span text:style-name="T7"><text:s/><text:line-break/><text:line-break/></text:span>俄羅斯加油<text:span text:style-name="T7"><text:s/></text:span>消滅第四帝國<text:span text:style-name="T7">!</text:span></text:p>
      <text:p text:style-name="P7"><text:span text:style-name="T8">陳真</text:span><text:s/>  |  2022.03.02 18:55   |   <text:a xlink:type="simple" xlink:href="http://palinfo.habago.org/Entry?Command=Information_PrintForum&amp;iPage=1#FORUM42028"><text:span text:style-name="T1">#</text:span></text:a></text:p>
      <text:p text:style-name="P6"><text:span text:style-name="T8">撒旦要帶來厄運了！</text:span><text:s/><text:line-break/><text:line-break/><text:span text:style-name="T8">陳真</text:span><text:s/><text:line-break/><text:line-break/>============= <text:line-break/><text:line-break/><text:a xlink:type="simple" xlink:href="https://bit.ly/3pvfleJ"><text:span text:style-name="T13">https://bit.ly/3pvfleJ</text:span></text:a><text:s/><text:line-break/><text:line-break/><text:span text:style-name="T8">台中里長高掛看板迎接</text:span><text:s/><text:span text:style-name="T8">蓬佩奧親回應</text:span><text:s/><text:line-break/><text:line-break/><text:span text:style-name="T8">三立新聞網</text:span><text:s/><text:line-break/><text:line-break/>2022<text:span text:style-name="T8">年</text:span>3<text:span text:style-name="T8">月</text:span>2<text:span text:style-name="T8">日</text:span></text:p>
      <text:p text:style-name="P7"><text:span text:style-name="T8">怡靜</text:span><text:s/>  |  2022.03.01 15:11   |   <text:a xlink:type="simple" xlink:href="http://palinfo.habago.org/Entry?Command=Information_PrintForum&amp;iPage=2#FORUM42013"><text:span text:style-name="T1">#</text:span></text:a></text:p>
      <text:p text:style-name="P8">搬運工來也。<text:span text:style-name="T7"><text:s/></text:span>昨天晚上睡覺前看的，笑死，整個就是大型翻車現場。<text:span text:style-name="T7"><text:s/><text:line-break/></text:span>但是笑完後其實是很想哭的，如果你知道烏克蘭是怎麼走到這一步的，<text:span text:style-name="T7"><text:s/><text:line-break/></text:span>然後又想到台灣正一步步<text:span text:style-name="T7">..... <text:line-break/><text:line-break/></text:span>烏政府高官一半以上有美籍。格魯吉亞總統薩卡什維利戰敗倒台，<text:span text:style-name="T7"><text:s/><text:line-break/></text:span>成了烏克蘭敖德薩州的州長。現烏衛生部長，生於美國，<text:span text:style-name="T7">15</text:span>年以前一直是美國醫生，<text:span text:style-name="T7">15</text:span>年突然獲得烏克蘭國籍，<text:span text:style-name="T7"><text:s/><text:line-break/>16</text:span>年就被提拔為衛生部副部長。<text:span text:style-name="T7">19</text:span>年澤連斯基力任命其為衛生部長。<text:span text:style-name="T7"><text:s/><text:line-break/><text:line-break/></text:span>底下是文字敘述，不想看的直接看視頻，五分多鐘而已，除了這個說大實話<text:span text:style-name="T7"><text:s/><text:line-break/></text:span>的烏克蘭來賓，其他來賓也暴露歐洲白人偽善的真面目。<text:span text:style-name="T7">(</text:span>如果一個人動不動就在你面前跟你夸夸而談民主自由，<text:span text:style-name="T7"><text:s/><text:line-break/></text:span>基本上這個人的話不用聽了<text:span text:style-name="T7">) <text:line-break/></text:span>因為是現場直播，所以無法掐斷，否則這麼政治不正確的內容怎麼可以播出。<text:span text:style-name="T7"><text:s/><text:line-break/><text:line-break/></text:span>視頻在此<text:span text:style-name="T7"><text:s/><text:line-break/></text:span><text:a xlink:type="simple" xlink:href="https://mp.weixin.qq.com/s/EzMI_N4OyC-Bc0qYevtQzQ"><text:span text:style-name="T3">https://mp.weixin.qq.com/s/EzMI_N4OyC-Bc0qYevtQzQ</text:span></text:a><text:span text:style-name="T7"><text:s/><text:line-break/>================== <text:line-break/></text:span>歐洲電台最近好像只剩下烏克蘭的話題了，連軸轉有時會鬧烏龍。<text:span text:style-name="T7"><text:s/><text:line-break/></text:span>這個女的是烏克蘭人，外派在法國，家人都在基輔。<text:span text:style-name="T7"><text:s/><text:line-break/></text:span>本來電台可能是指望她聲淚俱下來控訴普京，結果她說的話讓嘉賓臉都綠了。<text:span text:style-name="T7"><text:s/><text:line-break/><text:line-break/></text:span>主要信息：<text:span text:style-name="T7"><text:s/><text:line-break/><text:line-break/></text:span>烏克蘭平均收入<text:span text:style-name="T7">200 </text:span>歐，這大冬天的，好多人光是取暖一半收入就出去了，<text:span text:style-name="T7"><text:s/><text:line-break/></text:span>生活太艱難的，什麽都沒有，現政府完全是個傀儡，高層官員受賄成風，有什麽好保衛的？<text:span text:style-name="T7"><text:s/><text:line-break/><text:line-break/></text:span>主持人說，那妳在基輔的家人是不是都在逃難啊？<text:span text:style-name="T7"><text:s/><text:line-break/><text:line-break/></text:span>她說，不是，我們家的都乖乖的坐家裏等著呢。他們這兩天不去上班了。等著呢。<text:span text:style-name="T7"><text:s/><text:line-break/><text:line-break/></text:span>主持人繼續問，啊？！難道妳是說有烏克蘭人在盼望普京的到來？？<text:span text:style-name="T7"><text:s/><text:line-break/><text:line-break/></text:span>女的：當然有，妳以為呢？<text:span text:style-name="T7"><text:s/></text:span>不是非黑即白的。<text:span text:style-name="T7"><text:s/><text:line-break/><text:line-break/></text:span>其它嘉賓坐不住了，開始七嘴八舌的打斷烏克蘭女的反動言論。</text:p>
      <text:p text:style-name="P7"><text:span text:style-name="T8">？</text:span><text:s/>  |  2022.03.01 14:10   |   <text:a xlink:type="simple" xlink:href="http://palinfo.habago.org/Entry?Command=Information_PrintForum&amp;iPage=2#FORUM42012"><text:span text:style-name="T1">#</text:span></text:a></text:p>
      <text:p text:style-name="P13"><text:span text:style-name="T8">看了看</text:span>论坛普遍对当今中国常规军事实力有些误解。直接说结论是世界第二且远超俄罗斯，第一岛链已经名存实亡了，时间点是<text:span text:style-name="T7">19</text:span><text:span text:style-name="T8">年的东风</text:span><text:span text:style-name="T7">17≈</text:span><text:span text:style-name="T8">航母活不了。并且还有</text:span>规模最大的陆军<text:span text:style-name="T7">+</text:span><text:span text:style-name="T8">海量</text:span>陆基导弹数量<text:span text:style-name="T7">+</text:span><text:span text:style-name="T8">极速</text:span>扩张的海空军，短板是缺乏战争投射能力和较少的核弹数量，只能在本土和近海发挥。但是，在近海常规实力是稳赢美国的</text:p>
      <text:p text:style-name="P7"><text:span text:style-name="T8">陳真</text:span><text:s/>  |  2022.03.01 09:32   |   <text:a xlink:type="simple" xlink:href="http://palinfo.habago.org/Entry?Command=Information_PrintForum&amp;iPage=2#FORUM42009"><text:span text:style-name="T1">#</text:span></text:a></text:p>
      <text:p text:style-name="P8">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7"><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7"><text:s/><text:line-break/><text:line-break/></text:span>一些文章，如果總是在講美國什麼有多笨啊，誤判啊，慘敗啊，我通常就略過不看了。事實上，美國從未敗過，更何況慘敗。他只有大贏和小贏的差別。<text:span text:style-name="T7"><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7"><text:span text:style-name="T8">黄清</text:span><text:span text:style-name="T12">扬</text:span><text:s/>  |  2022.03.01 08:15   |   <text:a xlink:type="simple" xlink:href="http://palinfo.habago.org/Entry?Command=Information_PrintForum&amp;iPage=2#FORUM42008"><text:span text:style-name="T1">#</text:span></text:a></text:p>
      <text:p text:style-name="P13"><text:span text:style-name="T8">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7">1000</text:span><text:span text:style-name="T8">，自</text:span>损<text:span text:style-name="T7">800</text:span><text:span text:style-name="T8">，但对中国无疑是非常致命的</text:span>损伤。真是希望台湾执政当局能有最后一点良知不落入外人的圈套，也希望中共当局能有破局的妙招！</text:p>
      <text:p text:style-name="P7"><text:span text:style-name="T8">陳真</text:span><text:s/>  |  2022.03.01 03:10   |   <text:a xlink:type="simple" xlink:href="http://palinfo.habago.org/Entry?Command=Information_PrintForum&amp;iPage=2#FORUM42007"><text:span text:style-name="T1">#</text:span></text:a></text:p>
      <text:p text:style-name="P8">這裏有一段視頻，對於初步理解烏克蘭問題會有幫助，不會太難。耐心把它從頭到尾看完，至少就能站在一個大致正確的理解架構上了。<text:span text:style-name="T7"><text:s/><text:line-break/><text:line-break/></text:span><text:a xlink:type="simple" xlink:href="https://bit.ly/3Iu9oGk"><text:span text:style-name="T3">https://bit.ly/3Iu9oGk</text:span></text:a><text:span text:style-name="T7"><text:s/><text:line-break/><text:line-break/></text:span>不是刻意挑的視頻。當然還有其它更好的理解管道，我只是剛剛吃晚餐時無意中看到的，覺得講得還不錯。<text:span text:style-name="T7"><text:s/><text:line-break/><text:line-break/></text:span>至於台灣名嘴和媒體及政治人物講些什麼，不用看也知道一定又是在鬼扯蛋。比方說有個人叫沈富雄，不是壞人，但是各種想法卻非常低能<text:span text:style-name="T7">(</text:span>純描述，非罵人<text:span text:style-name="T7">)</text:span>，也就是很沒營養，很外行，很蠢，但是自我滿意度卻非常高。<text:span text:style-name="T7"><text:s/><text:line-break/><text:line-break/>1993</text:span>年醫界聯盟成立時，我跟他都是發起人，一起開籌備會，當時我就被他在開會時的一些很沒營養卻又自我滿意高到破表的態度給嚇到，真不知道他的自信到底從哪來。題外話。<text:span text:style-name="T7"><text:s/><text:line-break/><text:line-break/></text:span>有人傳他的<text:span text:style-name="T7"><text:s/>"</text:span>高見<text:span text:style-name="T7">" </text:span>給我看，很不可思議，如文末。重點不是講錯，而是空洞不知所云，但他的姿態卻非常高；明明一無所知，卻也能隨口胡扯一通，講得好像他是什麼專家，姿態萬千，真是很不可思議。<text:span text:style-name="T7"><text:s/><text:line-break/><text:line-break/></text:span>除了大陸媒體和<text:span text:style-name="T7">RT</text:span>及<text:span text:style-name="T7">WSWS</text:span>、<text:span text:style-name="T7">Global Research</text:span>和巴勒網等等之外，世界上可信且言之有物的媒體非常少。至於台灣媒體或名嘴或所謂名家之言，基本上就是鬼扯蛋，完全就是亂講一通。<text:span text:style-name="T7"><text:s/><text:line-break/><text:line-break/></text:span>陳真<text:span text:style-name="T7"><text:s/><text:line-break/><text:line-break/>2022. 03. 01. <text:line-break/><text:line-break/>===================== <text:line-break/><text:line-break/></text:span>沈富雄臉書<text:span text:style-name="T7"><text:s/><text:line-break/><text:line-break/>2022</text:span>年<text:span text:style-name="T7">2</text:span>月<text:span text:style-name="T7">24</text:span>日<text:span text:style-name="T7"><text:s/><text:line-break/><text:line-break/></text:span>輸得魯莽，贏得窩囊，兩敗俱傷，大家陪葬<text:span text:style-name="T7"><text:s/><text:line-break/><text:line-break/></text:span>烏克蘭危機，普丁失算，大軍三方包圍，卻只敢進軍烏東，「承認」兩個原已是囊中之物的小混混，算是打腫臉撐面子。<text:span text:style-name="T7"><text:s/><text:line-break/><text:line-break/></text:span>在克宮的狂吠，喚不回舊日蘇維埃的榮光，他註定最後只能帶著帝國殘夢走進歷史，可憐的是，蘇、烏兩地人民付出的代價實在不值。<text:span text:style-name="T7"><text:s/><text:line-break/><text:line-break/></text:span>北約<text:span text:style-name="T7">(NATO)</text:span>東擴的侵門踏戶，當然是他憤怒的最大藉口，但他卻從不檢討這些國家為何心向西方？老大哥既不給尊嚴也不給麵包。<text:span text:style-name="T7"><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7"><text:s/><text:line-break/><text:line-break/></text:span>拜登年老力衰卻面臨危局，慌亂失措中幸賴對手的魯莽而得以團結北約諸國，制裁有氣無力，恐是為了留給普丁一些下台階，也給未來留下一些籌碼，以備後繼之需。<text:span text:style-name="T7"><text:s/><text:line-break/><text:line-break/></text:span>俄國的國防軍費只有美國的<text:span text:style-name="T7">5%</text:span>，北約的<text:span text:style-name="T7">8%</text:span>，雖是極度的不對稱，但手中卻握有核武，因此美、俄兩大仍然避免正面交鋒，普丁的目標應是把烏東克里米亞化，把烏克蘭喬治亞化。<text:span text:style-name="T7"><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